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86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3.083cm"/>
    </style:style>
    <style:style style:name="co20" style:family="table-column">
      <style:table-column-properties fo:break-before="auto" style:column-width="3.3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3.205cm"/>
    </style:style>
    <style:style style:name="co23" style:family="table-column">
      <style:table-column-properties fo:break-before="auto" style:column-width="3.69cm"/>
    </style:style>
    <style:style style:name="co24" style:family="table-column">
      <style:table-column-properties fo:break-before="auto" style:column-width="4.634cm"/>
    </style:style>
    <style:style style:name="co25" style:family="table-column">
      <style:table-column-properties fo:break-before="auto" style:column-width="4.967cm"/>
    </style:style>
    <style:style style:name="co26" style:family="table-column">
      <style:table-column-properties fo:break-before="auto" style:column-width="2.441cm"/>
    </style:style>
    <style:style style:name="co27" style:family="table-column">
      <style:table-column-properties fo:break-before="auto" style:column-width="2.912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3cm"/>
    </style:style>
    <style:style style:name="co30" style:family="table-column">
      <style:table-column-properties fo:break-before="auto" style:column-width="3.579cm"/>
    </style:style>
    <style:style style:name="co31" style:family="table-column">
      <style:table-column-properties fo:break-before="auto" style:column-width="4.329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3.274cm"/>
    </style:style>
    <style:style style:name="co34" style:family="table-column">
      <style:table-column-properties fo:break-before="auto" style:column-width="5.272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2.164cm"/>
    </style:style>
    <style:style style:name="co37" style:family="table-column">
      <style:table-column-properties fo:break-before="auto" style:column-width="2.275cm"/>
    </style:style>
    <style:style style:name="co38" style:family="table-column">
      <style:table-column-properties fo:break-before="auto" style:column-width="1.969cm"/>
    </style:style>
    <style:style style:name="co39" style:family="table-column">
      <style:table-column-properties fo:break-before="auto" style:column-width="2.053cm"/>
    </style:style>
    <style:style style:name="co40" style:family="table-column">
      <style:table-column-properties fo:break-before="auto" style:column-width="2.302cm"/>
    </style:style>
    <style:style style:name="co41" style:family="table-column">
      <style:table-column-properties fo:break-before="auto" style:column-width="3.745cm"/>
    </style:style>
    <style:style style:name="co42" style:family="table-column">
      <style:table-column-properties fo:break-before="auto" style:column-width="3.773cm"/>
    </style:style>
    <style:style style:name="co43" style:family="table-column">
      <style:table-column-properties fo:break-before="auto" style:column-width="2.692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4.106cm"/>
    </style:style>
    <style:style style:name="co46" style:family="table-column">
      <style:table-column-properties fo:break-before="auto" style:column-width="2.94cm"/>
    </style:style>
    <style:style style:name="co47" style:family="table-column">
      <style:table-column-properties fo:break-before="auto" style:column-width="1.707cm"/>
    </style:style>
    <style:style style:name="co48" style:family="table-column">
      <style:table-column-properties fo:break-before="auto" style:column-width="3.357cm"/>
    </style:style>
    <style:style style:name="co49" style:family="table-column">
      <style:table-column-properties fo:break-before="auto" style:column-width="2.136cm"/>
    </style:style>
    <style:style style:name="co50" style:family="table-column">
      <style:table-column-properties fo:break-before="auto" style:column-width="2.607cm"/>
    </style:style>
    <style:style style:name="co51" style:family="table-column">
      <style:table-column-properties fo:break-before="auto" style:column-width="1.859cm"/>
    </style:style>
    <style:style style:name="co52" style:family="table-column">
      <style:table-column-properties fo:break-before="auto" style:column-width="3.328cm"/>
    </style:style>
    <style:style style:name="co53" style:family="table-column">
      <style:table-column-properties fo:break-before="auto" style:column-width="2.997cm"/>
    </style:style>
    <style:style style:name="co54" style:family="table-column">
      <style:table-column-properties fo:break-before="auto" style:column-width="2.746cm"/>
    </style:style>
    <style:style style:name="co55" style:family="table-column">
      <style:table-column-properties fo:break-before="auto" style:column-width="4.078cm"/>
    </style:style>
    <style:style style:name="co56" style:family="table-column">
      <style:table-column-properties fo:break-before="auto" style:column-width="2.635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3.217cm"/>
    </style:style>
    <style:style style:name="co59" style:family="table-column">
      <style:table-column-properties fo:break-before="auto" style:column-width="3.385cm"/>
    </style:style>
    <style:style style:name="co60" style:family="table-column">
      <style:table-column-properties fo:break-before="auto" style:column-width="2.801cm"/>
    </style:style>
    <style:style style:name="co61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percentage-style style:name="N5010" number:language="sv" number:country="SE">
      <number:number number:decimal-places="0" number:min-integer-digits="1"/>
      <number:text>%</number:text>
    </number:percentage-style>
    <number:percentage-style style:name="N5011" number:language="sv" number:country="SE">
      <number:number number:decimal-places="2" number:min-integer-digits="1"/>
      <number:text>%</number:text>
    </number:percentage-style>
    <number:date-style style:name="N5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80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1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c23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02cm solid #000000" fo:border-right="0.002cm solid #000000" fo:border-top="none"/>
    </style:style>
    <style:style style:name="ce35" style:family="table-cell" style:parent-style-name="Excel_20_Built-in_20_Normal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36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Excel_20_Built-in_20_Normal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Excel_20_Built-in_20_Normal" style:data-style-name="N5037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0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1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5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8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9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3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8" style:family="table-cell" style:parent-style-name="Excel_20_Built-in_20_Normal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9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0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3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4" style:family="table-cell" style:parent-style-name="Default">
      <style:text-properties style:font-name="Arial" fo:font-size="12pt" style:font-size-asian="12pt" style:font-size-complex="12pt"/>
    </style:style>
    <style:style style:name="ce85" style:family="table-cell" style:parent-style-name="Excel_20_Built-in_20_Normal">
      <style:text-properties style:font-name="Arial" fo:font-size="12pt" style:font-size-asian="12pt" style:font-size-complex="12pt"/>
    </style:style>
    <style:style style:name="ce86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87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88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89" style:family="table-cell" style:parent-style-name="Excel_20_Built-in_20_Normal" style:data-style-name="N5010">
      <style:table-cell-properties fo:border-bottom="0.002cm solid #000000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0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91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2" style:family="table-cell" style:parent-style-name="Excel_20_Built-in_20_Normal" style:data-style-name="N5010">
      <style:table-cell-properties fo:border-bottom="0.002cm solid #000000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3" style:family="table-cell" style:parent-style-name="Excel_20_Built-in_20_Normal" style:data-style-name="N5010">
      <style:table-cell-properties fo:border-bottom="0.002cm solid #000000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4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95" style:family="table-cell" style:parent-style-name="Excel_20_Built-in_20_Normal" style:data-style-name="N5011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6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7" style:family="table-cell" style:parent-style-name="Excel_20_Built-in_20_Normal" style:data-style-name="N5011">
      <style:table-cell-properties fo:border-bottom="0.002cm solid #000000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8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1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2" style:family="table-cell" style:parent-style-name="Excel_20_Built-in_20_Normal" style:data-style-name="N114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3" style:family="table-cell" style:parent-style-name="Excel_20_Built-in_20_Normal" style:data-style-name="N514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4" style:family="table-cell" style:parent-style-name="Excel_20_Built-in_20_Normal" style:data-style-name="N11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7" style:family="table-cell" style:parent-style-name="Excel_20_Built-in_20_Normal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08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09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0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1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Excel_20_Built-in_20_Normal">
      <style:table-cell-properties fo:border="none"/>
      <style:text-properties fo:font-weight="bold" style:font-weight-asian="bold" style:font-weight-complex="bold"/>
    </style:style>
    <style:style style:name="ce115" style:family="table-cell" style:parent-style-name="Excel_20_Built-in_20_Normal">
      <style:table-cell-properties fo:border="none"/>
    </style:style>
    <style:style style:name="ce116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18" style:family="table-cell" style:parent-style-name="Excel_20_Built-in_20_Normal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19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Excel_20_Built-in_20_Normal" style:data-style-name="N503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1" style:family="table-cell" style:parent-style-name="Excel_20_Built-in_20_Normal" style:data-style-name="N50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2" style:family="table-cell" style:parent-style-name="Excel_20_Built-in_20_Normal" style:data-style-name="N5010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114">
      <style:table-cell-properties fo:border-bottom="none" fo:border-left="0.002cm solid #000000" fo:border-right="0.002cm solid #000000" fo:border-top="0.002cm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114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 style:data-style-name="N114">
      <style:table-cell-properties fo:border-bottom="none" fo:background-color="#ff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114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41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42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="0.002cm solid #000000"/>
    </style:style>
    <style:style style:name="ce15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51" style:family="table-cell" style:parent-style-name="Default" style:data-style-name="N11">
      <style:table-cell-properties fo:border="0.002cm solid #000000"/>
    </style:style>
    <style:style style:name="ce152" style:family="table-cell" style:parent-style-name="Excel_20_Built-in_20_Normal">
      <style:table-cell-properties fo:background-color="#ff3333" fo:border="0.002cm solid #000000"/>
      <style:text-properties fo:font-weight="bold" style:font-weight-asian="bold" style:font-weight-complex="bold"/>
    </style:style>
    <style:style style:name="ce153" style:family="table-cell" style:parent-style-name="Excel_20_Built-in_20_Normal">
      <style:table-cell-properties fo:background-color="#ffff00" fo:border="0.002cm solid #000000"/>
      <style:text-properties fo:font-weight="bold" style:font-weight-asian="bold" style:font-weight-complex="bold"/>
    </style:style>
    <style:style style:name="ce154" style:family="table-cell" style:parent-style-name="Excel_20_Built-in_20_Normal">
      <style:table-cell-properties fo:border="0.002cm solid #000000"/>
    </style:style>
    <style:style style:name="ce155" style:family="table-cell" style:parent-style-name="Excel_20_Built-in_20_Normal">
      <style:table-cell-properties fo:border="0.002cm solid #000000"/>
      <style:text-properties fo:font-weight="bold" style:font-weight-asian="bold" style:font-weight-complex="bold"/>
    </style:style>
    <style:style style:name="ce156" style:family="table-cell" style:parent-style-name="Excel_20_Built-in_20_Normal">
      <style:table-cell-properties fo:background-color="#008000" fo:border="0.002cm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9" style:family="table-cell" style:parent-style-name="Default">
      <style:table-cell-properties fo:background-color="transparent" fo:border="none"/>
    </style:style>
    <style:style style:name="ce160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61" style:family="table-cell" style:parent-style-name="Default">
      <style:table-cell-properties fo:background-color="#e6e6e6" fo:border="0.002cm solid #000000"/>
    </style:style>
    <style:style style:name="ce162" style:family="table-cell" style:parent-style-name="Default">
      <style:table-cell-properties fo:background-color="transparent" fo:border="0.002cm solid #000000"/>
    </style:style>
    <style:style style:name="ce16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" table:style-name="ta1" table:print="false">
        <table:table-column table:style-name="co1" table:default-cell-style-name="ce5"/>
        <table:table-column table:style-name="co2" table:default-cell-style-name="ce12"/>
        <table:table-column table:style-name="co3" table:default-cell-style-name="ce11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7" table:default-cell-style-name="ce19"/>
        <table:table-column table:style-name="co10" table:default-cell-style-name="ce19"/>
        <table:table-column table:style-name="co11" table:default-cell-style-name="ce19"/>
        <table:table-column table:style-name="co7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4" table:number-columns-repeated="3" table:default-cell-style-name="ce19"/>
        <table:table-column table:style-name="co13" table:default-cell-style-name="ce19"/>
        <table:table-column table:style-name="co16" table:default-cell-style-name="ce19"/>
        <table:table-column table:style-name="co14" table:default-cell-style-name="ce19"/>
        <table:table-column table:style-name="co17" table:default-cell-style-name="ce19"/>
        <table:table-column table:style-name="co14" table:number-columns-repeated="3" table:default-cell-style-name="ce19"/>
        <table:table-column table:style-name="co18" table:default-cell-style-name="ce19"/>
        <table:table-column table:style-name="co7" table:default-cell-style-name="ce19"/>
        <table:table-column table:style-name="co14" table:default-cell-style-name="ce19"/>
        <table:table-column table:style-name="co13" table:default-cell-style-name="ce19"/>
        <table:table-column table:style-name="co14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1" table:default-cell-style-name="ce19"/>
        <table:table-column table:style-name="co14" table:number-columns-repeated="3" table:default-cell-style-name="ce19"/>
        <table:table-column table:style-name="co10" table:default-cell-style-name="ce19"/>
        <table:table-column table:style-name="co7" table:default-cell-style-name="ce19"/>
        <table:table-column table:style-name="co14" table:default-cell-style-name="ce19"/>
        <table:table-column table:style-name="co19" table:default-cell-style-name="ce19"/>
        <table:table-column table:style-name="co14" table:number-columns-repeated="3" table:default-cell-style-name="ce19"/>
        <table:table-column table:style-name="co20" table:default-cell-style-name="ce19"/>
        <table:table-column table:style-name="co6" table:default-cell-style-name="ce19"/>
        <table:table-column table:style-name="co14" table:default-cell-style-name="ce19"/>
        <table:table-column table:style-name="co7" table:default-cell-style-name="ce19"/>
        <table:table-column table:style-name="co14" table:number-columns-repeated="3" table:default-cell-style-name="ce19"/>
        <table:table-column table:style-name="co21" table:default-cell-style-name="ce19"/>
        <table:table-column table:style-name="co16" table:default-cell-style-name="ce19"/>
        <table:table-column table:style-name="co14" table:default-cell-style-name="ce19"/>
        <table:table-column table:style-name="co22" table:default-cell-style-name="ce19"/>
        <table:table-column table:style-name="co14" table:number-columns-repeated="2" table:default-cell-style-name="ce19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Work (h)</text:p>
          </table:table-cell>
          <table:table-cell table:style-name="ce1" office:value-type="string">
            <text:p>Duration (days)</text:p>
          </table:table-cell>
          <table:table-cell table:style-name="ce16" table:formula="of:=ISOWEEKNUM([.D2];0)" office:value-type="float" office:value="13" table:number-columns-spanned="7" table:number-rows-spanned="1">
            <text:p>13</text:p>
          </table:table-cell>
          <table:covered-table-cell table:style-name="ce16" table:formula="of:=ISOWEEKNUM([.E2];0)" office:value-type="float" office:value="13">
            <text:p>13</text:p>
          </table:covered-table-cell>
          <table:covered-table-cell table:style-name="ce16" table:formula="of:=ISOWEEKNUM([.F2];0)" office:value-type="float" office:value="13">
            <text:p>13</text:p>
          </table:covered-table-cell>
          <table:covered-table-cell table:style-name="ce16" table:formula="of:=ISOWEEKNUM([.G2];0)" office:value-type="float" office:value="13">
            <text:p>13</text:p>
          </table:covered-table-cell>
          <table:covered-table-cell table:style-name="ce16" table:formula="of:=ISOWEEKNUM([.H2];0)" office:value-type="float" office:value="13">
            <text:p>13</text:p>
          </table:covered-table-cell>
          <table:covered-table-cell table:style-name="ce16" table:formula="of:=ISOWEEKNUM([.I2];0)" office:value-type="float" office:value="13">
            <text:p>13</text:p>
          </table:covered-table-cell>
          <table:covered-table-cell table:style-name="ce16" table:formula="of:=ISOWEEKNUM([.J2];0)" office:value-type="float" office:value="13">
            <text:p>13</text:p>
          </table:covered-table-cell>
          <table:table-cell table:style-name="ce16" table:formula="of:=ISOWEEKNUM([.K2];0)" office:value-type="float" office:value="14" table:number-columns-spanned="7" table:number-rows-spanned="1">
            <text:p>14</text:p>
          </table:table-cell>
          <table:covered-table-cell table:style-name="ce16" table:formula="of:=ISOWEEKNUM([.L2];0)" office:value-type="float" office:value="14">
            <text:p>14</text:p>
          </table:covered-table-cell>
          <table:covered-table-cell table:style-name="ce16" table:formula="of:=ISOWEEKNUM([.M2];0)" office:value-type="float" office:value="14">
            <text:p>14</text:p>
          </table:covered-table-cell>
          <table:covered-table-cell table:style-name="ce16" table:formula="of:=ISOWEEKNUM([.N2];0)" office:value-type="float" office:value="14">
            <text:p>14</text:p>
          </table:covered-table-cell>
          <table:covered-table-cell table:style-name="ce16" table:formula="of:=ISOWEEKNUM([.O2];0)" office:value-type="float" office:value="14">
            <text:p>14</text:p>
          </table:covered-table-cell>
          <table:covered-table-cell table:style-name="ce16" table:formula="of:=ISOWEEKNUM([.P2];0)" office:value-type="float" office:value="14">
            <text:p>14</text:p>
          </table:covered-table-cell>
          <table:covered-table-cell table:style-name="ce16" table:formula="of:=ISOWEEKNUM([.Q2];0)" office:value-type="float" office:value="14">
            <text:p>14</text:p>
          </table:covered-table-cell>
          <table:table-cell table:style-name="ce16" table:formula="of:=ISOWEEKNUM([.R2];0)" office:value-type="float" office:value="15" table:number-columns-spanned="7" table:number-rows-spanned="1">
            <text:p>15</text:p>
          </table:table-cell>
          <table:covered-table-cell table:style-name="ce16" table:formula="of:=ISOWEEKNUM([.S2];0)" office:value-type="float" office:value="15">
            <text:p>15</text:p>
          </table:covered-table-cell>
          <table:covered-table-cell table:style-name="ce16" table:formula="of:=ISOWEEKNUM([.T2];0)" office:value-type="float" office:value="15">
            <text:p>15</text:p>
          </table:covered-table-cell>
          <table:covered-table-cell table:style-name="ce16" table:formula="of:=ISOWEEKNUM([.U2];0)" office:value-type="float" office:value="15">
            <text:p>15</text:p>
          </table:covered-table-cell>
          <table:covered-table-cell table:style-name="ce16" table:formula="of:=ISOWEEKNUM([.V2];0)" office:value-type="float" office:value="15">
            <text:p>15</text:p>
          </table:covered-table-cell>
          <table:covered-table-cell table:style-name="ce16" table:formula="of:=ISOWEEKNUM([.W2];0)" office:value-type="float" office:value="15">
            <text:p>15</text:p>
          </table:covered-table-cell>
          <table:covered-table-cell table:style-name="ce16" table:formula="of:=ISOWEEKNUM([.X2];0)" office:value-type="float" office:value="15">
            <text:p>15</text:p>
          </table:covered-table-cell>
          <table:table-cell table:style-name="ce16" table:formula="of:=ISOWEEKNUM([.Y2];0)" office:value-type="float" office:value="16" table:number-columns-spanned="7" table:number-rows-spanned="1">
            <text:p>16</text:p>
          </table:table-cell>
          <table:covered-table-cell table:style-name="ce16" table:formula="of:=ISOWEEKNUM([.Z2];0)" office:value-type="float" office:value="16">
            <text:p>16</text:p>
          </table:covered-table-cell>
          <table:covered-table-cell table:style-name="ce16" table:formula="of:=ISOWEEKNUM([.AA2];0)" office:value-type="float" office:value="16">
            <text:p>16</text:p>
          </table:covered-table-cell>
          <table:covered-table-cell table:style-name="ce16" table:formula="of:=ISOWEEKNUM([.AB2];0)" office:value-type="float" office:value="16">
            <text:p>16</text:p>
          </table:covered-table-cell>
          <table:covered-table-cell table:style-name="ce16" table:formula="of:=ISOWEEKNUM([.AC2];0)" office:value-type="float" office:value="16">
            <text:p>16</text:p>
          </table:covered-table-cell>
          <table:covered-table-cell table:style-name="ce16" table:formula="of:=ISOWEEKNUM([.AD2];0)" office:value-type="float" office:value="16">
            <text:p>16</text:p>
          </table:covered-table-cell>
          <table:covered-table-cell table:style-name="ce16" table:formula="of:=ISOWEEKNUM([.AE2];0)" office:value-type="float" office:value="16">
            <text:p>16</text:p>
          </table:covered-table-cell>
          <table:table-cell table:style-name="ce16" table:formula="of:=ISOWEEKNUM([.AF2];0)" office:value-type="float" office:value="17" table:number-columns-spanned="7" table:number-rows-spanned="1">
            <text:p>17</text:p>
          </table:table-cell>
          <table:covered-table-cell table:style-name="ce16" table:formula="of:=ISOWEEKNUM([.AG2];0)" office:value-type="float" office:value="17">
            <text:p>17</text:p>
          </table:covered-table-cell>
          <table:covered-table-cell table:style-name="ce16" table:formula="of:=ISOWEEKNUM([.AH2];0)" office:value-type="float" office:value="17">
            <text:p>17</text:p>
          </table:covered-table-cell>
          <table:covered-table-cell table:style-name="ce16" table:formula="of:=ISOWEEKNUM([.AI2];0)" office:value-type="float" office:value="17">
            <text:p>17</text:p>
          </table:covered-table-cell>
          <table:covered-table-cell table:style-name="ce16" table:formula="of:=ISOWEEKNUM([.AJ2];0)" office:value-type="float" office:value="17">
            <text:p>17</text:p>
          </table:covered-table-cell>
          <table:covered-table-cell table:style-name="ce16" table:formula="of:=ISOWEEKNUM([.AK2];0)" office:value-type="float" office:value="17">
            <text:p>17</text:p>
          </table:covered-table-cell>
          <table:covered-table-cell table:style-name="ce16" table:formula="of:=ISOWEEKNUM([.AL2];0)" office:value-type="float" office:value="17">
            <text:p>17</text:p>
          </table:covered-table-cell>
          <table:table-cell table:style-name="ce16" table:formula="of:=ISOWEEKNUM([.AM2];0)" office:value-type="float" office:value="18" table:number-columns-spanned="7" table:number-rows-spanned="1">
            <text:p>18</text:p>
          </table:table-cell>
          <table:covered-table-cell table:style-name="ce16" table:formula="of:=ISOWEEKNUM([.AN2];0)" office:value-type="float" office:value="18">
            <text:p>18</text:p>
          </table:covered-table-cell>
          <table:covered-table-cell table:style-name="ce16" table:formula="of:=ISOWEEKNUM([.AO2];0)" office:value-type="float" office:value="18">
            <text:p>18</text:p>
          </table:covered-table-cell>
          <table:covered-table-cell table:style-name="ce16" table:formula="of:=ISOWEEKNUM([.AP2];0)" office:value-type="float" office:value="18">
            <text:p>18</text:p>
          </table:covered-table-cell>
          <table:covered-table-cell table:style-name="ce16" table:formula="of:=ISOWEEKNUM([.AQ2];0)" office:value-type="float" office:value="18">
            <text:p>18</text:p>
          </table:covered-table-cell>
          <table:covered-table-cell table:style-name="ce16" table:formula="of:=ISOWEEKNUM([.AR2];0)" office:value-type="float" office:value="18">
            <text:p>18</text:p>
          </table:covered-table-cell>
          <table:covered-table-cell table:style-name="ce16" table:formula="of:=ISOWEEKNUM([.AS2];0)" office:value-type="float" office:value="18">
            <text:p>18</text:p>
          </table:covered-table-cell>
          <table:table-cell table:style-name="ce16" table:formula="of:=ISOWEEKNUM([.AT2];0)" office:value-type="float" office:value="19" table:number-columns-spanned="7" table:number-rows-spanned="1">
            <text:p>19</text:p>
          </table:table-cell>
          <table:covered-table-cell table:style-name="ce16" table:formula="of:=ISOWEEKNUM([.AU2];0)" office:value-type="float" office:value="19">
            <text:p>19</text:p>
          </table:covered-table-cell>
          <table:covered-table-cell table:style-name="ce16" table:formula="of:=ISOWEEKNUM([.AV2];0)" office:value-type="float" office:value="19">
            <text:p>19</text:p>
          </table:covered-table-cell>
          <table:covered-table-cell table:style-name="ce16" table:formula="of:=ISOWEEKNUM([.AW2];0)" office:value-type="float" office:value="19">
            <text:p>19</text:p>
          </table:covered-table-cell>
          <table:covered-table-cell table:style-name="ce16" table:formula="of:=ISOWEEKNUM([.AX2];0)" office:value-type="float" office:value="19">
            <text:p>19</text:p>
          </table:covered-table-cell>
          <table:covered-table-cell table:style-name="ce16" table:formula="of:=ISOWEEKNUM([.AY2];0)" office:value-type="float" office:value="19">
            <text:p>19</text:p>
          </table:covered-table-cell>
          <table:covered-table-cell table:style-name="ce16" table:formula="of:=ISOWEEKNUM([.AZ2];0)" office:value-type="float" office:value="19">
            <text:p>19</text:p>
          </table:covered-table-cell>
          <table:table-cell table:style-name="ce16" table:formula="of:=ISOWEEKNUM([.BA2];0)" office:value-type="float" office:value="20" table:number-columns-spanned="7" table:number-rows-spanned="1">
            <text:p>20</text:p>
          </table:table-cell>
          <table:covered-table-cell table:style-name="ce16" table:formula="of:=ISOWEEKNUM([.BB2];0)" office:value-type="float" office:value="20">
            <text:p>20</text:p>
          </table:covered-table-cell>
          <table:covered-table-cell table:style-name="ce16" table:formula="of:=ISOWEEKNUM([.BC2];0)" office:value-type="float" office:value="20">
            <text:p>20</text:p>
          </table:covered-table-cell>
          <table:covered-table-cell table:style-name="ce16" table:formula="of:=ISOWEEKNUM([.BD2];0)" office:value-type="float" office:value="20">
            <text:p>20</text:p>
          </table:covered-table-cell>
          <table:covered-table-cell table:style-name="ce16" table:formula="of:=ISOWEEKNUM([.BE2];0)" office:value-type="float" office:value="20">
            <text:p>20</text:p>
          </table:covered-table-cell>
          <table:covered-table-cell table:style-name="ce16" table:formula="of:=ISOWEEKNUM([.BF2];0)" office:value-type="float" office:value="20">
            <text:p>20</text:p>
          </table:covered-table-cell>
          <table:covered-table-cell table:style-name="ce16" table:formula="of:=ISOWEEKNUM([.BG2];0)" office:value-type="float" office:value="20">
            <text:p>20</text:p>
          </table:covered-table-cell>
          <table:table-cell table:style-name="ce16" table:formula="of:=ISOWEEKNUM([.BH2];0)" office:value-type="float" office:value="21" table:number-columns-spanned="5" table:number-rows-spanned="1">
            <text:p>21</text:p>
          </table:table-cell>
          <table:covered-table-cell table:style-name="ce16" table:formula="of:=ISOWEEKNUM([.BI2];0)" office:value-type="float" office:value="21">
            <text:p>21</text:p>
          </table:covered-table-cell>
          <table:covered-table-cell table:style-name="ce16" table:formula="of:=ISOWEEKNUM([.BJ2];0)" office:value-type="float" office:value="21">
            <text:p>21</text:p>
          </table:covered-table-cell>
          <table:covered-table-cell table:style-name="ce16" table:formula="of:=ISOWEEKNUM([.BK2];0)" office:value-type="float" office:value="21">
            <text:p>21</text:p>
          </table:covered-table-cell>
          <table:covered-table-cell table:style-name="ce16" table:formula="of:=ISOWEEKNUM([.BL2];0)" office:value-type="float" office:value="21">
            <text:p>21</text:p>
          </table:covered-table-cell>
        </table:table-row>
        <table:table-row table:style-name="ro1">
          <table:table-cell table:style-name="ce2" office:value-type="string">
            <text:p>Pacman</text:p>
          </table:table-cell>
          <table:table-cell table:style-name="ce11" table:formula="of:=SUM([.B3:.B55])" office:value-type="float" office:value="543">
            <text:p>543</text:p>
          </table:table-cell>
          <table:table-cell table:formula="of:=DAYS([.BL2];[.D2])" office:value-type="float" office:value="60">
            <text:p>60</text:p>
          </table:table-cell>
          <table:table-cell table:style-name="ce17" office:value-type="date" office:date-value="2012-03-26">
            <text:p>må 26-mar 12</text:p>
          </table:table-cell>
          <table:table-cell table:style-name="ce17" office:value-type="date" office:date-value="2012-03-27">
            <text:p>ti 27-mar 12</text:p>
          </table:table-cell>
          <table:table-cell table:style-name="ce17" office:value-type="date" office:date-value="2012-03-28">
            <text:p>on 28-mar 12</text:p>
          </table:table-cell>
          <table:table-cell table:style-name="ce17" office:value-type="date" office:date-value="2012-03-29">
            <text:p>to 29-mar 12</text:p>
          </table:table-cell>
          <table:table-cell table:style-name="ce17" office:value-type="date" office:date-value="2012-03-30">
            <text:p>fr 30-mar 12</text:p>
          </table:table-cell>
          <table:table-cell table:style-name="ce17" office:value-type="date" office:date-value="2012-03-31">
            <text:p>lö 31-mar 12</text:p>
          </table:table-cell>
          <table:table-cell table:style-name="ce17" office:value-type="date" office:date-value="2012-04-01">
            <text:p>sö 01-apr 12</text:p>
          </table:table-cell>
          <table:table-cell table:style-name="ce17" office:value-type="date" office:date-value="2012-04-02">
            <text:p>må 02-apr 12</text:p>
          </table:table-cell>
          <table:table-cell table:style-name="ce17" office:value-type="date" office:date-value="2012-04-03">
            <text:p>ti 03-apr 12</text:p>
          </table:table-cell>
          <table:table-cell table:style-name="ce17" office:value-type="date" office:date-value="2012-04-04">
            <text:p>on 04-apr 12</text:p>
          </table:table-cell>
          <table:table-cell table:style-name="ce17" office:value-type="date" office:date-value="2012-04-05">
            <text:p>to 05-apr 12</text:p>
          </table:table-cell>
          <table:table-cell table:style-name="ce17" office:value-type="date" office:date-value="2012-04-06">
            <text:p>fr 06-apr 12</text:p>
          </table:table-cell>
          <table:table-cell table:style-name="ce17" office:value-type="date" office:date-value="2012-04-07">
            <text:p>lö 07-apr 12</text:p>
          </table:table-cell>
          <table:table-cell table:style-name="ce17" office:value-type="date" office:date-value="2012-04-08">
            <text:p>sö 08-apr 12</text:p>
          </table:table-cell>
          <table:table-cell table:style-name="ce17" office:value-type="date" office:date-value="2012-04-09">
            <text:p>må 09-apr 12</text:p>
          </table:table-cell>
          <table:table-cell table:style-name="ce17" office:value-type="date" office:date-value="2012-04-10">
            <text:p>ti 10-apr 12</text:p>
          </table:table-cell>
          <table:table-cell table:style-name="ce17" office:value-type="date" office:date-value="2012-04-11">
            <text:p>on 11-apr 12</text:p>
          </table:table-cell>
          <table:table-cell table:style-name="ce17" office:value-type="date" office:date-value="2012-04-12">
            <text:p>to 12-apr 12</text:p>
          </table:table-cell>
          <table:table-cell table:style-name="ce17" office:value-type="date" office:date-value="2012-04-13">
            <text:p>fr 13-apr 12</text:p>
          </table:table-cell>
          <table:table-cell table:style-name="ce17" office:value-type="date" office:date-value="2012-04-14">
            <text:p>lö 14-apr 12</text:p>
          </table:table-cell>
          <table:table-cell table:style-name="ce17" office:value-type="date" office:date-value="2012-04-15">
            <text:p>sö 15-apr 12</text:p>
          </table:table-cell>
          <table:table-cell table:style-name="ce17" office:value-type="date" office:date-value="2012-04-16">
            <text:p>må 16-apr 12</text:p>
          </table:table-cell>
          <table:table-cell table:style-name="ce17" office:value-type="date" office:date-value="2012-04-17">
            <text:p>ti 17-apr 12</text:p>
          </table:table-cell>
          <table:table-cell table:style-name="ce17" office:value-type="date" office:date-value="2012-04-18">
            <text:p>on 18-apr 12</text:p>
          </table:table-cell>
          <table:table-cell table:style-name="ce17" office:value-type="date" office:date-value="2012-04-19">
            <text:p>to 19-apr 12</text:p>
          </table:table-cell>
          <table:table-cell table:style-name="ce17" office:value-type="date" office:date-value="2012-04-20">
            <text:p>fr 20-apr 12</text:p>
          </table:table-cell>
          <table:table-cell table:style-name="ce17" office:value-type="date" office:date-value="2012-04-21">
            <text:p>lö 21-apr 12</text:p>
          </table:table-cell>
          <table:table-cell table:style-name="ce17" office:value-type="date" office:date-value="2012-04-22">
            <text:p>sö 22-apr 12</text:p>
          </table:table-cell>
          <table:table-cell table:style-name="ce17" office:value-type="date" office:date-value="2012-04-23">
            <text:p>må 23-apr 12</text:p>
          </table:table-cell>
          <table:table-cell table:style-name="ce17" office:value-type="date" office:date-value="2012-04-24">
            <text:p>ti 24-apr 12</text:p>
          </table:table-cell>
          <table:table-cell table:style-name="ce17" office:value-type="date" office:date-value="2012-04-25">
            <text:p>on 25-apr 12</text:p>
          </table:table-cell>
          <table:table-cell table:style-name="ce17" office:value-type="date" office:date-value="2012-04-26">
            <text:p>to 26-apr 12</text:p>
          </table:table-cell>
          <table:table-cell table:style-name="ce17" office:value-type="date" office:date-value="2012-04-27">
            <text:p>fr 27-apr 12</text:p>
          </table:table-cell>
          <table:table-cell table:style-name="ce17" office:value-type="date" office:date-value="2012-04-28">
            <text:p>lö 28-apr 12</text:p>
          </table:table-cell>
          <table:table-cell table:style-name="ce17" office:value-type="date" office:date-value="2012-04-29">
            <text:p>sö 29-apr 12</text:p>
          </table:table-cell>
          <table:table-cell table:style-name="ce17" office:value-type="date" office:date-value="2012-04-30">
            <text:p>må 30-apr 12</text:p>
          </table:table-cell>
          <table:table-cell table:style-name="ce17" office:value-type="date" office:date-value="2012-05-01">
            <text:p>ti 01-maj 12</text:p>
          </table:table-cell>
          <table:table-cell table:style-name="ce17" office:value-type="date" office:date-value="2012-05-02">
            <text:p>on 02-maj 12</text:p>
          </table:table-cell>
          <table:table-cell table:style-name="ce17" office:value-type="date" office:date-value="2012-05-03">
            <text:p>to 03-maj 12</text:p>
          </table:table-cell>
          <table:table-cell table:style-name="ce17" office:value-type="date" office:date-value="2012-05-04">
            <text:p>fr 04-maj 12</text:p>
          </table:table-cell>
          <table:table-cell table:style-name="ce17" office:value-type="date" office:date-value="2012-05-05">
            <text:p>lö 05-maj 12</text:p>
          </table:table-cell>
          <table:table-cell table:style-name="ce17" office:value-type="date" office:date-value="2012-05-06">
            <text:p>sö 06-maj 12</text:p>
          </table:table-cell>
          <table:table-cell table:style-name="ce17" office:value-type="date" office:date-value="2012-05-07">
            <text:p>må 07-maj 12</text:p>
          </table:table-cell>
          <table:table-cell table:style-name="ce17" office:value-type="date" office:date-value="2012-05-08">
            <text:p>ti 08-maj 12</text:p>
          </table:table-cell>
          <table:table-cell table:style-name="ce17" office:value-type="date" office:date-value="2012-05-09">
            <text:p>on 09-maj 12</text:p>
          </table:table-cell>
          <table:table-cell table:style-name="ce17" office:value-type="date" office:date-value="2012-05-10">
            <text:p>to 10-maj 12</text:p>
          </table:table-cell>
          <table:table-cell table:style-name="ce17" office:value-type="date" office:date-value="2012-05-11">
            <text:p>fr 11-maj 12</text:p>
          </table:table-cell>
          <table:table-cell table:style-name="ce17" office:value-type="date" office:date-value="2012-05-12">
            <text:p>lö 12-maj 12</text:p>
          </table:table-cell>
          <table:table-cell table:style-name="ce17" office:value-type="date" office:date-value="2012-05-13">
            <text:p>sö 13-maj 12</text:p>
          </table:table-cell>
          <table:table-cell table:style-name="ce17" office:value-type="date" office:date-value="2012-05-14">
            <text:p>må 14-maj 12</text:p>
          </table:table-cell>
          <table:table-cell table:style-name="ce17" office:value-type="date" office:date-value="2012-05-15">
            <text:p>ti 15-maj 12</text:p>
          </table:table-cell>
          <table:table-cell table:style-name="ce17" office:value-type="date" office:date-value="2012-05-16">
            <text:p>on 16-maj 12</text:p>
          </table:table-cell>
          <table:table-cell table:style-name="ce17" office:value-type="date" office:date-value="2012-05-17">
            <text:p>to 17-maj 12</text:p>
          </table:table-cell>
          <table:table-cell table:style-name="ce17" office:value-type="date" office:date-value="2012-05-18">
            <text:p>fr 18-maj 12</text:p>
          </table:table-cell>
          <table:table-cell table:style-name="ce17" office:value-type="date" office:date-value="2012-05-19">
            <text:p>lö 19-maj 12</text:p>
          </table:table-cell>
          <table:table-cell table:style-name="ce17" office:value-type="date" office:date-value="2012-05-20">
            <text:p>sö 20-maj 12</text:p>
          </table:table-cell>
          <table:table-cell table:style-name="ce17" office:value-type="date" office:date-value="2012-05-21">
            <text:p>må 21-maj 12</text:p>
          </table:table-cell>
          <table:table-cell table:style-name="ce17" office:value-type="date" office:date-value="2012-05-22">
            <text:p>ti 22-maj 12</text:p>
          </table:table-cell>
          <table:table-cell table:style-name="ce17" office:value-type="date" office:date-value="2012-05-23">
            <text:p>on 23-maj 12</text:p>
          </table:table-cell>
          <table:table-cell table:style-name="ce17" office:value-type="date" office:date-value="2012-05-24">
            <text:p>to 24-maj 12</text:p>
          </table:table-cell>
          <table:table-cell table:style-name="ce17" office:value-type="date" office:date-value="2012-05-25">
            <text:p>fr 25-maj 12</text:p>
          </table:table-cell>
        </table:table-row>
        <table:table-row table:style-name="ro1">
          <table:table-cell table:style-name="ce3" office:value-type="string">
            <text:p>Meetings</text:p>
          </table:table-cell>
          <table:table-cell table:formula="of:=SUM([.D3:.BL3])" office:value-type="float" office:value="160">
            <text:p>160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10">
            <text:p>10</text:p>
          </table:table-cell>
          <table:table-cell table:number-columns-repeated="3"/>
          <table:table-cell table:style-name="ce18" office:value-type="float" office:value="10">
            <text:p>10</text:p>
          </table:table-cell>
          <table:table-cell table:number-columns-repeated="2"/>
          <table:table-cell table:style-name="ce18" office:value-type="float" office:value="10">
            <text:p>10</text:p>
          </table:table-cell>
          <table:table-cell table:number-columns-repeated="6"/>
          <table:table-cell table:style-name="ce18" office:value-type="float" office:value="10">
            <text:p>10</text:p>
          </table:table-cell>
          <table:table-cell table:number-columns-repeated="3"/>
          <table:table-cell table:style-name="ce18" office:value-type="float" office:value="10">
            <text:p>10</text:p>
          </table:table-cell>
          <table:table-cell table:number-columns-repeated="2"/>
          <table:table-cell table:style-name="ce18" office:value-type="float" office:value="10">
            <text:p>10</text:p>
          </table:table-cell>
          <table:table-cell table:number-columns-repeated="3"/>
          <table:table-cell table:style-name="ce26" office:value-type="float" office:value="10">
            <text:p>10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number-columns-repeated="3"/>
          <table:table-cell table:style-name="ce26" office:value-type="float" office:value="10">
            <text:p>10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number-columns-repeated="3"/>
          <table:table-cell table:style-name="ce26" office:value-type="float" office:value="10">
            <text:p>10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number-columns-repeated="3"/>
          <table:table-cell table:style-name="ce26" office:value-type="float" office:value="10">
            <text:p>10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number-columns-repeated="3"/>
          <table:table-cell table:style-name="ce26" office:value-type="float" office:value="10">
            <text:p>10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-Reports</text:p>
          </table:table-cell>
          <table:table-cell table:formula="of:=SUM([.D4:.BL4])" office:value-type="float" office:value="24">
            <text:p>24</text:p>
          </table:table-cell>
          <table:table-cell table:style-name="ce12" office:value-type="float" office:value="8">
            <text:p>8</text:p>
          </table:table-cell>
          <table:table-cell table:number-columns-repeated="5"/>
          <table:table-cell table:style-name="ce18" office:value-type="float" office:value="3">
            <text:p>3</text:p>
          </table:table-cell>
          <table:table-cell table:number-columns-repeated="6"/>
          <table:table-cell table:style-name="ce18" office:value-type="float" office:value="3">
            <text:p>3</text:p>
          </table:table-cell>
          <table:table-cell table:number-columns-repeated="6"/>
          <table:table-cell table:style-name="ce18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>
            <text:p>L-Reports</text:p>
          </table:table-cell>
          <table:table-cell table:formula="of:=SUM([.D5:.BL5])" office:value-type="float" office:value="50">
            <text:p>50</text:p>
          </table:table-cell>
          <table:table-cell table:style-name="ce13" office:value-type="float" office:value="12">
            <text:p>12</text:p>
          </table:table-cell>
          <table:table-cell table:number-columns-repeated="4"/>
          <table:table-cell table:style-name="ce18" office:value-type="float" office:value="10">
            <text:p>10</text:p>
          </table:table-cell>
          <table:table-cell table:style-name="ce18" table:number-columns-repeated="2"/>
          <table:table-cell table:number-columns-repeated="18"/>
          <table:table-cell table:style-name="ce26" office:value-type="float" office:value="15">
            <text:p>15</text:p>
          </table:table-cell>
          <table:table-cell table:style-name="ce26" table:number-columns-repeated="2"/>
          <table:table-cell table:number-columns-repeated="18"/>
          <table:table-cell table:style-name="ce26" office:value-type="float" office:value="10">
            <text:p>10</text:p>
          </table:table-cell>
          <table:table-cell table:style-name="ce26" table:number-columns-repeated="2"/>
          <table:table-cell table:number-columns-repeated="7"/>
          <table:table-cell table:style-name="ce26" office:value-type="float" office:value="15">
            <text:p>15</text:p>
          </table:table-cell>
          <table:table-cell table:style-name="ce26" table:number-columns-repeated="2"/>
          <table:table-cell table:number-columns-repeated="2"/>
        </table:table-row>
        <table:table-row table:style-name="ro1">
          <table:table-cell table:style-name="ce2" office:value-type="string">
            <text:p>GitHub</text:p>
          </table:table-cell>
          <table:table-cell table:style-name="ce11" table:formula="of:=SUM([.D6:.BL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Default" table:number-columns-repeated="4"/>
          <table:table-cell table:style-name="ce21" office:value-type="float" office:value="5">
            <text:p>5</text:p>
          </table:table-cell>
          <table:table-cell table:style-name="ce22" table:number-columns-repeated="2"/>
          <table:table-cell table:style-name="ce23"/>
          <table:table-cell table:number-columns-repeated="36"/>
        </table:table-row>
        <table:table-row table:style-name="ro1">
          <table:table-cell table:style-name="ce4" office:value-type="string">
            <text:p>#ScreenManager</text:p>
          </table:table-cell>
          <table:table-cell table:style-name="ce13" table:formula="of:=SUM([.D7:.BL7])"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4"/>
          <table:table-cell table:style-name="ce24" office:value-type="float" office:value="20">
            <text:p>20</text:p>
          </table:table-cell>
          <table:table-cell table:style-name="ce27" table:number-columns-repeated="7"/>
          <table:table-cell table:style-name="ce31"/>
          <table:table-cell table:number-columns-repeated="28"/>
        </table:table-row>
        <table:table-row table:style-name="ro1">
          <table:table-cell office:value-type="string">
            <text:p>BaseScreen</text:p>
          </table:table-cell>
          <table:table-cell table:formula="of:=SUM([.D8:.BL8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24"/>
          <table:table-cell table:style-name="ce25" office:value-type="float" office:value="5">
            <text:p>5</text:p>
          </table:table-cell>
          <table:table-cell table:style-name="ce28"/>
          <table:table-cell table:number-columns-repeated="35"/>
        </table:table-row>
        <table:table-row table:style-name="ro1">
          <table:table-cell office:value-type="string">
            <text:p>GameScreen</text:p>
          </table:table-cell>
          <table:table-cell table:formula="of:=SUM([.D9:.BL9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28"/>
          <table:table-cell table:number-columns-repeated="5"/>
          <table:table-cell table:style-name="ce26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style-name="ce6" office:value-type="string">
            <text:p>MenuScreen</text:p>
          </table:table-cell>
          <table:table-cell table:formula="of:=SUM([.D10:.BL10])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5"/>
          <table:table-cell table:style-name="ce28"/>
          <table:table-cell table:number-columns-repeated="5"/>
          <table:table-cell table:style-name="ce29" office:value-type="float" office:value="5">
            <text:p>5</text:p>
          </table:table-cell>
          <table:table-cell table:style-name="ce30"/>
          <table:table-cell table:number-columns-repeated="28"/>
        </table:table-row>
        <table:table-row table:style-name="ro1">
          <table:table-cell table:style-name="ce4" office:value-type="string">
            <text:p>#CFGManager</text:p>
          </table:table-cell>
          <table:table-cell table:style-name="ce11" table:formula="of:=SUM([.D11:.BL1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9"/>
        </table:table-row>
        <table:table-row table:style-name="ro1">
          <table:table-cell office:value-type="string">
            <text:p>Entries</text:p>
          </table:table-cell>
          <table:table-cell table:formula="of:=SUM([.D12:.BL12])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Links</text:p>
          </table:table-cell>
          <table:table-cell table:formula="of:=SUM([.D13:.BL13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Containers</text:p>
          </table:table-cell>
          <table:table-cell table:formula="of:=SUM([.D14:.BL14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6" office:value-type="string">
            <text:p>Load/Map</text:p>
          </table:table-cell>
          <table:table-cell table:formula="of:=SUM([.D15:.BL1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7" office:value-type="string">
            <text:p>#D3DManager</text:p>
          </table:table-cell>
          <table:table-cell table:style-name="ce11" table:formula="of:=SUM([.D16:.BL16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5"/>
          <table:table-cell table:style-name="ce24" office:value-type="float" office:value="20">
            <text:p>20</text:p>
          </table:table-cell>
          <table:table-cell table:style-name="ce27" table:number-columns-repeated="6"/>
          <table:table-cell table:style-name="ce31"/>
          <table:table-cell table:number-columns-repeated="28"/>
        </table:table-row>
        <table:table-row table:style-name="ro1">
          <table:table-cell office:value-type="string">
            <text:p>Layout2D</text:p>
          </table:table-cell>
          <table:table-cell table:formula="of:=SUM([.D17:.BL17])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number-columns-repeated="25"/>
          <table:table-cell table:style-name="ce29" office:value-type="float" office:value="2">
            <text:p>2</text:p>
          </table:table-cell>
          <table:table-cell table:style-name="ce30"/>
          <table:table-cell table:number-columns-repeated="34"/>
        </table:table-row>
        <table:table-row table:style-name="ro1">
          <table:table-cell office:value-type="string">
            <text:p>Shader2D</text:p>
          </table:table-cell>
          <table:table-cell table:formula="of:=SUM([.D18:.BL18])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25"/>
          <table:table-cell table:style-name="ce29" office:value-type="float" office:value="10">
            <text:p>10</text:p>
          </table:table-cell>
          <table:table-cell table:style-name="ce30"/>
          <table:table-cell table:number-columns-repeated="34"/>
        </table:table-row>
        <table:table-row table:style-name="ro1">
          <table:table-cell table:style-name="ce8" office:value-type="string">
            <text:p>Layout3D</text:p>
          </table:table-cell>
          <table:table-cell table:formula="of:=SUM([.D19:.BL19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30"/>
          <table:table-cell table:style-name="ce29" office:value-type="float" office:value="2">
            <text:p>2</text:p>
          </table:table-cell>
          <table:table-cell table:style-name="ce30"/>
          <table:table-cell table:number-columns-repeated="29"/>
        </table:table-row>
        <table:table-row table:style-name="ro1">
          <table:table-cell table:style-name="ce6" office:value-type="string">
            <text:p>Shader3D</text:p>
          </table:table-cell>
          <table:table-cell table:formula="of:=SUM([.D20:.BL20])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0"/>
          <table:table-cell table:style-name="ce29" office:value-type="float" office:value="10">
            <text:p>10</text:p>
          </table:table-cell>
          <table:table-cell table:style-name="ce30"/>
          <table:table-cell table:number-columns-repeated="29"/>
        </table:table-row>
        <table:table-row table:style-name="ro1">
          <table:table-cell table:style-name="ce7" office:value-type="string">
            <text:p>#InputManager</text:p>
          </table:table-cell>
          <table:table-cell table:style-name="ce11" table:formula="of:=SUM([.D21:.BL2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26"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2:.BL22]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5"/>
          <table:table-cell table:style-name="ce26" office:value-type="float" office:value="15">
            <text:p>15</text:p>
          </table:table-cell>
          <table:table-cell table:style-name="ce26" table:number-columns-repeated="6"/>
          <table:table-cell table:number-columns-repeated="29"/>
        </table:table-row>
        <table:table-row table:style-name="ro1">
          <table:table-cell table:style-name="ce7" office:value-type="string">
            <text:p>#Camera</text:p>
          </table:table-cell>
          <table:table-cell table:style-name="ce11" table:formula="of:=SUM([.D23:.BL23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0"/>
          <table:table-cell table:style-name="ce24" office:value-type="float" office:value="2">
            <text:p>2</text:p>
          </table:table-cell>
          <table:table-cell table:style-name="ce31"/>
          <table:table-cell table:number-columns-repeated="29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4:.BL2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1"/>
          <table:table-cell table:style-name="ce32" office:value-type="float" office:value="8">
            <text:p>8</text:p>
          </table:table-cell>
          <table:table-cell table:number-columns-repeated="29"/>
        </table:table-row>
        <table:table-row table:style-name="ro1">
          <table:table-cell table:style-name="ce7" office:value-type="string">
            <text:p>#GUI</text:p>
          </table:table-cell>
          <table:table-cell table:style-name="ce11" table:formula="of:=SUM([.D25:.BL25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0"/>
          <table:table-cell table:style-name="ce29" office:value-type="float" office:value="4">
            <text:p>4</text:p>
          </table:table-cell>
          <table:table-cell table:style-name="ce33" table:number-columns-repeated="2"/>
          <table:table-cell table:style-name="ce30"/>
          <table:table-cell table:number-columns-repeated="27"/>
        </table:table-row>
        <table:table-row table:style-name="ro1">
          <table:table-cell office:value-type="string">
            <text:p>Entries</text:p>
          </table:table-cell>
          <table:table-cell table:formula="of:=SUM([.D26:.BL26])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number-columns-repeated="30"/>
          <table:table-cell table:style-name="ce26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string">
            <text:p>ButtonComponents</text:p>
          </table:table-cell>
          <table:table-cell table:formula="of:=SUM([.D27:.BL27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30"/>
          <table:table-cell table:style-name="ce29" office:value-type="float" office:value="5">
            <text:p>5</text:p>
          </table:table-cell>
          <table:table-cell table:style-name="ce30"/>
          <table:table-cell table:number-columns-repeated="29"/>
        </table:table-row>
        <table:table-row table:style-name="ro1">
          <table:table-cell office:value-type="string">
            <text:p>GE-2D (background)</text:p>
          </table:table-cell>
          <table:table-cell table:formula="of:=SUM([.D28:.BL28])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38"/>
          <table:table-cell table:style-name="ce29" office:value-type="float" office:value="1">
            <text:p>1</text:p>
          </table:table-cell>
          <table:table-cell table:style-name="ce30"/>
          <table:table-cell table:number-columns-repeated="21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9:.BL29])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number-columns-repeated="31"/>
          <table:table-cell table:style-name="ce29" office:value-type="float" office:value="8">
            <text:p>8</text:p>
          </table:table-cell>
          <table:table-cell table:style-name="ce30"/>
          <table:table-cell table:number-columns-repeated="28"/>
        </table:table-row>
        <table:table-row table:style-name="ro1">
          <table:table-cell table:style-name="ce7" office:value-type="string">
            <text:p>#Modeling</text:p>
          </table:table-cell>
          <table:table-cell table:style-name="ce11" table:formula="of:=SUM([.D30:.BL30])"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61"/>
        </table:table-row>
        <table:table-row table:style-name="ro1">
          <table:table-cell office:value-type="string">
            <text:p>Spirits</text:p>
          </table:table-cell>
          <table:table-cell table:formula="of:=SUM([.D31:.BL31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ills</text:p>
          </table:table-cell>
          <table:table-cell table:formula="of:=SUM([.D32:.BL32])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7" office:value-type="string">
            <text:p>#GameEntity (GE)</text:p>
          </table:table-cell>
          <table:table-cell table:style-name="ce11" table:formula="of:=SUM([.D33:.BL33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7"/>
          <table:table-cell table:style-name="ce29" office:value-type="float" office:value="10">
            <text:p>10</text:p>
          </table:table-cell>
          <table:table-cell table:style-name="ce33" table:number-columns-repeated="12"/>
          <table:table-cell table:style-name="ce30"/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table:formula="of:=SUM([.D34:.BL34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Sprites</text:p>
          </table:table-cell>
          <table:table-cell table:formula="of:=SUM([.D35:.BL35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3D</text:p>
          </table:table-cell>
          <table:table-cell table:formula="of:=SUM([.D36:.BL36])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number-columns-repeated="37"/>
          <table:table-cell table:style-name="Default"/>
          <table:table-cell table:style-name="ce29" office:value-type="float" office:value="5">
            <text:p>5</text:p>
          </table:table-cell>
          <table:table-cell table:style-name="ce33" table:number-columns-repeated="7"/>
          <table:table-cell table:style-name="ce30"/>
          <table:table-cell table:number-columns-repeated="14"/>
        </table:table-row>
        <table:table-row table:style-name="ro1">
          <table:table-cell office:value-type="string">
            <text:p>GEComponents (base)</text:p>
          </table:table-cell>
          <table:table-cell table:formula="of:=SUM([.D37:.BL37])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number-columns-repeated="37"/>
          <table:table-cell table:style-name="Default"/>
          <table:table-cell table:style-name="ce29" office:value-type="float" office:value="5">
            <text:p>5</text:p>
          </table:table-cell>
          <table:table-cell table:style-name="ce33" table:number-columns-repeated="7"/>
          <table:table-cell table:style-name="ce30"/>
          <table:table-cell table:number-columns-repeated="14"/>
        </table:table-row>
        <table:table-row table:style-name="ro1">
          <table:table-cell office:value-type="string">
            <text:p>SFX</text:p>
          </table:table-cell>
          <table:table-cell table:formula="of:=SUM([.D38:.BL38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53"/>
          <table:table-cell table:style-name="ce26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ender</text:p>
          </table:table-cell>
          <table:table-cell table:formula="of:=SUM([.D39:.BL39])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number-columns-repeated="38"/>
          <table:table-cell table:style-name="ce29" office:value-type="float" office:value="10">
            <text:p>10</text:p>
          </table:table-cell>
          <table:table-cell table:style-name="ce33" table:number-columns-repeated="8"/>
          <table:table-cell table:style-name="ce30"/>
          <table:table-cell table:number-columns-repeated="13"/>
        </table:table-row>
        <table:table-row table:style-name="ro1">
          <table:table-cell office:value-type="string">
            <text:p>AI</text:p>
          </table:table-cell>
          <table:table-cell table:formula="of:=SUM([.D40:.BL40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office:value-type="string">
            <text:p>Movables</text:p>
          </table:table-cell>
          <table:table-cell table:formula="of:=SUM([.D41:.BL41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46"/>
          <table:table-cell table:style-name="ce29" office:value-type="float" office:value="5">
            <text:p>5</text:p>
          </table:table-cell>
          <table:table-cell table:style-name="ce30"/>
          <table:table-cell table:number-columns-repeated="13"/>
        </table:table-row>
        <table:table-row table:style-name="ro1">
          <table:table-cell table:style-name="ce9" office:value-type="string">
            <text:p>Statics</text:p>
          </table:table-cell>
          <table:table-cell table:formula="of:=SUM([.D42:.BL42])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7"/>
          <table:table-cell table:style-name="ce29" office:value-type="float" office:value="10">
            <text:p>10</text:p>
          </table:table-cell>
          <table:table-cell table:style-name="ce30"/>
          <table:table-cell table:number-columns-repeated="22"/>
        </table:table-row>
        <table:table-row table:style-name="ro1">
          <table:table-cell table:style-name="ce4" office:value-type="string">
            <text:p>#GE_Handler</text:p>
          </table:table-cell>
          <table:table-cell table:style-name="ce11" table:formula="of:=SUM([.D43:.BL43])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9"/>
          <table:table-cell table:style-name="ce29" office:value-type="float" office:value="5">
            <text:p>5</text:p>
          </table:table-cell>
          <table:table-cell table:style-name="ce33" table:number-columns-repeated="10"/>
          <table:table-cell table:style-name="ce30"/>
          <table:table-cell table:number-columns-repeated="10"/>
        </table:table-row>
        <table:table-row table:style-name="ro1">
          <table:table-cell table:style-name="ce6" office:value-type="string">
            <text:p>Events</text:p>
          </table:table-cell>
          <table:table-cell table:formula="of:=SUM([.D44:.BL44])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9"/>
          <table:table-cell table:style-name="ce29" office:value-type="float" office:value="5">
            <text:p>5</text:p>
          </table:table-cell>
          <table:table-cell table:style-name="ce33" table:number-columns-repeated="5"/>
          <table:table-cell table:style-name="ce30"/>
          <table:table-cell table:number-columns-repeated="15"/>
        </table:table-row>
        <table:table-row table:style-name="ro1">
          <table:table-cell table:style-name="ce7" office:value-type="string">
            <text:p>#AI</text:p>
          </table:table-cell>
          <table:table-cell table:style-name="ce11" table:formula="of:=SUM([.D45:.BL4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5"/>
          <table:table-cell table:style-name="ce29" office:value-type="float" office:value="10">
            <text:p>10</text:p>
          </table:table-cell>
          <table:table-cell table:style-name="ce33" table:number-columns-repeated="12"/>
          <table:table-cell table:style-name="ce30"/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table:formula="of:=SUM([.D46:.BL46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45"/>
          <table:table-cell table:style-name="ce26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Pathfindig (Dijkstras</text:p>
          </table:table-cell>
          <table:table-cell table:formula="of:=SUM([.D47:.BL47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45"/>
          <table:table-cell table:style-name="ce26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Events</text:p>
          </table:table-cell>
          <table:table-cell table:formula="of:=SUM([.D48:.BL48])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46"/>
          <table:table-cell table:style-name="ce29" office:value-type="float" office:value="10">
            <text:p>10</text:p>
          </table:table-cell>
          <table:table-cell table:style-name="ce30"/>
          <table:table-cell table:number-columns-repeated="13"/>
        </table:table-row>
        <table:table-row table:style-name="ro1">
          <table:table-cell table:style-name="ce6" office:value-type="string">
            <text:p>Personality</text:p>
          </table:table-cell>
          <table:table-cell table:formula="of:=SUM([.D49:.BL49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5"/>
          <table:table-cell table:style-name="Default" table:number-columns-repeated="3"/>
          <table:table-cell table:number-columns-repeated="7"/>
          <table:table-cell table:style-name="ce29" office:value-type="float" office:value="5">
            <text:p>5</text:p>
          </table:table-cell>
          <table:table-cell table:style-name="ce33" table:number-columns-repeated="2"/>
          <table:table-cell table:style-name="ce30"/>
          <table:table-cell table:number-columns-repeated="2"/>
        </table:table-row>
        <table:table-row table:style-name="ro1">
          <table:table-cell table:style-name="ce4" office:value-type="string">
            <text:p>#Loader</text:p>
          </table:table-cell>
          <table:table-cell table:style-name="ce11" table:formula="of:=SUM([.D50:.BL5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office:value-type="string">
            <text:p>RawImageReader</text:p>
          </table:table-cell>
          <table:table-cell table:formula="of:=SUM([.D51:.BL51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4" table:number-columns-repeated="2"/>
          <table:table-cell table:number-columns-repeated="13"/>
        </table:table-row>
        <table:table-row table:style-name="ro1">
          <table:table-cell table:style-name="ce6" office:value-type="string">
            <text:p>Distributable</text:p>
          </table:table-cell>
          <table:table-cell table:formula="of:=SUM([.D52:.BL52])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number-columns-repeated="45"/>
          <table:table-cell table:style-name="ce29" office:value-type="float" office:value="10">
            <text:p>10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table:style-name="ce4" office:value-type="string">
            <text:p>#SoundManager</text:p>
          </table:table-cell>
          <table:table-cell table:style-name="ce11" table:formula="of:=SUM([.D53:.BL53]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1"/>
          <table:table-cell table:style-name="ce29" office:value-type="float" office:value="10">
            <text:p>10</text:p>
          </table:table-cell>
          <table:table-cell table:style-name="ce33" table:number-columns-repeated="2"/>
          <table:table-cell table:style-name="ce30"/>
          <table:table-cell table:number-columns-repeated="6"/>
        </table:table-row>
        <table:table-row table:style-name="ro1">
          <table:table-cell table:style-name="ce8" office:value-type="string">
            <text:p>Entries</text:p>
          </table:table-cell>
          <table:table-cell table:formula="of:=SUM([.D54:.BL54])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number-columns-repeated="51"/>
          <table:table-cell table:style-name="ce29" office:value-type="float" office:value="5">
            <text:p>5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6" office:value-type="string">
            <text:p>Events</text:p>
          </table:table-cell>
          <table:table-cell table:style-name="ce13" table:formula="of:=SUM([.D55:.BL55])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20" table:number-columns-repeated="53"/>
          <table:table-cell table:style-name="ce26" office:value-type="float" office:value="10">
            <text:p>10</text:p>
          </table:table-cell>
          <table:table-cell table:style-name="ce20" table:number-columns-repeated="7"/>
        </table:table-row>
        <table:table-row table:style-name="ro1">
          <table:table-cell table:style-name="ce10" office:value-type="string">
            <text:p>Total Workload:</text:p>
          </table:table-cell>
          <table:table-cell table:style-name="ce14" table:formula="of:=SUM([.B3:.B55])" office:value-type="float" office:value="543">
            <text:p>543</text:p>
          </table:table-cell>
          <table:table-cell office:value-type="string">
            <text:p>Weekly Total:</text:p>
          </table:table-cell>
          <table:table-cell table:style-name="ce14" table:formula="of:=SUM([.D3:.J55])" office:value-type="float" office:value="33">
            <text:p>33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K3:.Q55])" office:value-type="float" office:value="13">
            <text:p>13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R3:.X55])" office:value-type="float" office:value="23">
            <text:p>23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Y3:.AE55])" office:value-type="float" office:value="130">
            <text:p>130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F3:.AL55])" office:value-type="float" office:value="74">
            <text:p>74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M3:.AS55])" office:value-type="float" office:value="94">
            <text:p>94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T3:.AZ55])" office:value-type="float" office:value="93">
            <text:p>93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BA3:.BG55])" office:value-type="float" office:value="58">
            <text:p>58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BH3:.BL55])" office:value-type="float" office:value="25">
            <text:p>25</text:p>
          </table:table-cell>
          <table:table-cell table:style-name="Default" table:number-columns-repeated="4"/>
        </table:table-row>
      </table:table>
      <table:table table:name="Schedule" table:style-name="ta2" table:print="false"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3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number-columns-repeated="3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number-columns-repeated="3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46" table:default-cell-style-name="Excel_20_Built-in_20_Normal"/>
        <table:table-column table:style-name="co4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21" table:default-cell-style-name="Excel_20_Built-in_20_Normal"/>
        <table:table-column table:style-name="co55" table:default-cell-style-name="Excel_20_Built-in_20_Normal"/>
        <table:table-column table:style-name="co13" table:default-cell-style-name="Excel_20_Built-in_20_Normal"/>
        <table:table-column table:style-name="co47" table:number-columns-repeated="977" table:default-cell-style-name="Excel_20_Built-in_20_Normal"/>
        <table:table-column table:style-name="co47" table:number-columns-repeated="4" table:default-cell-style-name="Default"/>
        <table:table-row table:style-name="ro2">
          <table:table-cell table:style-name="ce35" office:value-type="string">
            <text:p>Area</text:p>
          </table:table-cell>
          <table:table-cell table:style-name="ce35" office:value-type="string">
            <text:p>Objectives</text:p>
          </table:table-cell>
          <table:table-cell table:style-name="ce48" office:value-type="string">
            <text:p>Requirement</text:p>
          </table:table-cell>
          <table:table-cell table:style-name="ce35" office:value-type="string">
            <text:p>StartDate</text:p>
          </table:table-cell>
          <table:table-cell table:style-name="ce35" office:value-type="string">
            <text:p>EndDate</text:p>
          </table:table-cell>
          <table:table-cell table:style-name="ce35" office:value-type="string">
            <text:p>Objective/days</text:p>
          </table:table-cell>
          <table:table-cell table:style-name="ce35" office:value-type="string">
            <text:p>Area/days</text:p>
          </table:table-cell>
          <table:table-cell table:style-name="ce35" office:value-type="string">
            <text:p>TimeEstimate (h)</text:p>
          </table:table-cell>
          <table:table-cell table:style-name="ce35" office:value-type="string">
            <text:p>Total Time (h)</text:p>
          </table:table-cell>
          <table:table-cell table:style-name="ce35" office:value-type="string">
            <text:p>Invested Time (h)</text:p>
          </table:table-cell>
          <table:table-cell table:style-name="ce35" office:value-type="string">
            <text:p>TotInv Time (h)</text:p>
          </table:table-cell>
          <table:table-cell table:style-name="ce35" office:value-type="string">
            <text:p>Completion</text:p>
          </table:table-cell>
          <table:table-cell table:style-name="ce35" office:value-type="string">
            <text:p>Area completion</text:p>
          </table:table-cell>
          <table:table-cell table:style-name="ce35" office:value-type="string">
            <text:p>Investment/payoff ratio</text:p>
          </table:table-cell>
          <table:table-cell table:style-name="ce107" office:value-type="string">
            <text:p>Participants</text:p>
          </table:table-cell>
          <table:table-cell table:style-name="Default"/>
          <table:table-cell table:style-name="ce116" office:value-type="string">
            <text:p>Area</text:p>
          </table:table-cell>
          <table:table-cell table:style-name="ce116" office:value-type="string">
            <text:p>StartDate</text:p>
          </table:table-cell>
          <table:table-cell table:style-name="ce116" office:value-type="string">
            <text:p>EndDate</text:p>
          </table:table-cell>
          <table:table-cell table:style-name="ce116" office:value-type="string">
            <text:p>Week</text:p>
          </table:table-cell>
          <table:table-cell table:style-name="ce116" office:value-type="string">
            <text:p>Days</text:p>
          </table:table-cell>
          <table:table-cell table:style-name="ce116" office:value-type="string">
            <text:p>TimeEstimate (h)</text:p>
          </table:table-cell>
          <table:table-cell table:style-name="ce116" office:value-type="string">
            <text:p>InvestedTime (h)</text:p>
          </table:table-cell>
          <table:table-cell table:style-name="ce116" office:value-type="string">
            <text:p>Completion</text:p>
          </table:table-cell>
          <table:table-cell table:style-name="ce116" office:value-type="string">
            <text:p>Inv/Pay Ratio</text:p>
          </table:table-cell>
          <table:table-cell table:style-name="ce116" office:value-type="string">
            <text:p>Participants</text:p>
          </table:table-cell>
          <table:table-cell table:style-name="ce116" office:value-type="string">
            <text:p>Notes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4">
            <text:p>ScreenManager</text:p>
          </table:table-cell>
          <table:table-cell table:style-name="ce42" office:value-type="string">
            <text:p>#ScreenManager</text:p>
          </table:table-cell>
          <table:table-cell table:style-name="ce49"/>
          <table:table-cell table:style-name="ce55" office:value-type="date" office:date-value="2012-04-19">
            <text:p>12-04-19</text:p>
          </table:table-cell>
          <table:table-cell table:style-name="ce55" office:value-type="date" office:date-value="2012-04-27">
            <text:p>12-04-27</text:p>
          </table:table-cell>
          <table:table-cell table:style-name="ce59" table:formula="of:=DAYS([.E2];[.D2])+1" office:value-type="float" office:value="9">
            <text:p>9</text:p>
          </table:table-cell>
          <table:table-cell table:style-name="ce62" table:formula="of:=SUM([.F2:.F5])" office:value-type="float" office:value="13" table:number-columns-spanned="1" table:number-rows-spanned="4">
            <text:p>13</text:p>
          </table:table-cell>
          <table:table-cell table:style-name="ce67" office:value-type="float" office:value="20">
            <text:p>20</text:p>
          </table:table-cell>
          <table:table-cell table:style-name="ce71" table:formula="of:=SUM([.H2:.H5])" office:value-type="float" office:value="35" table:number-columns-spanned="1" table:number-rows-spanned="4">
            <text:p>35</text:p>
          </table:table-cell>
          <table:table-cell table:style-name="ce75" office:value-type="float" office:value="3">
            <text:p>3</text:p>
          </table:table-cell>
          <table:table-cell table:style-name="ce71" table:formula="of:=SUM([.J2:.J5])" office:value-type="float" office:value="5" table:number-columns-spanned="1" table:number-rows-spanned="4">
            <text:p>5</text:p>
          </table:table-cell>
          <table:table-cell table:style-name="ce86" office:value-type="percentage" office:value="0.3">
            <text:p>30%</text:p>
          </table:table-cell>
          <table:table-cell table:style-name="ce95" table:formula="of:=SUM([.L2:.L5])/4" office:value-type="percentage" office:value="0.2" table:number-columns-spanned="1" table:number-rows-spanned="4">
            <text:p>20,00%</text:p>
          </table:table-cell>
          <table:table-cell table:style-name="ce100" table:formula="of:=[.K2]/[.I2]*[.M2]" office:value-type="float" office:value="0.0285714285714286" table:number-columns-spanned="1" table:number-rows-spanned="4">
            <text:p>0,03:1</text:p>
          </table:table-cell>
          <table:table-cell table:style-name="ce108" office:value-type="string">
            <text:p>chpe10</text:p>
          </table:table-cell>
          <table:table-cell table:style-name="ce114"/>
          <table:table-cell table:style-name="ce117" office:value-type="string">
            <text:p>GitHub</text:p>
          </table:table-cell>
          <table:table-cell table:style-name="ce120" office:value-type="date" office:date-value="2012-04-12">
            <text:p>12-04-12</text:p>
          </table:table-cell>
          <table:table-cell table:style-name="ce120" office:value-type="date" office:date-value="2012-04-15">
            <text:p>12-04-15</text:p>
          </table:table-cell>
          <table:table-cell table:style-name="ce122" office:value-type="float" office:value="16">
            <text:p>16</text:p>
          </table:table-cell>
          <table:table-cell table:style-name="ce125" table:formula="of:=DAYS([.S2];[.R2])" office:value-type="float" office:value="3">
            <text:p>3</text:p>
          </table:table-cell>
          <table:table-cell table:number-columns-repeated="2" table:style-name="ce127" office:value-type="float" office:value="5">
            <text:p>5</text:p>
          </table:table-cell>
          <table:table-cell table:style-name="ce129" office:value-type="percentage" office:value="1">
            <text:p>100%</text:p>
          </table:table-cell>
          <table:table-cell table:style-name="ce133" table:formula="of:=[.W2]/[.V2]*[.X2]" office:value-type="float" office:value="1">
            <text:p>1,00:1</text:p>
          </table:table-cell>
          <table:table-cell table:style-name="ce137" office:value-type="string">
            <text:p>chjo09, jolo09</text:p>
          </table:table-cell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BaseScreen</text:p>
          </table:table-cell>
          <table:table-cell table:style-name="ce50"/>
          <table:table-cell table:number-columns-repeated="2" table:style-name="ce56" office:value-type="date" office:date-value="2012-04-19">
            <text:p>12-04-19</text:p>
          </table:table-cell>
          <table:table-cell table:style-name="ce60" table:formula="of:=DAYS([.E3];[.D3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2">
            <text:p>2</text:p>
          </table:table-cell>
          <table:covered-table-cell table:style-name="ce72"/>
          <table:table-cell table:style-name="ce87" office:value-type="percentage" office:value="0.5">
            <text:p>50%</text:p>
          </table:table-cell>
          <table:covered-table-cell table:style-name="ce96"/>
          <table:covered-table-cell table:style-name="ce101"/>
          <table:table-cell table:style-name="ce109" office:value-type="string">
            <text:p>chpe10</text:p>
          </table:table-cell>
          <table:table-cell table:style-name="ce114"/>
          <table:table-cell table:style-name="ce117" office:value-type="string">
            <text:p>R1</text:p>
          </table:table-cell>
          <table:table-cell table:style-name="ce120" office:value-type="date" office:date-value="2012-03-26">
            <text:p>12-03-26</text:p>
          </table:table-cell>
          <table:table-cell table:style-name="ce120" office:value-type="date" office:date-value="2012-04-02">
            <text:p>12-04-02</text:p>
          </table:table-cell>
          <table:table-cell table:style-name="ce123" table:formula="of:=ISOWEEKNUM([.S3];0)" office:value-type="float" office:value="14">
            <text:p>14</text:p>
          </table:table-cell>
          <table:table-cell table:style-name="ce125" table:formula="of:=DAYS([.S3];[.R3])" office:value-type="float" office:value="7">
            <text:p>7</text:p>
          </table:table-cell>
          <table:table-cell table:style-name="ce127" office:value-type="float" office:value="3">
            <text:p>3</text:p>
          </table:table-cell>
          <table:table-cell table:style-name="ce127" office:value-type="float" office:value="2">
            <text:p>2</text:p>
          </table:table-cell>
          <table:table-cell table:style-name="ce129" office:value-type="percentage" office:value="1">
            <text:p>100%</text:p>
          </table:table-cell>
          <table:table-cell table:style-name="ce134" table:formula="of:=[.W3]/[.V3]*[.X3]" office:value-type="float" office:value="0.666666666666667">
            <text:p>0,67:1</text:p>
          </table:table-cell>
          <table:table-cell table:style-name="ce137" office:value-type="string">
            <text:p>vist09</text:p>
          </table:table-cell>
          <table:table-cell table:style-name="ce140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GameScreen</text:p>
          </table:table-cell>
          <table:table-cell table:style-name="ce50" office:value-type="string">
            <text:p>BaseScreen</text:p>
          </table:table-cell>
          <table:table-cell table:number-columns-repeated="2" table:style-name="ce56" office:value-type="date" office:date-value="2012-04-26">
            <text:p>12-04-26</text:p>
          </table:table-cell>
          <table:table-cell table:style-name="ce60" table:formula="of:=DAYS([.E4];[.D4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09"/>
          <table:table-cell table:style-name="ce114"/>
          <table:table-cell table:style-name="ce118" office:value-type="string">
            <text:p>R2</text:p>
          </table:table-cell>
          <table:table-cell table:style-name="ce120" office:value-type="date" office:date-value="2012-04-02">
            <text:p>12-04-02</text:p>
          </table:table-cell>
          <table:table-cell table:style-name="ce120" office:value-type="date" office:date-value="2012-04-09">
            <text:p>12-04-09</text:p>
          </table:table-cell>
          <table:table-cell table:style-name="ce123" table:formula="of:=ISOWEEKNUM([.S4];0)" office:value-type="float" office:value="15">
            <text:p>15</text:p>
          </table:table-cell>
          <table:table-cell table:style-name="ce125" table:formula="of:=DAYS([.S4];[.R4])" office:value-type="float" office:value="7">
            <text:p>7</text:p>
          </table:table-cell>
          <table:table-cell table:number-columns-repeated="2" table:style-name="ce127" office:value-type="float" office:value="3">
            <text:p>3</text:p>
          </table:table-cell>
          <table:table-cell table:style-name="ce129" office:value-type="percentage" office:value="1">
            <text:p>100%</text:p>
          </table:table-cell>
          <table:table-cell table:style-name="ce135" table:formula="of:=[.W4]/[.V4]*[.X4]" office:value-type="float" office:value="1">
            <text:p>1,00:1</text:p>
          </table:table-cell>
          <table:table-cell table:style-name="ce137" office:value-type="string">
            <text:p>chpe10</text:p>
          </table:table-cell>
          <table:table-cell table:style-name="ce140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8"/>
          <table:table-cell table:style-name="ce44" office:value-type="string">
            <text:p>MenuScreen</text:p>
          </table:table-cell>
          <table:table-cell table:style-name="ce51" office:value-type="string">
            <text:p>BaseScreen</text:p>
          </table:table-cell>
          <table:table-cell table:style-name="ce57" office:value-type="date" office:date-value="2012-04-26">
            <text:p>12-04-26</text:p>
          </table:table-cell>
          <table:table-cell table:style-name="ce57" office:value-type="date" office:date-value="2012-04-27">
            <text:p>12-04-27</text:p>
          </table:table-cell>
          <table:table-cell table:style-name="ce61" table:formula="of:=DAYS([.E5];[.D5])+1" office:value-type="float" office:value="2">
            <text:p>2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 table:formula="of:=SUM([.I2:.I4])" office:value-type="float" office:value="35">
            <text:p>35</text:p>
          </table:covered-table-cell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0"/>
          <table:table-cell table:style-name="ce114"/>
          <table:table-cell table:style-name="ce118" office:value-type="string">
            <text:p>R3</text:p>
          </table:table-cell>
          <table:table-cell table:style-name="ce120" office:value-type="date" office:date-value="2012-04-09">
            <text:p>12-04-09</text:p>
          </table:table-cell>
          <table:table-cell table:style-name="ce120" office:value-type="date" office:date-value="2012-04-16">
            <text:p>12-04-16</text:p>
          </table:table-cell>
          <table:table-cell table:style-name="ce123" table:formula="of:=ISOWEEKNUM([.S5];0)" office:value-type="float" office:value="16">
            <text:p>16</text:p>
          </table:table-cell>
          <table:table-cell table:style-name="ce125" table:formula="of:=DAYS([.S5];[.R5])" office:value-type="float" office:value="7">
            <text:p>7</text:p>
          </table:table-cell>
          <table:table-cell table:number-columns-repeated="2" table:style-name="ce127" office:value-type="float" office:value="3">
            <text:p>3</text:p>
          </table:table-cell>
          <table:table-cell table:style-name="ce129" office:value-type="percentage" office:value="1">
            <text:p>100%</text:p>
          </table:table-cell>
          <table:table-cell table:style-name="ce135" table:formula="of:=[.W5]/[.V5]*[.X5]" office:value-type="float" office:value="1">
            <text:p>1,00:1</text:p>
          </table:table-cell>
          <table:table-cell table:style-name="ce137" office:value-type="string">
            <text:p>chpe10</text:p>
          </table:table-cell>
          <table:table-cell table:style-name="ce140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5">
            <text:p>CFGManager</text:p>
          </table:table-cell>
          <table:table-cell table:style-name="ce42" office:value-type="string">
            <text:p>#CFGManager</text:p>
          </table:table-cell>
          <table:table-cell table:style-name="ce49"/>
          <table:table-cell table:number-columns-repeated="2" table:style-name="ce55" office:value-type="date" office:date-value="2012-04-20">
            <text:p>12-04-20</text:p>
          </table:table-cell>
          <table:table-cell table:style-name="ce59" table:formula="of:=DAYS([.E6];[.D6])+1" office:value-type="float" office:value="1">
            <text:p>1</text:p>
          </table:table-cell>
          <table:table-cell table:style-name="ce62" table:formula="of:=SUM([.F6:.F10])" office:value-type="float" office:value="5" table:number-columns-spanned="1" table:number-rows-spanned="5">
            <text:p>5</text:p>
          </table:table-cell>
          <table:table-cell table:style-name="ce67" office:value-type="float" office:value="2">
            <text:p>2</text:p>
          </table:table-cell>
          <table:table-cell table:style-name="ce71" table:formula="of:=SUM([.H6:.H10])" office:value-type="float" office:value="10" table:number-columns-spanned="1" table:number-rows-spanned="5">
            <text:p>10</text:p>
          </table:table-cell>
          <table:table-cell table:style-name="ce75" office:value-type="float" office:value="2">
            <text:p>2</text:p>
          </table:table-cell>
          <table:table-cell table:style-name="ce71" table:formula="of:=SUM([.J6:.J10])" office:value-type="float" office:value="7" table:number-columns-spanned="1" table:number-rows-spanned="5">
            <text:p>7</text:p>
          </table:table-cell>
          <table:table-cell table:style-name="ce90" office:value-type="percentage" office:value="1">
            <text:p>100%</text:p>
          </table:table-cell>
          <table:table-cell table:style-name="ce95" table:formula="of:=SUM([.L6:.L10])/5" office:value-type="percentage" office:value="1" table:number-columns-spanned="1" table:number-rows-spanned="5">
            <text:p>100,00%</text:p>
          </table:table-cell>
          <table:table-cell table:style-name="ce103" table:formula="of:=[.K6]/[.I6]*[.M6]" office:value-type="float" office:value="0.7" table:number-columns-spanned="1" table:number-rows-spanned="5">
            <text:p>0,70:1</text:p>
          </table:table-cell>
          <table:table-cell table:style-name="ce108" office:value-type="string">
            <text:p>chpe10</text:p>
          </table:table-cell>
          <table:table-cell table:style-name="ce114"/>
          <table:table-cell table:style-name="ce118" office:value-type="string">
            <text:p>R4</text:p>
          </table:table-cell>
          <table:table-cell table:style-name="ce120" office:value-type="date" office:date-value="2012-04-16">
            <text:p>12-04-16</text:p>
          </table:table-cell>
          <table:table-cell table:style-name="ce120" office:value-type="date" office:date-value="2012-04-23">
            <text:p>12-04-23</text:p>
          </table:table-cell>
          <table:table-cell table:style-name="ce123" table:formula="of:=ISOWEEKNUM([.S6];0)" office:value-type="float" office:value="17">
            <text:p>17</text:p>
          </table:table-cell>
          <table:table-cell table:style-name="ce125" table:formula="of:=DAYS([.S6];[.R6])" office:value-type="float" office:value="7">
            <text:p>7</text:p>
          </table:table-cell>
          <table:table-cell table:style-name="ce127" office:value-type="float" office:value="3">
            <text:p>3</text:p>
          </table:table-cell>
          <table:table-cell table:style-name="ce127"/>
          <table:table-cell table:style-name="ce130"/>
          <table:table-cell table:style-name="ce134" table:formula="of:=[.W6]/[.V6]*[.X6]" office:value-type="float" office:value="0">
            <text:p>0,00:1</text:p>
          </table:table-cell>
          <table:table-cell table:style-name="ce137"/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Entries</text:p>
          </table:table-cell>
          <table:table-cell table:style-name="ce50"/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7];[.D7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1" office:value-type="percentage" office:value="1">
            <text:p>100%</text:p>
          </table:table-cell>
          <table:covered-table-cell table:style-name="ce96"/>
          <table:covered-table-cell table:style-name="ce101"/>
          <table:table-cell table:style-name="ce109" office:value-type="string">
            <text:p>chpe10</text:p>
          </table:table-cell>
          <table:table-cell table:style-name="ce115"/>
          <table:table-cell table:style-name="ce118" office:value-type="string">
            <text:p>R5</text:p>
          </table:table-cell>
          <table:table-cell table:style-name="ce120" office:value-type="date" office:date-value="2012-04-23">
            <text:p>12-04-23</text:p>
          </table:table-cell>
          <table:table-cell table:style-name="ce120" office:value-type="date" office:date-value="2012-04-30">
            <text:p>12-04-30</text:p>
          </table:table-cell>
          <table:table-cell table:style-name="ce123" table:formula="of:=ISOWEEKNUM([.S7];0)" office:value-type="float" office:value="18">
            <text:p>18</text:p>
          </table:table-cell>
          <table:table-cell table:style-name="ce125" table:formula="of:=DAYS([.S7];[.R7])" office:value-type="float" office:value="7">
            <text:p>7</text:p>
          </table:table-cell>
          <table:table-cell table:style-name="ce127" office:value-type="float" office:value="3">
            <text:p>3</text:p>
          </table:table-cell>
          <table:table-cell table:style-name="ce127"/>
          <table:table-cell table:style-name="ce130"/>
          <table:table-cell table:style-name="ce134" table:formula="of:=[.W7]/[.V7]*[.X7]" office:value-type="float" office:value="0">
            <text:p>0,00:1</text:p>
          </table:table-cell>
          <table:table-cell table:style-name="ce137"/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Links</text:p>
          </table:table-cell>
          <table:table-cell table:style-name="ce50" office:value-type="string">
            <text:p>Entries</text:p>
          </table:table-cell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8];[.D8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1" office:value-type="percentage" office:value="1">
            <text:p>100%</text:p>
          </table:table-cell>
          <table:covered-table-cell table:style-name="ce96"/>
          <table:covered-table-cell table:style-name="ce101"/>
          <table:table-cell table:style-name="ce109" office:value-type="string">
            <text:p>chpe10</text:p>
          </table:table-cell>
          <table:table-cell table:style-name="ce115"/>
          <table:table-cell table:style-name="ce118" office:value-type="string">
            <text:p>R6</text:p>
          </table:table-cell>
          <table:table-cell table:style-name="ce120" office:value-type="date" office:date-value="2012-04-30">
            <text:p>12-04-30</text:p>
          </table:table-cell>
          <table:table-cell table:style-name="ce120" office:value-type="date" office:date-value="2012-05-07">
            <text:p>12-05-07</text:p>
          </table:table-cell>
          <table:table-cell table:style-name="ce123" table:formula="of:=ISOWEEKNUM([.S8];0)" office:value-type="float" office:value="19">
            <text:p>19</text:p>
          </table:table-cell>
          <table:table-cell table:style-name="ce125" table:formula="of:=DAYS([.S8];[.R8])" office:value-type="float" office:value="7">
            <text:p>7</text:p>
          </table:table-cell>
          <table:table-cell table:style-name="ce127" office:value-type="float" office:value="3">
            <text:p>3</text:p>
          </table:table-cell>
          <table:table-cell table:style-name="ce127"/>
          <table:table-cell table:style-name="ce130"/>
          <table:table-cell table:style-name="ce134" table:formula="of:=[.W8]/[.V8]*[.X8]" office:value-type="float" office:value="0">
            <text:p>0,00:1</text:p>
          </table:table-cell>
          <table:table-cell table:style-name="ce137"/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Containers</text:p>
          </table:table-cell>
          <table:table-cell table:style-name="ce50" office:value-type="string">
            <text:p>Links</text:p>
          </table:table-cell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9];[.D9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1" office:value-type="percentage" office:value="1">
            <text:p>100%</text:p>
          </table:table-cell>
          <table:covered-table-cell table:style-name="ce96"/>
          <table:covered-table-cell table:style-name="ce101"/>
          <table:table-cell table:style-name="ce109" office:value-type="string">
            <text:p>chpe10</text:p>
          </table:table-cell>
          <table:table-cell table:style-name="ce114"/>
          <table:table-cell table:style-name="ce118" office:value-type="string">
            <text:p>R7</text:p>
          </table:table-cell>
          <table:table-cell table:style-name="ce120" office:value-type="date" office:date-value="2012-05-07">
            <text:p>12-05-07</text:p>
          </table:table-cell>
          <table:table-cell table:style-name="ce120" office:value-type="date" office:date-value="2012-05-14">
            <text:p>12-05-14</text:p>
          </table:table-cell>
          <table:table-cell table:style-name="ce123" table:formula="of:=ISOWEEKNUM([.S9];0)" office:value-type="float" office:value="20">
            <text:p>20</text:p>
          </table:table-cell>
          <table:table-cell table:style-name="ce125" table:formula="of:=DAYS([.S9];[.R9])" office:value-type="float" office:value="7">
            <text:p>7</text:p>
          </table:table-cell>
          <table:table-cell table:style-name="ce127" office:value-type="float" office:value="3">
            <text:p>3</text:p>
          </table:table-cell>
          <table:table-cell table:style-name="ce127"/>
          <table:table-cell table:style-name="ce130"/>
          <table:table-cell table:style-name="ce134" table:formula="of:=[.W9]/[.V9]*[.X9]" office:value-type="float" office:value="0">
            <text:p>0,00:1</text:p>
          </table:table-cell>
          <table:table-cell table:style-name="ce137"/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9"/>
          <table:table-cell table:style-name="ce44" office:value-type="string">
            <text:p>Load/Map</text:p>
          </table:table-cell>
          <table:table-cell table:style-name="ce51" office:value-type="string">
            <text:p>Containers</text:p>
          </table:table-cell>
          <table:table-cell table:number-columns-repeated="2" table:style-name="ce57" office:value-type="date" office:date-value="2012-04-20">
            <text:p>12-04-20</text:p>
          </table:table-cell>
          <table:table-cell table:style-name="ce61" table:formula="of:=DAYS([.E10];[.D10])+1" office:value-type="float" office:value="1">
            <text:p>1</text:p>
          </table:table-cell>
          <table:covered-table-cell table:style-name="ce64"/>
          <table:table-cell table:style-name="ce69" office:value-type="float" office:value="2">
            <text:p>2</text:p>
          </table:table-cell>
          <table:covered-table-cell table:style-name="ce73"/>
          <table:table-cell table:style-name="ce77" office:value-type="float" office:value="2">
            <text:p>2</text:p>
          </table:table-cell>
          <table:covered-table-cell table:style-name="ce73"/>
          <table:table-cell table:style-name="ce92" office:value-type="percentage" office:value="1">
            <text:p>100%</text:p>
          </table:table-cell>
          <table:covered-table-cell table:style-name="ce97"/>
          <table:covered-table-cell table:style-name="ce102"/>
          <table:table-cell table:style-name="ce110" office:value-type="string">
            <text:p>chpe10</text:p>
          </table:table-cell>
          <table:table-cell table:style-name="Default"/>
          <table:table-cell table:style-name="ce118" office:value-type="string">
            <text:p>L1</text:p>
          </table:table-cell>
          <table:table-cell table:style-name="ce120" office:value-type="date" office:date-value="2012-03-26">
            <text:p>12-03-26</text:p>
          </table:table-cell>
          <table:table-cell table:style-name="ce120" office:value-type="date" office:date-value="2012-04-05">
            <text:p>12-04-05</text:p>
          </table:table-cell>
          <table:table-cell table:style-name="ce123" table:formula="of:=ISOWEEKNUM([.S10];0)" office:value-type="float" office:value="14">
            <text:p>14</text:p>
          </table:table-cell>
          <table:table-cell table:style-name="ce125" table:formula="of:=DAYS([.S10];[.R10])" office:value-type="float" office:value="10">
            <text:p>10</text:p>
          </table:table-cell>
          <table:table-cell table:style-name="ce127" office:value-type="float" office:value="10">
            <text:p>10</text:p>
          </table:table-cell>
          <table:table-cell table:style-name="ce127" office:value-type="float" office:value="9">
            <text:p>9</text:p>
          </table:table-cell>
          <table:table-cell table:style-name="ce129" office:value-type="percentage" office:value="1">
            <text:p>100%</text:p>
          </table:table-cell>
          <table:table-cell table:style-name="ce135" table:formula="of:=[.W10]/[.V10]*[.X10]" office:value-type="float" office:value="0.9">
            <text:p>0,90:1</text:p>
          </table:table-cell>
          <table:table-cell table:style-name="ce137" office:value-type="string">
            <text:p>chpe10, chjo09, vist09</text:p>
          </table:table-cell>
          <table:table-cell table:style-name="ce140" office:value-type="string">
            <text:p>rejecte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5">
            <text:p>D3DManager</text:p>
          </table:table-cell>
          <table:table-cell table:style-name="ce45" office:value-type="string">
            <text:p>#D3DManager</text:p>
          </table:table-cell>
          <table:table-cell table:style-name="ce52"/>
          <table:table-cell table:style-name="ce55" office:value-type="date" office:date-value="2012-04-20">
            <text:p>12-04-20</text:p>
          </table:table-cell>
          <table:table-cell table:style-name="ce55" office:value-type="date" office:date-value="2012-04-27">
            <text:p>12-04-27</text:p>
          </table:table-cell>
          <table:table-cell table:style-name="ce59" table:formula="of:=DAYS([.E11];[.D11])+1" office:value-type="float" office:value="8">
            <text:p>8</text:p>
          </table:table-cell>
          <table:table-cell table:style-name="ce62" table:formula="of:=SUM([.F11:.F15])" office:value-type="float" office:value="16" table:number-columns-spanned="1" table:number-rows-spanned="5">
            <text:p>16</text:p>
          </table:table-cell>
          <table:table-cell table:style-name="ce67" office:value-type="float" office:value="20">
            <text:p>20</text:p>
          </table:table-cell>
          <table:table-cell table:style-name="ce71" table:formula="of:=SUM([.H11:.H15])" office:value-type="float" office:value="44" table:number-columns-spanned="1" table:number-rows-spanned="5">
            <text:p>44</text:p>
          </table:table-cell>
          <table:table-cell table:style-name="ce75" office:value-type="float" office:value="4">
            <text:p>4</text:p>
          </table:table-cell>
          <table:table-cell table:style-name="ce71" table:formula="of:=SUM([.J11:.J15])" office:value-type="float" office:value="7" table:number-columns-spanned="1" table:number-rows-spanned="5">
            <text:p>7</text:p>
          </table:table-cell>
          <table:table-cell table:style-name="ce86" office:value-type="percentage" office:value="0.25">
            <text:p>25%</text:p>
          </table:table-cell>
          <table:table-cell table:style-name="ce95" table:formula="of:=SUM([.L11:.L15])/5" office:value-type="percentage" office:value="0.31" table:number-columns-spanned="1" table:number-rows-spanned="5">
            <text:p>31,00%</text:p>
          </table:table-cell>
          <table:table-cell table:style-name="ce100" table:formula="of:=[.K11]/[.I11]*[.M11]" office:value-type="float" office:value="0.0493181818181818" table:number-columns-spanned="1" table:number-rows-spanned="5">
            <text:p>0,05:1</text:p>
          </table:table-cell>
          <table:table-cell table:style-name="ce108" office:value-type="string">
            <text:p>chpe10</text:p>
          </table:table-cell>
          <table:table-cell table:style-name="Default"/>
          <table:table-cell table:style-name="ce118" office:value-type="string">
            <text:p>L2</text:p>
          </table:table-cell>
          <table:table-cell table:style-name="ce120" office:value-type="date" office:date-value="2012-04-05">
            <text:p>12-04-05</text:p>
          </table:table-cell>
          <table:table-cell table:style-name="ce120" office:value-type="date" office:date-value="2012-04-27">
            <text:p>12-04-27</text:p>
          </table:table-cell>
          <table:table-cell table:style-name="ce123" table:formula="of:=ISOWEEKNUM([.S11];0)" office:value-type="float" office:value="17">
            <text:p>17</text:p>
          </table:table-cell>
          <table:table-cell table:style-name="ce125" table:formula="of:=DAYS([.S11];[.R11])" office:value-type="float" office:value="22">
            <text:p>22</text:p>
          </table:table-cell>
          <table:table-cell table:style-name="ce127" office:value-type="float" office:value="15">
            <text:p>15</text:p>
          </table:table-cell>
          <table:table-cell table:style-name="ce127"/>
          <table:table-cell table:style-name="ce130"/>
          <table:table-cell table:style-name="ce134" table:formula="of:=[.W11]/[.V11]*[.X11]" office:value-type="float" office:value="0">
            <text:p>0,00:1</text:p>
          </table:table-cell>
          <table:table-cell table:style-name="ce127"/>
          <table:table-cell table:style-name="ce140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Layout2D</text:p>
          </table:table-cell>
          <table:table-cell table:style-name="ce50"/>
          <table:table-cell table:style-name="ce56" office:value-type="date" office:date-value="2012-04-20">
            <text:p>12-04-20</text:p>
          </table:table-cell>
          <table:table-cell table:style-name="ce56" office:value-type="date" office:date-value="2012-04-21">
            <text:p>12-04-21</text:p>
          </table:table-cell>
          <table:table-cell table:style-name="ce60" table:formula="of:=DAYS([.E12];[.D12])+1" office:value-type="float" office:value="2">
            <text:p>2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1" office:value-type="percentage" office:value="1">
            <text:p>100%</text:p>
          </table:table-cell>
          <table:covered-table-cell table:style-name="ce96"/>
          <table:covered-table-cell table:style-name="ce101"/>
          <table:table-cell table:style-name="ce109" office:value-type="string">
            <text:p>chpe10</text:p>
          </table:table-cell>
          <table:table-cell table:style-name="Default"/>
          <table:table-cell table:style-name="ce118" office:value-type="string">
            <text:p>L3</text:p>
          </table:table-cell>
          <table:table-cell table:style-name="ce120" office:value-type="date" office:date-value="2012-04-27">
            <text:p>12-04-27</text:p>
          </table:table-cell>
          <table:table-cell table:style-name="ce120" office:value-type="date" office:date-value="2012-05-14">
            <text:p>12-05-14</text:p>
          </table:table-cell>
          <table:table-cell table:style-name="ce123" table:formula="of:=ISOWEEKNUM([.S12];0)" office:value-type="float" office:value="20">
            <text:p>20</text:p>
          </table:table-cell>
          <table:table-cell table:style-name="ce125" table:formula="of:=DAYS([.S12];[.R12])" office:value-type="float" office:value="17">
            <text:p>17</text:p>
          </table:table-cell>
          <table:table-cell table:style-name="ce127" office:value-type="float" office:value="10">
            <text:p>10</text:p>
          </table:table-cell>
          <table:table-cell table:style-name="ce127"/>
          <table:table-cell table:style-name="ce131"/>
          <table:table-cell table:style-name="ce134" table:formula="of:=[.W12]/[.V12]*[.X12]" office:value-type="float" office:value="0">
            <text:p>0,00:1</text:p>
          </table:table-cell>
          <table:table-cell table:style-name="ce138"/>
          <table:table-cell table:style-name="ce141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Shader2D</text:p>
          </table:table-cell>
          <table:table-cell table:style-name="ce50" office:value-type="string">
            <text:p>Layout2D</text:p>
          </table:table-cell>
          <table:table-cell table:style-name="ce56" office:value-type="date" office:date-value="2012-04-20">
            <text:p>12-04-20</text:p>
          </table:table-cell>
          <table:table-cell table:style-name="ce56" office:value-type="date" office:date-value="2012-04-21">
            <text:p>12-04-21</text:p>
          </table:table-cell>
          <table:table-cell table:style-name="ce60" table:formula="of:=DAYS([.E13];[.D13])+1" office:value-type="float" office:value="2">
            <text:p>2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2">
            <text:p>2</text:p>
          </table:table-cell>
          <table:covered-table-cell table:style-name="ce72"/>
          <table:table-cell table:style-name="ce87" office:value-type="percentage" office:value="0.3">
            <text:p>30%</text:p>
          </table:table-cell>
          <table:covered-table-cell table:style-name="ce96"/>
          <table:covered-table-cell table:style-name="ce101"/>
          <table:table-cell table:style-name="ce109" office:value-type="string">
            <text:p>chpe10, hehe10</text:p>
          </table:table-cell>
          <table:table-cell table:style-name="Default"/>
          <table:table-cell table:style-name="ce119" office:value-type="string">
            <text:p>L4</text:p>
          </table:table-cell>
          <table:table-cell table:style-name="ce121" office:value-type="date" office:date-value="2012-05-14">
            <text:p>12-05-14</text:p>
          </table:table-cell>
          <table:table-cell table:style-name="ce121" office:value-type="date" office:date-value="2012-05-25">
            <text:p>12-05-25</text:p>
          </table:table-cell>
          <table:table-cell table:style-name="ce124" table:formula="of:=ISOWEEKNUM([.S13];0)" office:value-type="float" office:value="21">
            <text:p>21</text:p>
          </table:table-cell>
          <table:table-cell table:style-name="ce126" table:formula="of:=DAYS([.S13];[.R13])" office:value-type="float" office:value="11">
            <text:p>11</text:p>
          </table:table-cell>
          <table:table-cell table:style-name="ce128" office:value-type="float" office:value="15">
            <text:p>15</text:p>
          </table:table-cell>
          <table:table-cell table:style-name="ce128"/>
          <table:table-cell table:style-name="ce132"/>
          <table:table-cell table:style-name="ce136" table:formula="of:=[.W13]/[.V13]*[.X13]" office:value-type="float" office:value="0">
            <text:p>0,00:1</text:p>
          </table:table-cell>
          <table:table-cell table:style-name="ce139"/>
          <table:table-cell table:style-name="ce142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37"/>
          <table:table-cell table:style-name="ce46" office:value-type="string">
            <text:p>Layout3D</text:p>
          </table:table-cell>
          <table:table-cell table:style-name="ce50"/>
          <table:table-cell table:style-name="ce56" office:value-type="date" office:date-value="2012-04-25">
            <text:p>12-04-25</text:p>
          </table:table-cell>
          <table:table-cell table:style-name="ce56" office:value-type="date" office:date-value="2012-04-26">
            <text:p>12-04-26</text:p>
          </table:table-cell>
          <table:table-cell table:style-name="ce60" table:formula="of:=DAYS([.E14];[.D14])+1" office:value-type="float" office:value="2">
            <text:p>2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09"/>
          <table:table-cell table:style-name="Default" table:number-columns-repeated="5"/>
          <table:table-cell table:style-name="ce11" office:value-type="string">
            <text:p>Total Time:</text:p>
          </table:table-cell>
          <table:table-cell table:style-name="ce70" table:formula="of:=SUM([.V2:.V13])" office:value-type="float" office:value="76">
            <text:p>76</text:p>
          </table:table-cell>
          <table:table-cell table:style-name="ce70" table:formula="of:=SUM([.W2:.W13])" office:value-type="float" office:value="22">
            <text:p>22</text:p>
          </table:table-cell>
          <table:table-cell table:style-name="Default" table:number-columns-repeated="21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Shader3D</text:p>
          </table:table-cell>
          <table:table-cell table:style-name="ce51" office:value-type="string">
            <text:p>Layout3D</text:p>
          </table:table-cell>
          <table:table-cell table:style-name="ce57" office:value-type="date" office:date-value="2012-04-25">
            <text:p>12-04-25</text:p>
          </table:table-cell>
          <table:table-cell table:style-name="ce57" office:value-type="date" office:date-value="2012-04-26">
            <text:p>12-04-26</text:p>
          </table:table-cell>
          <table:table-cell table:style-name="ce61" table:formula="of:=DAYS([.E15];[.D15])+1" office:value-type="float" office:value="2">
            <text:p>2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0"/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2">
            <text:p>InputManager</text:p>
          </table:table-cell>
          <table:table-cell table:style-name="ce45" office:value-type="string">
            <text:p>#InputManager</text:p>
          </table:table-cell>
          <table:table-cell table:style-name="ce52"/>
          <table:table-cell table:number-columns-repeated="2" table:style-name="ce55" office:value-type="date" office:date-value="2012-04-20">
            <text:p>12-04-20</text:p>
          </table:table-cell>
          <table:table-cell table:style-name="ce59" table:formula="of:=DAYS([.E16];[.D16])+1" office:value-type="float" office:value="1">
            <text:p>1</text:p>
          </table:table-cell>
          <table:table-cell table:style-name="ce62" table:formula="of:=SUM([.F16:.F17])" office:value-type="float" office:value="8" table:number-columns-spanned="1" table:number-rows-spanned="2">
            <text:p>8</text:p>
          </table:table-cell>
          <table:table-cell table:style-name="ce67" office:value-type="float" office:value="5">
            <text:p>5</text:p>
          </table:table-cell>
          <table:table-cell table:style-name="ce71" table:formula="of:=SUM([.H16:.H17])" office:value-type="float" office:value="20" table:number-columns-spanned="1" table:number-rows-spanned="2">
            <text:p>20</text:p>
          </table:table-cell>
          <table:table-cell table:style-name="ce75" office:value-type="float" office:value="4">
            <text:p>4</text:p>
          </table:table-cell>
          <table:table-cell table:style-name="ce71" table:formula="of:=SUM([.J16:.J17])" office:value-type="float" office:value="6" table:number-columns-spanned="1" table:number-rows-spanned="2">
            <text:p>6</text:p>
          </table:table-cell>
          <table:table-cell table:style-name="ce90" office:value-type="percentage" office:value="1">
            <text:p>100%</text:p>
          </table:table-cell>
          <table:table-cell table:style-name="ce95" table:formula="of:=SUM([.L16:.L17])/2" office:value-type="percentage" office:value="0.65" table:number-columns-spanned="1" table:number-rows-spanned="2">
            <text:p>65,00%</text:p>
          </table:table-cell>
          <table:table-cell table:style-name="ce100" table:formula="of:=[.J16:.J17]/[.H16:.H17]" office:value-type="float" office:value="0.8" table:number-columns-spanned="1" table:number-rows-spanned="2">
            <text:p>0,80:1</text:p>
          </table:table-cell>
          <table:table-cell table:style-name="ce108" office:value-type="string">
            <text:p>jolo09, chjo09</text:p>
          </table:table-cell>
          <table:table-cell table:style-name="Default">
            <draw:frame table:end-cell-address="Schedule.AA49" table:end-x="0.873cm" table:end-y="0.446cm" draw:z-index="0" draw:style-name="gr1" svg:width="29.298cm" svg:height="16.62cm" svg:x="1.783cm" svg:y="0.121cm">
              <draw:object draw:notify-on-update-of-ranges="Schedule.B2:Schedule.B50 Schedule.I2:Schedule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8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/>
          <table:table-cell table:style-name="ce57" office:value-type="date" office:date-value="2012-04-20">
            <text:p>12-04-20</text:p>
          </table:table-cell>
          <table:table-cell table:style-name="ce57" office:value-type="date" office:date-value="2012-04-26">
            <text:p>12-04-26</text:p>
          </table:table-cell>
          <table:table-cell table:style-name="ce61" table:formula="of:=DAYS([.E17];[.D17])+1" office:value-type="float" office:value="7">
            <text:p>7</text:p>
          </table:table-cell>
          <table:covered-table-cell table:style-name="ce64"/>
          <table:table-cell table:style-name="ce69" office:value-type="float" office:value="15">
            <text:p>15</text:p>
          </table:table-cell>
          <table:covered-table-cell table:style-name="ce73"/>
          <table:table-cell table:style-name="ce77" office:value-type="float" office:value="2">
            <text:p>2</text:p>
          </table:table-cell>
          <table:covered-table-cell table:style-name="ce73"/>
          <table:table-cell table:style-name="ce93" office:value-type="percentage" office:value="0.3">
            <text:p>30%</text:p>
          </table:table-cell>
          <table:covered-table-cell table:style-name="ce97"/>
          <table:covered-table-cell table:style-name="ce102"/>
          <table:table-cell table:style-name="ce110" office:value-type="string">
            <text:p>jolo09</text:p>
          </table:table-cell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2">
            <text:p>Camera</text:p>
          </table:table-cell>
          <table:table-cell table:style-name="ce45" office:value-type="string">
            <text:p>#Camera</text:p>
          </table:table-cell>
          <table:table-cell table:style-name="ce52"/>
          <table:table-cell table:style-name="ce55" office:value-type="date" office:date-value="2012-04-25">
            <text:p>12-04-25</text:p>
          </table:table-cell>
          <table:table-cell table:style-name="ce55" office:value-type="date" office:date-value="2012-04-26">
            <text:p>12-04-26</text:p>
          </table:table-cell>
          <table:table-cell table:style-name="ce59" table:formula="of:=DAYS([.E18];[.D18])+1" office:value-type="float" office:value="2">
            <text:p>2</text:p>
          </table:table-cell>
          <table:table-cell table:style-name="ce62" table:formula="of:=SUM([.F18:.F19])" office:value-type="float" office:value="3" table:number-columns-spanned="1" table:number-rows-spanned="2">
            <text:p>3</text:p>
          </table:table-cell>
          <table:table-cell table:style-name="ce67" office:value-type="float" office:value="2">
            <text:p>2</text:p>
          </table:table-cell>
          <table:table-cell table:style-name="ce71" table:formula="of:=SUM([.H18:.H19])" office:value-type="float" office:value="10" table:number-columns-spanned="1" table:number-rows-spanned="2">
            <text:p>10</text:p>
          </table:table-cell>
          <table:table-cell table:style-name="ce75" office:value-type="float" office:value="2">
            <text:p>2</text:p>
          </table:table-cell>
          <table:table-cell table:style-name="ce71" table:formula="of:=SUM([.J18:.J19])" office:value-type="float" office:value="2" table:number-columns-spanned="1" table:number-rows-spanned="2">
            <text:p>2</text:p>
          </table:table-cell>
          <table:table-cell table:style-name="ce90" office:value-type="percentage" office:value="1">
            <text:p>100%</text:p>
          </table:table-cell>
          <table:table-cell table:style-name="ce95" table:formula="of:=SUM([.L18:.L19])/2" office:value-type="percentage" office:value="0.5" table:number-columns-spanned="1" table:number-rows-spanned="2">
            <text:p>50,00%</text:p>
          </table:table-cell>
          <table:table-cell table:style-name="ce100" table:formula="of:=[.K16]/[.I16]*[.M18]" office:value-type="float" office:value="0.15" table:number-columns-spanned="1" table:number-rows-spanned="2">
            <text:p>0,15:1</text:p>
          </table:table-cell>
          <table:table-cell table:style-name="ce108" office:value-type="string">
            <text:p>hehe10, vist09</text:p>
          </table:table-cell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D3DManager &amp; InputManager</text:p>
          </table:table-cell>
          <table:table-cell table:number-columns-repeated="2" table:style-name="ce57" office:value-type="date" office:date-value="2012-04-26">
            <text:p>12-04-26</text:p>
          </table:table-cell>
          <table:table-cell table:style-name="ce61" table:formula="of:=DAYS([.E19];[.D19])+1" office:value-type="float" office:value="1">
            <text:p>1</text:p>
          </table:table-cell>
          <table:covered-table-cell table:style-name="ce64"/>
          <table:table-cell table:style-name="ce69" office:value-type="float" office:value="8">
            <text:p>8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5">
            <text:p>GUI</text:p>
          </table:table-cell>
          <table:table-cell table:style-name="ce45" office:value-type="string">
            <text:p>#GUI</text:p>
          </table:table-cell>
          <table:table-cell table:style-name="ce52"/>
          <table:table-cell table:style-name="ce55" office:value-type="date" office:date-value="2012-04-25">
            <text:p>12-04-25</text:p>
          </table:table-cell>
          <table:table-cell table:style-name="ce55" office:value-type="date" office:date-value="2012-04-28">
            <text:p>12-04-28</text:p>
          </table:table-cell>
          <table:table-cell table:style-name="ce59" table:formula="of:=DAYS([.E20];[.D20])+1" office:value-type="float" office:value="4">
            <text:p>4</text:p>
          </table:table-cell>
          <table:table-cell table:style-name="ce62" table:formula="of:=SUM([.F20:.F24])" office:value-type="float" office:value="11" table:number-columns-spanned="1" table:number-rows-spanned="5">
            <text:p>11</text:p>
          </table:table-cell>
          <table:table-cell table:style-name="ce67" office:value-type="float" office:value="4">
            <text:p>4</text:p>
          </table:table-cell>
          <table:table-cell table:style-name="ce71" table:formula="of:=SUM([.H20:.H24])" office:value-type="float" office:value="20" table:number-columns-spanned="1" table:number-rows-spanned="5">
            <text:p>20</text:p>
          </table:table-cell>
          <table:table-cell table:style-name="ce75" office:value-type="float" office:value="0">
            <text:p>0</text:p>
          </table:table-cell>
          <table:table-cell table:style-name="ce71" table:formula="of:=SUM([.J20:.J24])" office:value-type="float" office:value="0" table:number-columns-spanned="1" table:number-rows-spanned="5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20:.L24])/5" office:value-type="percentage" office:value="0" table:number-columns-spanned="1" table:number-rows-spanned="5">
            <text:p>0,00%</text:p>
          </table:table-cell>
          <table:table-cell table:style-name="ce100" table:formula="of:=[.K20]/[.I20]*[.M20]" office:value-type="float" office:value="0" table:number-columns-spanned="1" table:number-rows-spanned="5">
            <text:p>0,00:1</text:p>
          </table:table-cell>
          <table:table-cell table:style-name="ce112"/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7"/>
          <table:table-cell table:style-name="ce43" office:value-type="string">
            <text:p>Entries</text:p>
          </table:table-cell>
          <table:table-cell table:style-name="ce50"/>
          <table:table-cell table:number-columns-repeated="2" table:style-name="ce56" office:value-type="date" office:date-value="2012-04-25">
            <text:p>12-04-25</text:p>
          </table:table-cell>
          <table:table-cell table:style-name="ce60" table:formula="of:=DAYS([.E21];[.D21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7"/>
          <table:table-cell table:style-name="ce43" office:value-type="string">
            <text:p>ButtonComponents</text:p>
          </table:table-cell>
          <table:table-cell table:style-name="ce50" office:value-type="string">
            <text:p>InputManager</text:p>
          </table:table-cell>
          <table:table-cell table:style-name="ce56" office:value-type="date" office:date-value="2012-04-25">
            <text:p>12-04-25</text:p>
          </table:table-cell>
          <table:table-cell table:style-name="ce56" office:value-type="date" office:date-value="2012-04-26">
            <text:p>12-04-26</text:p>
          </table:table-cell>
          <table:table-cell table:style-name="ce60" table:formula="of:=DAYS([.E22];[.D22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E-2D (background)</text:p>
          </table:table-cell>
          <table:table-cell table:style-name="ce50" office:value-type="string">
            <text:p>Shader 2D &amp; GameEntity2D</text:p>
          </table:table-cell>
          <table:table-cell table:style-name="ce56" office:value-type="date" office:date-value="2012-05-02">
            <text:p>12-05-02</text:p>
          </table:table-cell>
          <table:table-cell table:style-name="ce56" office:value-type="date" office:date-value="2012-05-03">
            <text:p>12-05-03</text:p>
          </table:table-cell>
          <table:table-cell table:style-name="ce60" table:formula="of:=DAYS([.E23];[.D23])+1" office:value-type="float" office:value="2">
            <text:p>2</text:p>
          </table:table-cell>
          <table:covered-table-cell table:style-name="ce63"/>
          <table:table-cell table:style-name="ce68" office:value-type="float" office:value="1">
            <text:p>1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ButtonComponents</text:p>
          </table:table-cell>
          <table:table-cell table:style-name="ce57" office:value-type="date" office:date-value="2012-04-26">
            <text:p>12-04-26</text:p>
          </table:table-cell>
          <table:table-cell table:style-name="ce57" office:value-type="date" office:date-value="2012-04-27">
            <text:p>12-04-27</text:p>
          </table:table-cell>
          <table:table-cell table:style-name="ce61" table:formula="of:=DAYS([.E24];[.D24])+1" office:value-type="float" office:value="2">
            <text:p>2</text:p>
          </table:table-cell>
          <table:covered-table-cell table:style-name="ce64"/>
          <table:table-cell table:style-name="ce69" office:value-type="float" office:value="8">
            <text:p>8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3">
            <text:p>Modeling</text:p>
          </table:table-cell>
          <table:table-cell table:style-name="ce45" office:value-type="string">
            <text:p>#Modeling</text:p>
          </table:table-cell>
          <table:table-cell table:style-name="ce52"/>
          <table:table-cell table:number-columns-repeated="2" table:style-name="ce55" office:value-type="date" office:date-value="2012-05-02">
            <text:p>12-05-02</text:p>
          </table:table-cell>
          <table:table-cell table:style-name="ce59" office:value-type="float" office:value="0">
            <text:p>0</text:p>
          </table:table-cell>
          <table:table-cell table:style-name="ce62" table:formula="of:=SUM([.F25:.F27])" office:value-type="float" office:value="2" table:number-columns-spanned="1" table:number-rows-spanned="3">
            <text:p>2</text:p>
          </table:table-cell>
          <table:table-cell table:style-name="ce67" office:value-type="float" office:value="0">
            <text:p>0</text:p>
          </table:table-cell>
          <table:table-cell table:style-name="ce71" table:formula="of:=SUM([.H25:.H27])" office:value-type="float" office:value="10" table:number-columns-spanned="1" table:number-rows-spanned="3">
            <text:p>10</text:p>
          </table:table-cell>
          <table:table-cell table:style-name="ce75" office:value-type="float" office:value="0">
            <text:p>0</text:p>
          </table:table-cell>
          <table:table-cell table:style-name="ce71" table:formula="of:=SUM([.J25:.J27])" office:value-type="float" office:value="0" table:number-columns-spanned="1" table:number-rows-spanned="3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25:.L27])/3" office:value-type="percentage" office:value="0" table:number-columns-spanned="1" table:number-rows-spanned="3">
            <text:p>0,00%</text:p>
          </table:table-cell>
          <table:table-cell table:style-name="ce100" table:formula="of:=[.K25]/[.I25]*[.M25]" office:value-type="float" office:value="0" table:number-columns-spanned="1" table:number-rows-spanned="3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pirits</text:p>
          </table:table-cell>
          <table:table-cell table:style-name="ce50"/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26];[.D26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Pills</text:p>
          </table:table-cell>
          <table:table-cell table:style-name="ce51"/>
          <table:table-cell table:number-columns-repeated="2" table:style-name="ce57" office:value-type="date" office:date-value="2012-05-02">
            <text:p>12-05-02</text:p>
          </table:table-cell>
          <table:table-cell table:style-name="ce61" table:formula="of:=DAYS([.E27];[.D27])+1" office:value-type="float" office:value="1">
            <text:p>1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10">
            <text:p>GameEntity (GE)</text:p>
          </table:table-cell>
          <table:table-cell table:style-name="ce45" office:value-type="string">
            <text:p>#GameEntity (GE)</text:p>
          </table:table-cell>
          <table:table-cell table:style-name="ce52"/>
          <table:table-cell table:style-name="ce55" office:value-type="date" office:date-value="2012-05-02">
            <text:p>12-05-02</text:p>
          </table:table-cell>
          <table:table-cell table:style-name="ce55" office:value-type="date" office:date-value="2012-05-25">
            <text:p>12-05-25</text:p>
          </table:table-cell>
          <table:table-cell table:style-name="ce59" table:formula="of:=DAYS([.E28];[.D28])+1" office:value-type="float" office:value="24">
            <text:p>24</text:p>
          </table:table-cell>
          <table:table-cell table:style-name="ce62" table:formula="of:=SUM([.F28:.F37])" office:value-type="float" office:value="62" table:number-columns-spanned="1" table:number-rows-spanned="10">
            <text:p>62</text:p>
          </table:table-cell>
          <table:table-cell table:style-name="ce67" office:value-type="float" office:value="10">
            <text:p>10</text:p>
          </table:table-cell>
          <table:table-cell table:style-name="ce71" table:formula="of:=SUM([.H28:.H37])" office:value-type="float" office:value="65" table:number-columns-spanned="1" table:number-rows-spanned="10">
            <text:p>65</text:p>
          </table:table-cell>
          <table:table-cell table:style-name="ce75" office:value-type="float" office:value="0">
            <text:p>0</text:p>
          </table:table-cell>
          <table:table-cell table:style-name="ce71" table:formula="of:=SUM([.J28:.J37])" office:value-type="float" office:value="0" table:number-columns-spanned="1" table:number-rows-spanned="10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28:.L37])/10" office:value-type="percentage" office:value="0" table:number-columns-spanned="1" table:number-rows-spanned="10">
            <text:p>0,00%</text:p>
          </table:table-cell>
          <table:table-cell table:style-name="ce100" table:formula="of:=[.K28]/[.I28]*[.M28]" office:value-type="float" office:value="0" table:number-columns-spanned="1" table:number-rows-spanned="10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2D</text:p>
          </table:table-cell>
          <table:table-cell table:style-name="ce50"/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29];[.D29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prites</text:p>
          </table:table-cell>
          <table:table-cell table:style-name="ce50" office:value-type="string">
            <text:p>2D</text:p>
          </table:table-cell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30];[.D30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3D</text:p>
          </table:table-cell>
          <table:table-cell table:style-name="ce50"/>
          <table:table-cell table:style-name="ce56" office:value-type="date" office:date-value="2012-05-03">
            <text:p>12-05-03</text:p>
          </table:table-cell>
          <table:table-cell table:style-name="ce56" office:value-type="date" office:date-value="2012-05-11">
            <text:p>12-05-11</text:p>
          </table:table-cell>
          <table:table-cell table:style-name="ce60" table:formula="of:=DAYS([.E31];[.D31])+1" office:value-type="float" office:value="9">
            <text:p>9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EComponents (base)</text:p>
          </table:table-cell>
          <table:table-cell table:style-name="ce50" office:value-type="string">
            <text:p>3D &amp; 2D</text:p>
          </table:table-cell>
          <table:table-cell table:style-name="ce56" office:value-type="date" office:date-value="2012-05-03">
            <text:p>12-05-03</text:p>
          </table:table-cell>
          <table:table-cell table:style-name="ce56" office:value-type="date" office:date-value="2012-05-11">
            <text:p>12-05-11</text:p>
          </table:table-cell>
          <table:table-cell table:style-name="ce60" table:formula="of:=DAYS([.E32];[.D32])+1" office:value-type="float" office:value="9">
            <text:p>9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FX</text:p>
          </table:table-cell>
          <table:table-cell table:style-name="ce50" office:value-type="string">
            <text:p>GEC(Base) &amp; SoundManager</text:p>
          </table:table-cell>
          <table:table-cell table:style-name="ce56" office:value-type="date" office:date-value="2012-05-18">
            <text:p>12-05-18</text:p>
          </table:table-cell>
          <table:table-cell table:style-name="ce56" office:value-type="date" office:date-value="2012-05-19">
            <text:p>12-05-19</text:p>
          </table:table-cell>
          <table:table-cell table:style-name="ce60" table:formula="of:=DAYS([.E33];[.D33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Render</text:p>
          </table:table-cell>
          <table:table-cell table:style-name="ce50" office:value-type="string">
            <text:p>GEC (base)</text:p>
          </table:table-cell>
          <table:table-cell table:style-name="ce56" office:value-type="date" office:date-value="2012-05-04">
            <text:p>12-05-04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4];[.D34])+1" office:value-type="float" office:value="9">
            <text:p>9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AI</text:p>
          </table:table-cell>
          <table:table-cell table:style-name="ce50" office:value-type="string">
            <text:p>3D</text:p>
          </table:table-cell>
          <table:table-cell table:style-name="ce56" office:value-type="date" office:date-value="2012-05-10">
            <text:p>12-05-10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5];[.D35])+1" office:value-type="float" office:value="3">
            <text:p>3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40"/>
          <table:table-cell table:style-name="ce43" office:value-type="string">
            <text:p>Movables</text:p>
          </table:table-cell>
          <table:table-cell table:style-name="ce50" office:value-type="string">
            <text:p>3D, Camera, Statics &amp; (AI)</text:p>
          </table:table-cell>
          <table:table-cell table:style-name="ce56" office:value-type="date" office:date-value="2012-05-11">
            <text:p>12-05-11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6];[.D36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7" office:value-type="string">
            <text:p>Statics</text:p>
          </table:table-cell>
          <table:table-cell table:style-name="ce53" office:value-type="string">
            <text:p>3D &amp; CFGManager</text:p>
          </table:table-cell>
          <table:table-cell table:style-name="ce57" office:value-type="date" office:date-value="2012-05-02">
            <text:p>12-05-02</text:p>
          </table:table-cell>
          <table:table-cell table:style-name="ce57" office:value-type="date" office:date-value="2012-05-03">
            <text:p>12-05-03</text:p>
          </table:table-cell>
          <table:table-cell table:style-name="ce61" table:formula="of:=DAYS([.E37];[.D37])+1" office:value-type="float" office:value="2">
            <text:p>2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2">
            <text:p>GE_Handler</text:p>
          </table:table-cell>
          <table:table-cell table:style-name="ce42" office:value-type="string">
            <text:p>#GE_Handler</text:p>
          </table:table-cell>
          <table:table-cell table:style-name="ce49"/>
          <table:table-cell table:style-name="ce55" office:value-type="date" office:date-value="2012-05-04">
            <text:p>12-05-04</text:p>
          </table:table-cell>
          <table:table-cell table:style-name="ce55" office:value-type="date" office:date-value="2012-05-20">
            <text:p>12-05-20</text:p>
          </table:table-cell>
          <table:table-cell table:style-name="ce59" table:formula="of:=DAYS([.E38];[.D38])+1" office:value-type="float" office:value="17">
            <text:p>17</text:p>
          </table:table-cell>
          <table:table-cell table:style-name="ce62" table:formula="of:=SUM([.F38:.F39])" office:value-type="float" office:value="24" table:number-columns-spanned="1" table:number-rows-spanned="2">
            <text:p>24</text:p>
          </table:table-cell>
          <table:table-cell table:style-name="ce67" office:value-type="float" office:value="5">
            <text:p>5</text:p>
          </table:table-cell>
          <table:table-cell table:style-name="ce71" table:formula="of:=SUM([.H38:.H39])" office:value-type="float" office:value="10" table:number-columns-spanned="1" table:number-rows-spanned="2">
            <text:p>10</text:p>
          </table:table-cell>
          <table:table-cell table:style-name="ce75" office:value-type="float" office:value="0">
            <text:p>0</text:p>
          </table:table-cell>
          <table:table-cell table:style-name="ce71" table:formula="of:=SUM([.J38:.J39])" office:value-type="float" office:value="0" table:number-columns-spanned="1" table:number-rows-spanned="2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38:.L39])/2" office:value-type="percentage" office:value="0" table:number-columns-spanned="1" table:number-rows-spanned="2">
            <text:p>0,00%</text:p>
          </table:table-cell>
          <table:table-cell table:style-name="ce100" table:formula="of:=[.K38]/[.I38]*[.M38]" office:value-type="float" office:value="0" table:number-columns-spanned="1" table:number-rows-spanned="2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GE</text:p>
          </table:table-cell>
          <table:table-cell table:style-name="ce57" office:value-type="date" office:date-value="2012-05-04">
            <text:p>12-05-04</text:p>
          </table:table-cell>
          <table:table-cell table:style-name="ce57" office:value-type="date" office:date-value="2012-05-10">
            <text:p>12-05-10</text:p>
          </table:table-cell>
          <table:table-cell table:style-name="ce61" table:formula="of:=DAYS([.E39];[.D39])+1" office:value-type="float" office:value="7">
            <text:p>7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5">
            <text:p>AI</text:p>
          </table:table-cell>
          <table:table-cell table:style-name="ce45" office:value-type="string">
            <text:p>#AI</text:p>
          </table:table-cell>
          <table:table-cell table:style-name="ce52"/>
          <table:table-cell table:style-name="ce55" office:value-type="date" office:date-value="2012-05-10">
            <text:p>12-05-10</text:p>
          </table:table-cell>
          <table:table-cell table:style-name="ce55" office:value-type="date" office:date-value="2012-05-25">
            <text:p>12-05-25</text:p>
          </table:table-cell>
          <table:table-cell table:style-name="ce59" table:formula="of:=DAYS([.E40];[.D40])+1" office:value-type="float" office:value="16">
            <text:p>16</text:p>
          </table:table-cell>
          <table:table-cell table:style-name="ce62" table:formula="of:=SUM([.F40:.F44])" office:value-type="float" office:value="23" table:number-columns-spanned="1" table:number-rows-spanned="5">
            <text:p>23</text:p>
          </table:table-cell>
          <table:table-cell table:style-name="ce67" office:value-type="float" office:value="10">
            <text:p>10</text:p>
          </table:table-cell>
          <table:table-cell table:style-name="ce71" table:formula="of:=SUM([.H40:.H44])" office:value-type="float" office:value="40" table:number-columns-spanned="1" table:number-rows-spanned="5">
            <text:p>40</text:p>
          </table:table-cell>
          <table:table-cell table:style-name="ce75" office:value-type="float" office:value="0">
            <text:p>0</text:p>
          </table:table-cell>
          <table:table-cell table:style-name="ce71" table:formula="of:=SUM([.J40:.J44])" office:value-type="float" office:value="0" table:number-columns-spanned="1" table:number-rows-spanned="5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40:.L44])/5" office:value-type="percentage" office:value="0" table:number-columns-spanned="1" table:number-rows-spanned="5">
            <text:p>0,00%</text:p>
          </table:table-cell>
          <table:table-cell table:style-name="ce100" table:formula="of:=[.K40]/[.I40]*[.M40]" office:value-type="float" office:value="0" table:number-columns-spanned="1" table:number-rows-spanned="5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raph</text:p>
          </table:table-cell>
          <table:table-cell table:style-name="ce50"/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1];[.D41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Pathfindig (Dijkstras</text:p>
          </table:table-cell>
          <table:table-cell table:style-name="ce50" office:value-type="string">
            <text:p>Graph</text:p>
          </table:table-cell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2];[.D42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Events</text:p>
          </table:table-cell>
          <table:table-cell table:style-name="ce50" office:value-type="string">
            <text:p>GE_Handler</text:p>
          </table:table-cell>
          <table:table-cell table:style-name="ce56" office:value-type="date" office:date-value="2012-05-11">
            <text:p>12-05-11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43];[.D43])+1" office:value-type="float" office:value="2">
            <text:p>2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4" office:value-type="string">
            <text:p>Personality</text:p>
          </table:table-cell>
          <table:table-cell table:style-name="ce51" office:value-type="string">
            <text:p>Events</text:p>
          </table:table-cell>
          <table:table-cell table:style-name="ce57" office:value-type="date" office:date-value="2012-05-23">
            <text:p>12-05-23</text:p>
          </table:table-cell>
          <table:table-cell table:style-name="ce57" office:value-type="date" office:date-value="2012-05-25">
            <text:p>12-05-25</text:p>
          </table:table-cell>
          <table:table-cell table:style-name="ce61" table:formula="of:=DAYS([.E44];[.D44])+1" office:value-type="float" office:value="3">
            <text:p>3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3">
            <text:p>Loader</text:p>
          </table:table-cell>
          <table:table-cell table:style-name="ce42" office:value-type="string">
            <text:p>#Loader</text:p>
          </table:table-cell>
          <table:table-cell table:style-name="ce49"/>
          <table:table-cell table:style-name="ce55" office:value-type="date" office:date-value="2012-05-10">
            <text:p>12-05-10</text:p>
          </table:table-cell>
          <table:table-cell table:style-name="ce55" office:value-type="date" office:date-value="2012-05-12">
            <text:p>12-05-12</text:p>
          </table:table-cell>
          <table:table-cell table:style-name="ce59" table:formula="of:=DAYS([.E45];[.D45])+1" office:value-type="float" office:value="3">
            <text:p>3</text:p>
          </table:table-cell>
          <table:table-cell table:style-name="ce62" table:formula="of:=SUM([.F45:.F47])" office:value-type="float" office:value="7" table:number-columns-spanned="1" table:number-rows-spanned="3">
            <text:p>7</text:p>
          </table:table-cell>
          <table:table-cell table:style-name="ce67" office:value-type="float" office:value="5">
            <text:p>5</text:p>
          </table:table-cell>
          <table:table-cell table:style-name="ce71" table:formula="of:=SUM([.H45:.H47])" office:value-type="float" office:value="20" table:number-columns-spanned="1" table:number-rows-spanned="3">
            <text:p>20</text:p>
          </table:table-cell>
          <table:table-cell table:style-name="ce75" office:value-type="float" office:value="0">
            <text:p>0</text:p>
          </table:table-cell>
          <table:table-cell table:style-name="ce71" table:formula="of:=SUM([.J45:.J47])" office:value-type="float" office:value="0" table:number-columns-spanned="1" table:number-rows-spanned="3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45:.L47])/3" office:value-type="percentage" office:value="0" table:number-columns-spanned="1" table:number-rows-spanned="3">
            <text:p>0,00%</text:p>
          </table:table-cell>
          <table:table-cell table:style-name="ce100" table:formula="of:=[.K45]/[.I45]*[.M45]" office:value-type="float" office:value="0" table:number-columns-spanned="1" table:number-rows-spanned="3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RawImageReader</text:p>
          </table:table-cell>
          <table:table-cell table:style-name="ce50" office:value-type="string">
            <text:p>CFGManager</text:p>
          </table:table-cell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6];[.D46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4" office:value-type="string">
            <text:p>Distributable</text:p>
          </table:table-cell>
          <table:table-cell table:style-name="ce51" office:value-type="string">
            <text:p>RIR, GE_H &amp; Modeling</text:p>
          </table:table-cell>
          <table:table-cell table:style-name="ce57" office:value-type="date" office:date-value="2012-05-10">
            <text:p>12-05-10</text:p>
          </table:table-cell>
          <table:table-cell table:style-name="ce57" office:value-type="date" office:date-value="2012-05-12">
            <text:p>12-05-12</text:p>
          </table:table-cell>
          <table:table-cell table:style-name="ce61" table:formula="of:=DAYS([.E47];[.D47])+1" office:value-type="float" office:value="3">
            <text:p>3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2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41" office:value-type="string" table:number-columns-spanned="1" table:number-rows-spanned="3">
            <text:p>SoundManager</text:p>
          </table:table-cell>
          <table:table-cell table:style-name="ce42" office:value-type="string">
            <text:p>#SoundManager</text:p>
          </table:table-cell>
          <table:table-cell table:style-name="ce49"/>
          <table:table-cell table:style-name="ce55" office:value-type="date" office:date-value="2012-05-16">
            <text:p>12-05-16</text:p>
          </table:table-cell>
          <table:table-cell table:style-name="ce55" office:value-type="date" office:date-value="2012-05-19">
            <text:p>12-05-19</text:p>
          </table:table-cell>
          <table:table-cell table:style-name="ce59" table:formula="of:=DAYS([.E48];[.D48])+1" office:value-type="float" office:value="4">
            <text:p>4</text:p>
          </table:table-cell>
          <table:table-cell table:style-name="ce65" table:formula="of:=SUM([.F48:.F50])" office:value-type="float" office:value="7" table:number-columns-spanned="1" table:number-rows-spanned="3">
            <text:p>7</text:p>
          </table:table-cell>
          <table:table-cell table:style-name="ce67" office:value-type="float" office:value="10">
            <text:p>10</text:p>
          </table:table-cell>
          <table:table-cell table:style-name="ce74" table:formula="of:=SUM([.H48:.H50])" office:value-type="float" office:value="25" table:number-columns-spanned="1" table:number-rows-spanned="3">
            <text:p>25</text:p>
          </table:table-cell>
          <table:table-cell table:style-name="ce78" office:value-type="float" office:value="0">
            <text:p>0</text:p>
          </table:table-cell>
          <table:table-cell table:style-name="ce74" table:formula="of:=SUM([.J48:.J50])" office:value-type="float" office:value="0" table:number-columns-spanned="1" table:number-rows-spanned="3">
            <text:p>0</text:p>
          </table:table-cell>
          <table:table-cell table:style-name="ce94" office:value-type="percentage" office:value="0">
            <text:p>0%</text:p>
          </table:table-cell>
          <table:table-cell table:style-name="ce98" table:formula="of:=SUM([.L48:.L50])/3" office:value-type="percentage" office:value="0" table:number-columns-spanned="1" table:number-rows-spanned="3">
            <text:p>0,00%</text:p>
          </table:table-cell>
          <table:table-cell table:style-name="ce104" table:formula="of:=[.K48]/[.I48]*[.M48]" office:value-type="float" office:value="0" table:number-columns-spanned="1" table:number-rows-spanned="3">
            <text:p>0,00:1</text:p>
          </table:table-cell>
          <table:table-cell table:style-name="ce112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6" office:value-type="string">
            <text:p>Entries</text:p>
          </table:table-cell>
          <table:table-cell table:style-name="ce54"/>
          <table:table-cell table:style-name="ce56" office:value-type="date" office:date-value="2012-05-16">
            <text:p>12-05-16</text:p>
          </table:table-cell>
          <table:table-cell table:style-name="ce56" office:value-type="date" office:date-value="2012-05-17">
            <text:p>12-05-17</text:p>
          </table:table-cell>
          <table:table-cell table:style-name="ce60" table:formula="of:=DAYS([.E49];[.D49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9" office:value-type="float" office:value="0">
            <text:p>0</text:p>
          </table:table-cell>
          <table:covered-table-cell table:style-name="ce82"/>
          <table:table-cell table:style-name="ce88" office:value-type="percentage" office:value="0">
            <text:p>0%</text:p>
          </table:table-cell>
          <table:covered-table-cell table:style-name="ce96"/>
          <table:covered-table-cell table:style-name="ce101"/>
          <table:table-cell table:style-name="ce113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Entries</text:p>
          </table:table-cell>
          <table:table-cell table:number-columns-repeated="2" table:style-name="ce57" office:value-type="date" office:date-value="2012-05-18">
            <text:p>12-05-18</text:p>
          </table:table-cell>
          <table:table-cell table:style-name="ce61" table:formula="of:=DAYS([.E50];[.D50])+1" office:value-type="float" office:value="1">
            <text:p>1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80" office:value-type="float" office:value="0">
            <text:p>0</text:p>
          </table:table-cell>
          <table:covered-table-cell table:style-name="ce83"/>
          <table:table-cell table:style-name="ce89" office:value-type="percentage" office:value="0">
            <text:p>0%</text:p>
          </table:table-cell>
          <table:covered-table-cell table:style-name="ce97"/>
          <table:covered-table-cell table:style-name="ce105"/>
          <table:table-cell table:style-name="ce111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Default" table:number-columns-repeated="3"/>
          <table:table-cell table:style-name="ce58" table:number-columns-repeated="3"/>
          <table:table-cell table:style-name="ce66" office:value-type="string">
            <text:p>Total Time:</text:p>
          </table:table-cell>
          <table:table-cell table:style-name="ce70" table:formula="of:=SUM([.H2:.H50])" office:value-type="float" office:value="309">
            <text:p>309</text:p>
          </table:table-cell>
          <table:table-cell table:style-name="ce58"/>
          <table:table-cell table:style-name="ce81" office:value-type="string">
            <text:p>AC:</text:p>
          </table:table-cell>
          <table:table-cell table:style-name="ce58" table:formula="of:=SUM([.J2:.J50])" office:value-type="float" office:value="27">
            <text:p>27</text:p>
          </table:table-cell>
          <table:table-cell table:style-name="ce11" office:value-type="string">
            <text:p>SPI:</text:p>
          </table:table-cell>
          <table:table-cell table:style-name="ce99" table:formula="of:=SUM([.M2:.M48])/12" office:value-type="percentage" office:value="0.221666666666667">
            <text:p>22,17%</text:p>
          </table:table-cell>
          <table:table-cell table:style-name="ce106">
            <office:annotation office:display="true" draw:style-name="gr2" draw:text-style-name="P1" svg:width="2.899cm" svg:height="2.571cm" svg:x="55.204cm" svg:y="23.779cm" draw:caption-point-x="-0.61cm" draw:caption-point-y="1.511cm">
              <dc:date>2012-04-20T00:00:00</dc:date>
              <text:p text:style-name="P1">Good% &lt; 1 &lt; bad%</text:p>
              <text:p text:style-name="P1">Please note that this is only applies on 100% area completion</text:p>
            </office:annotation>
          </table:table-cell>
          <table:table-cell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Default" table:number-columns-repeated="48"/>
          <table:table-cell table:number-columns-repeated="976"/>
        </table:table-row>
        <table:table-row table:style-name="ro3" table:number-rows-repeated="11">
          <table:table-cell table:style-name="Default" table:number-columns-repeated="10"/>
          <table:table-cell table:style-name="ce84" table:number-columns-repeated="5"/>
          <table:table-cell table:style-name="Default" table:number-columns-repeated="33"/>
          <table:table-cell table:number-columns-repeated="976"/>
        </table:table-row>
        <table:table-row table:style-name="ro3" table:number-rows-repeated="2">
          <table:table-cell table:style-name="Default" table:number-columns-repeated="10"/>
          <table:table-cell table:style-name="ce85" table:number-columns-repeated="5"/>
          <table:table-cell/>
          <table:table-cell table:style-name="Default" table:number-columns-repeated="32"/>
          <table:table-cell table:number-columns-repeated="976"/>
        </table:table-row>
        <table:table-row table:style-name="ro4">
          <table:table-cell table:number-columns-repeated="16"/>
          <table:table-cell table:style-name="Default" table:number-columns-repeated="32"/>
          <table:table-cell table:number-columns-repeated="976"/>
        </table:table-row>
        <table:table-row table:style-name="ro4">
          <table:table-cell table:number-columns-repeated="16"/>
          <table:table-cell table:style-name="Default" table:number-columns-repeated="8"/>
          <table:table-cell table:number-columns-repeated="4"/>
          <table:table-cell table:style-name="Default" table:number-columns-repeated="20"/>
          <table:table-cell table:number-columns-repeated="976"/>
        </table:table-row>
        <table:table-row table:style-name="ro4" table:number-rows-repeated="2">
          <table:table-cell table:number-columns-repeated="16"/>
          <table:table-cell table:style-name="Default" table:number-columns-repeated="8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4">
          <table:table-cell table:number-columns-repeated="17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4" table:number-rows-repeated="9">
          <table:table-cell table:number-columns-repeated="44"/>
          <table:table-cell table:style-name="Default" table:number-columns-repeated="4"/>
          <table:table-cell table:number-columns-repeated="976"/>
        </table:table-row>
        <table:table-row table:style-name="ro4" table:number-rows-repeated="21">
          <table:table-cell table:number-columns-repeated="32"/>
          <table:table-cell table:style-name="Default" table:number-columns-repeated="16"/>
          <table:table-cell table:number-columns-repeated="976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Reports" table:style-name="ta1" table:print="false">
        <table:table-column table:style-name="co56" table:default-cell-style-name="ce144"/>
        <table:table-column table:style-name="co14" table:default-cell-style-name="ce147"/>
        <table:table-column table:style-name="co14" table:number-columns-repeated="4" table:default-cell-style-name="Default"/>
        <table:table-column table:style-name="co3" table:default-cell-style-name="ce147"/>
        <table:table-column table:style-name="co27" table:default-cell-style-name="Default"/>
        <table:table-column table:style-name="co14" table:default-cell-style-name="Default"/>
        <table:table-column table:style-name="co56" table:default-cell-style-name="Excel_20_Built-in_20_Normal"/>
        <table:table-column table:style-name="co14" table:number-columns-repeated="4" table:default-cell-style-name="Excel_20_Built-in_20_Normal"/>
        <table:table-column table:style-name="co57" table:default-cell-style-name="Excel_20_Built-in_20_Normal"/>
        <table:table-column table:style-name="co58" table:default-cell-style-name="Default"/>
        <table:table-column table:style-name="co4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7" table:default-cell-style-name="Default"/>
        <table:table-column table:style-name="co61" table:default-cell-style-name="Default"/>
        <table:table-column table:style-name="co43" table:default-cell-style-name="Default"/>
        <table:table-row table:style-name="ro4">
          <table:table-cell table:style-name="ce143" office:value-type="string">
            <text:p>Week13</text:p>
          </table:table-cell>
          <table:table-cell table:style-name="ce143" office:value-type="string">
            <text:p>chpe10</text:p>
          </table:table-cell>
          <table:table-cell table:style-name="ce143" office:value-type="string">
            <text:p>hehe10</text:p>
          </table:table-cell>
          <table:table-cell table:style-name="ce143" office:value-type="string">
            <text:p>jolo10</text:p>
          </table:table-cell>
          <table:table-cell table:style-name="ce143" office:value-type="string">
            <text:p>chjo10</text:p>
          </table:table-cell>
          <table:table-cell table:style-name="ce152" office:value-type="string">
            <text:p>vist10</text:p>
          </table:table-cell>
          <table:table-cell table:style-name="ce152" office:value-type="string">
            <text:p>Invested Time (h)</text:p>
          </table:table-cell>
          <table:table-cell table:style-name="ce152" office:value-type="string">
            <text:p>Effective Time</text:p>
          </table:table-cell>
          <table:table-cell/>
          <table:table-cell table:style-name="ce143" office:value-type="string">
            <text:p>Week14</text:p>
          </table:table-cell>
          <table:table-cell table:style-name="ce143" office:value-type="string">
            <text:p>chpe10</text:p>
          </table:table-cell>
          <table:table-cell table:style-name="ce143" office:value-type="string">
            <text:p>hehe10</text:p>
          </table:table-cell>
          <table:table-cell table:style-name="ce143" office:value-type="string">
            <text:p>jolo10</text:p>
          </table:table-cell>
          <table:table-cell table:style-name="ce143" office:value-type="string">
            <text:p>chjo10</text:p>
          </table:table-cell>
          <table:table-cell table:style-name="ce152" office:value-type="string">
            <text:p>vist10</text:p>
          </table:table-cell>
          <table:table-cell table:style-name="ce152" office:value-type="string">
            <text:p>Invested Time (h)</text:p>
          </table:table-cell>
          <table:table-cell table:style-name="ce152" office:value-type="string">
            <text:p>Effective Time</text:p>
          </table:table-cell>
          <table:table-cell/>
          <table:table-cell table:style-name="ce160" office:value-type="string">
            <text:p>Weekly Meetings</text:p>
          </table:table-cell>
          <table:table-cell table:style-name="ce163" office:value-type="string">
            <text:p>Scheduled (h)</text:p>
          </table:table-cell>
          <table:table-cell table:style-name="ce163" office:value-type="string">
            <text:p>Attended (h)</text:p>
          </table:table-cell>
          <table:table-cell table:style-name="ce163" office:value-type="string">
            <text:p>Diff</text:p>
          </table:table-cell>
          <table:table-cell table:style-name="ce163" office:value-type="string">
            <text:p>Effective Time</text:p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0" office:value-type="float" office:value="4">
            <text:p>4</text:p>
          </table:table-cell>
          <table:table-cell table:formula="of:=SUM([.B2:.F2])" office:value-type="float" office:value="20">
            <text:p>20</text:p>
          </table:table-cell>
          <table:table-cell table:style-name="ce149" table:formula="of:=[.W2]" office:value-type="float" office:value="20">
            <text:p>20</text:p>
          </table:table-cell>
          <table:table-cell/>
          <table:table-cell table:style-name="ce144" office:value-type="string">
            <text:p>Meetings</text:p>
          </table:table-cell>
          <table:table-cell table:style-name="ce147" office:value-type="float" office:value="2">
            <text:p>2</text:p>
          </table:table-cell>
          <table:table-cell table:number-columns-repeated="4" table:style-name="ce150" office:value-type="float" office:value="2">
            <text:p>2</text:p>
          </table:table-cell>
          <table:table-cell table:style-name="ce147" table:formula="of:=SUM([.K2:.O2])" office:value-type="float" office:value="10">
            <text:p>10</text:p>
          </table:table-cell>
          <table:table-cell table:style-name="ce149" table:formula="of:=[.W3]" office:value-type="float" office:value="10">
            <text:p>10</text:p>
          </table:table-cell>
          <table:table-cell/>
          <table:table-cell table:style-name="ce161" office:value-type="float" office:value="13">
            <text:p>13</text:p>
          </table:table-cell>
          <table:table-cell table:style-name="ce164" office:value-type="float" office:value="20">
            <text:p>20</text:p>
          </table:table-cell>
          <table:table-cell table:style-name="ce164" table:formula="of:=SUM([.B2:.F2])" office:value-type="float" office:value="20">
            <text:p>20</text:p>
          </table:table-cell>
          <table:table-cell table:style-name="ce164" table:formula="of:=[.U2]/[.T2]" office:value-type="float" office:value="1">
            <text:p>1</text:p>
          </table:table-cell>
          <table:table-cell table:style-name="ce164" table:formula="of:=[.U2]*[.V2]" office:value-type="float" office:value="20">
            <text:p>20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formula="of:=SUM([.B3:.F3])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/>
          <table:table-cell table:style-name="ce144" office:value-type="string">
            <text:p>Code</text:p>
          </table:table-cell>
          <table:table-cell table:style-name="ce147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3:.O3])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/>
          <table:table-cell table:style-name="ce161" office:value-type="float" office:value="14">
            <text:p>14</text:p>
          </table:table-cell>
          <table:table-cell table:style-name="ce164" office:value-type="float" office:value="10">
            <text:p>10</text:p>
          </table:table-cell>
          <table:table-cell table:style-name="ce164" table:formula="of:=SUM([.K2:.O2])" office:value-type="float" office:value="10">
            <text:p>10</text:p>
          </table:table-cell>
          <table:table-cell table:style-name="ce164" table:formula="of:=[.U3]/[.T3]" office:value-type="float" office:value="1">
            <text:p>1</text:p>
          </table:table-cell>
          <table:table-cell table:style-name="ce164" table:formula="of:=[.U3]*[.V3]" office:value-type="float" office:value="10">
            <text:p>10</text:p>
          </table:table-cell>
        </table:table-row>
        <table:table-row table:style-name="ro1">
          <table:table-cell office:value-type="string">
            <text:p>Studies/Misc</text:p>
          </table:table-cell>
          <table:table-cell office:value-type="float" office:value="2">
            <text:p>2</text:p>
          </table:table-cell>
          <table:table-cell table:number-columns-repeated="4" table:style-name="ce150" office:value-type="float" office:value="0">
            <text:p>0</text:p>
          </table:table-cell>
          <table:table-cell table:formula="of:=SUM([.B4:.F4])" office:value-type="float" office:value="2">
            <text:p>2</text:p>
          </table:table-cell>
          <table:table-cell table:style-name="ce149" table:formula="of:=[.G4]" office:value-type="float" office:value="2">
            <text:p>2</text:p>
          </table:table-cell>
          <table:table-cell/>
          <table:table-cell table:style-name="ce144" office:value-type="string">
            <text:p>Studies/Misc</text:p>
          </table:table-cell>
          <table:table-cell table:style-name="ce147" office:value-type="float" office:value="3">
            <text:p>3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4:.O4])" office:value-type="float" office:value="3">
            <text:p>3</text:p>
          </table:table-cell>
          <table:table-cell table:style-name="ce149" table:formula="of:=[.P4]" office:value-type="float" office:value="3">
            <text:p>3</text:p>
          </table:table-cell>
          <table:table-cell/>
          <table:table-cell table:style-name="ce161" office:value-type="float" office:value="15">
            <text:p>15</text:p>
          </table:table-cell>
          <table:table-cell table:style-name="ce164" office:value-type="float" office:value="20">
            <text:p>20</text:p>
          </table:table-cell>
          <table:table-cell table:style-name="ce164" table:formula="of:=SUM([.B10:.F10])" office:value-type="float" office:value="20">
            <text:p>20</text:p>
          </table:table-cell>
          <table:table-cell table:style-name="ce164" table:formula="of:=[.U4]/[.T4]" office:value-type="float" office:value="1">
            <text:p>1</text:p>
          </table:table-cell>
          <table:table-cell table:style-name="ce164" table:formula="of:=[.U4]*[.V4]" office:value-type="float" office:value="20">
            <text:p>20</text:p>
          </table:table-cell>
        </table:table-row>
        <table:table-row table:style-name="ro1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 table:style-name="ce150" office:value-type="float" office:value="0">
            <text:p>0</text:p>
          </table:table-cell>
          <table:table-cell table:style-name="ce150" office:value-type="float" office:value="2">
            <text:p>2</text:p>
          </table:table-cell>
          <table:table-cell table:formula="of:=SUM([.B5:.F5])" office:value-type="float" office:value="2">
            <text:p>2</text:p>
          </table:table-cell>
          <table:table-cell table:style-name="ce149" table:formula="of:=[.W13]" office:value-type="float" office:value="3">
            <text:p>3</text:p>
          </table:table-cell>
          <table:table-cell/>
          <table:table-cell table:style-name="ce144" office:value-type="string">
            <text:p>Reports</text:p>
          </table:table-cell>
          <table:table-cell table:style-name="ce147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5:.O5])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/>
          <table:table-cell table:style-name="ce161" office:value-type="float" office:value="16">
            <text:p>16</text:p>
          </table:table-cell>
          <table:table-cell table:style-name="ce164" office:value-type="float" office:value="20">
            <text:p>20</text:p>
          </table:table-cell>
          <table:table-cell table:style-name="ce164" table:formula="of:=SUM([.K10:.O10])" office:value-type="float" office:value="16">
            <text:p>16</text:p>
          </table:table-cell>
          <table:table-cell table:style-name="ce164" table:formula="of:=[.U5]/[.T5]" office:value-type="float" office:value="0.8">
            <text:p>0,8</text:p>
          </table:table-cell>
          <table:table-cell table:style-name="ce164" table:formula="of:=[.U5]*[.V5]" office:value-type="float" office:value="12.8">
            <text:p>12,8</text:p>
          </table:table-cell>
        </table:table-row>
        <table:table-row table:style-name="ro1">
          <table:table-cell office:value-type="string">
            <text:p>Deliverables</text:p>
          </table:table-cell>
          <table:table-cell office:value-type="float" office:value="4">
            <text:p>4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formula="of:=SUM([.B6:.F6])" office:value-type="float" office:value="9">
            <text:p>9</text:p>
          </table:table-cell>
          <table:table-cell table:style-name="ce149" table:formula="of:=[.W24]" office:value-type="float" office:value="10">
            <text:p>10</text:p>
          </table:table-cell>
          <table:table-cell/>
          <table:table-cell table:style-name="ce144" office:value-type="string">
            <text:p>Deliverables</text:p>
          </table:table-cell>
          <table:table-cell table:style-name="ce147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6:.O6])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/>
          <table:table-cell table:style-name="ce161" office:value-type="float" office:value="17">
            <text:p>17</text:p>
          </table:table-cell>
          <table:table-cell table:style-name="ce164" office:value-type="float" office:value="20">
            <text:p>20</text:p>
          </table:table-cell>
          <table:table-cell table:style-name="ce164" table:formula="of:=SUM([.B18:.F18])" office:value-type="float" office:value="0">
            <text:p>0</text:p>
          </table:table-cell>
          <table:table-cell table:style-name="ce164" table:formula="of:=[.U6]/[.T6]" office:value-type="float" office:value="0">
            <text:p>0</text:p>
          </table:table-cell>
          <table:table-cell table:style-name="ce164" table:formula="of:=[.U6]*[.V6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style-name="ce148" table:formula="of:=SUM([.B2:.B6])" office:value-type="float" office:value="10">
            <text:p>10</text:p>
          </table:table-cell>
          <table:table-cell table:style-name="ce148" table:formula="of:=SUM([.C2:.C6])" office:value-type="float" office:value="4">
            <text:p>4</text:p>
          </table:table-cell>
          <table:table-cell table:style-name="ce148" table:formula="of:=SUM([.D2:.D6])" office:value-type="float" office:value="4">
            <text:p>4</text:p>
          </table:table-cell>
          <table:table-cell table:style-name="ce148" table:formula="of:=SUM([.E2:.E6])" office:value-type="float" office:value="6">
            <text:p>6</text:p>
          </table:table-cell>
          <table:table-cell table:style-name="ce148" table:formula="of:=SUM([.F2:.F6])" office:value-type="float" office:value="9">
            <text:p>9</text:p>
          </table:table-cell>
          <table:table-cell table:style-name="ce148" table:formula="of:=SUM([.G2:.G6])" office:value-type="float" office:value="33">
            <text:p>33</text:p>
          </table:table-cell>
          <table:table-cell table:style-name="ce14" table:formula="of:=SUM([.H2:.H6])" office:value-type="float" office:value="35">
            <text:p>35</text:p>
          </table:table-cell>
          <table:table-cell/>
          <table:table-cell table:style-name="ce144" office:value-type="string">
            <text:p>Total</text:p>
          </table:table-cell>
          <table:table-cell table:style-name="ce148" table:formula="of:=SUM([.K2:.K6])" office:value-type="float" office:value="5">
            <text:p>5</text:p>
          </table:table-cell>
          <table:table-cell table:style-name="ce148" table:formula="of:=SUM([.L2:.L6])" office:value-type="float" office:value="2">
            <text:p>2</text:p>
          </table:table-cell>
          <table:table-cell table:style-name="ce148" table:formula="of:=SUM([.M2:.M6])" office:value-type="float" office:value="2">
            <text:p>2</text:p>
          </table:table-cell>
          <table:table-cell table:style-name="ce148" table:formula="of:=SUM([.N2:.N6])" office:value-type="float" office:value="2">
            <text:p>2</text:p>
          </table:table-cell>
          <table:table-cell table:style-name="ce148" table:formula="of:=SUM([.O2:.O6])" office:value-type="float" office:value="2">
            <text:p>2</text:p>
          </table:table-cell>
          <table:table-cell table:style-name="ce148" table:formula="of:=SUM([.P2:.P6])" office:value-type="float" office:value="13">
            <text:p>13</text:p>
          </table:table-cell>
          <table:table-cell table:style-name="ce14" table:formula="of:=SUM([.Q2:.Q6])" office:value-type="float" office:value="13">
            <text:p>13</text:p>
          </table:table-cell>
          <table:table-cell/>
          <table:table-cell table:style-name="ce161" office:value-type="float" office:value="18">
            <text:p>18</text:p>
          </table:table-cell>
          <table:table-cell table:style-name="ce164" office:value-type="float" office:value="20">
            <text:p>20</text:p>
          </table:table-cell>
          <table:table-cell table:style-name="ce164" table:formula="of:=SUM([.K18:.O18])" office:value-type="float" office:value="0">
            <text:p>0</text:p>
          </table:table-cell>
          <table:table-cell table:style-name="ce164" table:formula="of:=[.U7]/[.T7]" office:value-type="float" office:value="0">
            <text:p>0</text:p>
          </table:table-cell>
          <table:table-cell table:style-name="ce164" table:formula="of:=[.U7]*[.V7]" office:value-type="float" office:value="0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161" office:value-type="float" office:value="19">
            <text:p>19</text:p>
          </table:table-cell>
          <table:table-cell table:style-name="ce164" office:value-type="float" office:value="20">
            <text:p>20</text:p>
          </table:table-cell>
          <table:table-cell table:style-name="ce164" table:formula="of:=SUM([.B26:.F26])" office:value-type="float" office:value="0">
            <text:p>0</text:p>
          </table:table-cell>
          <table:table-cell table:style-name="ce164" table:formula="of:=[.U8]/[.T8]" office:value-type="float" office:value="0">
            <text:p>0</text:p>
          </table:table-cell>
          <table:table-cell table:style-name="ce164" table:formula="of:=[.U8]*[.V8]" office:value-type="float" office:value="0">
            <text:p>0</text:p>
          </table:table-cell>
        </table:table-row>
        <table:table-row table:style-name="ro4">
          <table:table-cell table:style-name="ce143" office:value-type="string">
            <text:p>Week15</text:p>
          </table:table-cell>
          <table:table-cell table:style-name="ce143" office:value-type="string">
            <text:p>chpe10</text:p>
          </table:table-cell>
          <table:table-cell table:style-name="ce143" office:value-type="string">
            <text:p>hehe10</text:p>
          </table:table-cell>
          <table:table-cell table:style-name="ce143" office:value-type="string">
            <text:p>jolo10</text:p>
          </table:table-cell>
          <table:table-cell table:style-name="ce143" office:value-type="string">
            <text:p>chjo10</text:p>
          </table:table-cell>
          <table:table-cell table:style-name="ce152" office:value-type="string">
            <text:p>vist10</text:p>
          </table:table-cell>
          <table:table-cell table:style-name="ce152" office:value-type="string">
            <text:p>Invested Time (h)</text:p>
          </table:table-cell>
          <table:table-cell table:style-name="ce152" office:value-type="string">
            <text:p>Effective Time</text:p>
          </table:table-cell>
          <table:table-cell/>
          <table:table-cell table:style-name="ce1" office:value-type="string">
            <text:p>Week16</text:p>
          </table:table-cell>
          <table:table-cell table:style-name="ce1" office:value-type="string">
            <text:p>chpe10</text:p>
          </table:table-cell>
          <table:table-cell table:style-name="ce1" office:value-type="string">
            <text:p>hehe10</text:p>
          </table:table-cell>
          <table:table-cell table:style-name="ce1" office:value-type="string">
            <text:p>jolo10</text:p>
          </table:table-cell>
          <table:table-cell table:style-name="ce1" office:value-type="string">
            <text:p>chjo10</text:p>
          </table:table-cell>
          <table:table-cell table:style-name="ce156" office:value-type="string">
            <text:p>vist10</text:p>
          </table:table-cell>
          <table:table-cell table:style-name="ce156" office:value-type="string">
            <text:p>Invested Time (h)</text:p>
          </table:table-cell>
          <table:table-cell table:style-name="ce156" office:value-type="string">
            <text:p>Effective Time</text:p>
          </table:table-cell>
          <table:table-cell/>
          <table:table-cell table:style-name="ce161" office:value-type="float" office:value="20">
            <text:p>20</text:p>
          </table:table-cell>
          <table:table-cell table:style-name="ce164" office:value-type="float" office:value="20">
            <text:p>20</text:p>
          </table:table-cell>
          <table:table-cell table:style-name="ce164" table:formula="of:=SUM([.K26:.O26])" office:value-type="float" office:value="0">
            <text:p>0</text:p>
          </table:table-cell>
          <table:table-cell table:style-name="ce164" table:formula="of:=[.U9]/[.T9]" office:value-type="float" office:value="0">
            <text:p>0</text:p>
          </table:table-cell>
          <table:table-cell table:style-name="ce164" table:formula="of:=[.U9]*[.V9]" office:value-type="float" office:value="0">
            <text:p>0</text:p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0" office:value-type="float" office:value="4">
            <text:p>4</text:p>
          </table:table-cell>
          <table:table-cell table:formula="of:=SUM([.B10:.F10])" office:value-type="float" office:value="20">
            <text:p>20</text:p>
          </table:table-cell>
          <table:table-cell table:style-name="ce149" table:formula="of:=[.W4]" office:value-type="float" office:value="20">
            <text:p>20</text:p>
          </table:table-cell>
          <table:table-cell/>
          <table:table-cell table:style-name="ce144" office:value-type="string">
            <text:p>Meetings</text:p>
          </table:table-cell>
          <table:table-cell table:style-name="ce147" office:value-type="float" office:value="4">
            <text:p>4</text:p>
          </table:table-cell>
          <table:table-cell table:number-columns-repeated="2" table:style-name="ce150" office:value-type="float" office:value="4">
            <text:p>4</text:p>
          </table:table-cell>
          <table:table-cell table:number-columns-repeated="2" table:style-name="ce150" office:value-type="float" office:value="2">
            <text:p>2</text:p>
          </table:table-cell>
          <table:table-cell table:style-name="ce147" table:formula="of:=SUM([.K10:.O10])" office:value-type="float" office:value="16">
            <text:p>16</text:p>
          </table:table-cell>
          <table:table-cell table:style-name="ce149" table:formula="of:=[.W5]" office:value-type="float" office:value="12.8">
            <text:p>12,8</text:p>
          </table:table-cell>
          <table:table-cell/>
          <table:table-cell table:style-name="ce161" office:value-type="float" office:value="21">
            <text:p>21</text:p>
          </table:table-cell>
          <table:table-cell table:style-name="ce164" office:value-type="float" office:value="20">
            <text:p>20</text:p>
          </table:table-cell>
          <table:table-cell table:style-name="ce164" table:formula="of:=SUM([.B34:.F34])" office:value-type="float" office:value="0">
            <text:p>0</text:p>
          </table:table-cell>
          <table:table-cell table:style-name="ce164" table:formula="of:=[.U10]/[.T10]" office:value-type="float" office:value="0">
            <text:p>0</text:p>
          </table:table-cell>
          <table:table-cell table:style-name="ce164" table:formula="of:=[.U10]*[.V10]" office:value-type="float" office:value="0">
            <text:p>0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/>
          <table:table-cell table:style-name="ce144" office:value-type="string">
            <text:p>Code</text:p>
          </table:table-cell>
          <table:table-cell table:style-name="ce147" office:value-type="float" office:value="16">
            <text:p>16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6">
            <text:p>6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47" table:formula="of:=SUM([.K11:.O11])" office:value-type="float" office:value="25">
            <text:p>25</text:p>
          </table:table-cell>
          <table:table-cell table:style-name="ce149" table:formula="of:=[Schedule.H6]+[Schedule.H7]+[Schedule.H8]+[Schedule.H9]+[Schedule.H10]+[Schedule.H16]+[Schedule.H18]" office:value-type="float" office:value="17">
            <text:p>17</text:p>
          </table:table-cell>
          <table:table-cell table:style-name="ce157"/>
          <table:table-cell table:style-name="ce162" table:number-columns-repeated="4"/>
          <table:table-cell table:style-name="ce149"/>
        </table:table-row>
        <table:table-row table:style-name="ro4">
          <table:table-cell office:value-type="string">
            <text:p>Studies/Misc</text:p>
          </table:table-cell>
          <table:table-cell office:value-type="float" office:value="7">
            <text:p>7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0">
            <text:p>0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0">
            <text:p>0</text:p>
          </table:table-cell>
          <table:table-cell table:formula="of:=SUM([.B12:.F12])" office:value-type="float" office:value="17">
            <text:p>17</text:p>
          </table:table-cell>
          <table:table-cell table:style-name="ce154" table:formula="of:=[.G12]" office:value-type="float" office:value="17">
            <text:p>17</text:p>
          </table:table-cell>
          <table:table-cell/>
          <table:table-cell table:style-name="ce144" office:value-type="string">
            <text:p>Studies/Misc</text:p>
          </table:table-cell>
          <table:table-cell table:style-name="ce147" office:value-type="float" office:value="1">
            <text:p>1</text:p>
          </table:table-cell>
          <table:table-cell table:style-name="ce150" office:value-type="float" office:value="2">
            <text:p>2</text:p>
          </table:table-cell>
          <table:table-cell table:number-columns-repeated="2" table:style-name="ce150" office:value-type="float" office:value="5">
            <text:p>5</text:p>
          </table:table-cell>
          <table:table-cell table:style-name="ce150" office:value-type="float" office:value="0">
            <text:p>0</text:p>
          </table:table-cell>
          <table:table-cell table:style-name="ce147" table:formula="of:=SUM([.K12:.O12])" office:value-type="float" office:value="13">
            <text:p>13</text:p>
          </table:table-cell>
          <table:table-cell table:style-name="ce149" table:formula="of:=[.P12]" office:value-type="float" office:value="13">
            <text:p>13</text:p>
          </table:table-cell>
          <table:table-cell table:style-name="ce158"/>
          <table:table-cell table:style-name="ce163" office:value-type="string">
            <text:p>Reports</text:p>
          </table:table-cell>
          <table:table-cell table:style-name="ce163" office:value-type="string">
            <text:p>Scheduled (h)</text:p>
          </table:table-cell>
          <table:table-cell table:style-name="ce163" office:value-type="string">
            <text:p>Worked Time (h)</text:p>
          </table:table-cell>
          <table:table-cell table:style-name="ce163" office:value-type="string">
            <text:p>Diff</text:p>
          </table:table-cell>
          <table:table-cell table:style-name="ce161" office:value-type="string">
            <text:p>Effective Time</text:p>
          </table:table-cell>
        </table:table-row>
        <table:table-row table:style-name="ro4">
          <table:table-cell office:value-type="string">
            <text:p>Reports</text:p>
          </table:table-cell>
          <table:table-cell office:value-type="float" office:value="4">
            <text:p>4</text:p>
          </table:table-cell>
          <table:table-cell table:number-columns-repeated="4" table:style-name="ce150" office:value-type="float" office:value="0">
            <text:p>0</text:p>
          </table:table-cell>
          <table:table-cell table:formula="of:=SUM([.B13:.F13])" office:value-type="float" office:value="4">
            <text:p>4</text:p>
          </table:table-cell>
          <table:table-cell table:style-name="ce154" table:formula="of:=[.W15]" office:value-type="float" office:value="6">
            <text:p>6</text:p>
          </table:table-cell>
          <table:table-cell/>
          <table:table-cell table:style-name="ce144" office:value-type="string">
            <text:p>Reports</text:p>
          </table:table-cell>
          <table:table-cell table:style-name="ce147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13:.O13])" office:value-type="float" office:value="0">
            <text:p>0</text:p>
          </table:table-cell>
          <table:table-cell table:style-name="ce149"/>
          <table:table-cell table:style-name="ce159"/>
          <table:table-cell table:style-name="ce163" office:value-type="float" office:value="13">
            <text:p>13</text:p>
          </table:table-cell>
          <table:table-cell table:style-name="ce164" office:value-type="float" office:value="3">
            <text:p>3</text:p>
          </table:table-cell>
          <table:table-cell table:style-name="ce164" table:formula="of:=[.G5]" office:value-type="float" office:value="2">
            <text:p>2</text:p>
          </table:table-cell>
          <table:table-cell table:style-name="ce164" table:formula="of:=[.T13]/[.U13]" office:value-type="float" office:value="1.5">
            <text:p>1,5</text:p>
          </table:table-cell>
          <table:table-cell table:style-name="ce149" table:formula="of:=[.U13]*[.V13]" office:value-type="float" office:value="3">
            <text:p>3</text:p>
          </table:table-cell>
        </table:table-row>
        <table:table-row table:style-name="ro4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formula="of:=SUM([.B14:.F14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/>
          <table:table-cell table:style-name="ce144" office:value-type="string">
            <text:p>Deliverables</text:p>
          </table:table-cell>
          <table:table-cell table:style-name="ce147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47" table:formula="of:=SUM([.K14:.O14])" office:value-type="float" office:value="0">
            <text:p>0</text:p>
          </table:table-cell>
          <table:table-cell table:style-name="ce149"/>
          <table:table-cell table:style-name="ce159"/>
          <table:table-cell table:style-name="ce163" office:value-type="float" office:value="14">
            <text:p>14</text:p>
          </table:table-cell>
          <table:table-cell table:style-name="ce164" office:value-type="float" office:value="3">
            <text:p>3</text:p>
          </table:table-cell>
          <table:table-cell table:style-name="ce164" table:formula="of:=[.P5]" office:value-type="float" office:value="0">
            <text:p>0</text:p>
          </table:table-cell>
          <table:table-cell table:style-name="ce164" table:formula="of:=[.T14]/[.U14]" office:value-type="float" office:value="0">
            <text:p>#DIV/0!</text:p>
          </table:table-cell>
          <table:table-cell table:style-name="ce149" table:formula="of:=[.U14]*[.V14]" office:value-type="float" office:value="0">
            <text:p>#DIV/0!</text:p>
          </table:table-cell>
        </table:table-row>
        <table:table-row table:style-name="ro4">
          <table:table-cell office:value-type="string">
            <text:p>Total</text:p>
          </table:table-cell>
          <table:table-cell table:style-name="ce148" table:formula="of:=SUM([.B10:.B14])" office:value-type="float" office:value="15">
            <text:p>15</text:p>
          </table:table-cell>
          <table:table-cell table:style-name="ce148" table:formula="of:=SUM([.C10:.C14])" office:value-type="float" office:value="9">
            <text:p>9</text:p>
          </table:table-cell>
          <table:table-cell table:style-name="ce148" table:formula="of:=SUM([.D10:.D14])" office:value-type="float" office:value="4">
            <text:p>4</text:p>
          </table:table-cell>
          <table:table-cell table:style-name="ce148" table:formula="of:=SUM([.E10:.E14])" office:value-type="float" office:value="9">
            <text:p>9</text:p>
          </table:table-cell>
          <table:table-cell table:style-name="ce148" table:formula="of:=SUM([.F10:.F14])" office:value-type="float" office:value="4">
            <text:p>4</text:p>
          </table:table-cell>
          <table:table-cell table:style-name="ce148" table:formula="of:=SUM([.G10:.G14])" office:value-type="float" office:value="41">
            <text:p>41</text:p>
          </table:table-cell>
          <table:table-cell table:style-name="ce155" table:formula="of:=SUM([.H10:.H14])" office:value-type="float" office:value="43">
            <text:p>43</text:p>
          </table:table-cell>
          <table:table-cell/>
          <table:table-cell table:style-name="ce144" office:value-type="string">
            <text:p>Total</text:p>
          </table:table-cell>
          <table:table-cell table:style-name="ce148" table:formula="of:=SUM([.K10:.K14])" office:value-type="float" office:value="21">
            <text:p>21</text:p>
          </table:table-cell>
          <table:table-cell table:style-name="ce148" table:formula="of:=SUM([.L10:.L14])" office:value-type="float" office:value="9">
            <text:p>9</text:p>
          </table:table-cell>
          <table:table-cell table:style-name="ce148" table:formula="of:=SUM([.M10:.M14])" office:value-type="float" office:value="15">
            <text:p>15</text:p>
          </table:table-cell>
          <table:table-cell table:style-name="ce148" table:formula="of:=SUM([.N10:.N14])" office:value-type="float" office:value="7">
            <text:p>7</text:p>
          </table:table-cell>
          <table:table-cell table:style-name="ce148" table:formula="of:=SUM([.O10:.O14])" office:value-type="float" office:value="2">
            <text:p>2</text:p>
          </table:table-cell>
          <table:table-cell table:style-name="ce148" table:formula="of:=SUM([.P10:.P14])" office:value-type="float" office:value="54">
            <text:p>54</text:p>
          </table:table-cell>
          <table:table-cell table:style-name="ce14" table:formula="of:=SUM([.Q10:.Q14])" office:value-type="float" office:value="42.8">
            <text:p>42,8</text:p>
          </table:table-cell>
          <table:table-cell table:style-name="ce159"/>
          <table:table-cell table:style-name="ce163" office:value-type="float" office:value="15">
            <text:p>15</text:p>
          </table:table-cell>
          <table:table-cell table:style-name="ce164" office:value-type="float" office:value="6">
            <text:p>6</text:p>
          </table:table-cell>
          <table:table-cell table:style-name="ce164" office:value-type="float" office:value="4">
            <text:p>4</text:p>
          </table:table-cell>
          <table:table-cell table:style-name="ce164" table:formula="of:=[.T15]/[.U15]" office:value-type="float" office:value="1.5">
            <text:p>1,5</text:p>
          </table:table-cell>
          <table:table-cell table:style-name="ce149" table:formula="of:=[.U15]*[.V15]" office:value-type="float" office:value="6">
            <text:p>6</text:p>
          </table:table-cell>
        </table:table-row>
        <table:table-row table:style-name="ro4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/>
          <table:table-cell table:style-name="ce159"/>
          <table:table-cell table:style-name="ce163" office:value-type="float" office:value="16">
            <text:p>16</text:p>
          </table:table-cell>
          <table:table-cell table:style-name="ce164" office:value-type="float" office:value="3">
            <text:p>3</text:p>
          </table:table-cell>
          <table:table-cell table:style-name="ce164" table:formula="of:=[.P13]" office:value-type="float" office:value="0">
            <text:p>0</text:p>
          </table:table-cell>
          <table:table-cell table:style-name="ce164" table:formula="of:=[.T16]/[.U16]" office:value-type="float" office:value="0">
            <text:p>#DIV/0!</text:p>
          </table:table-cell>
          <table:table-cell table:style-name="ce149" table:formula="of:=[.U16]*[.V16]" office:value-type="float" office:value="0">
            <text:p>#DIV/0!</text:p>
          </table:table-cell>
        </table:table-row>
        <table:table-row table:style-name="ro4">
          <table:table-cell table:style-name="ce145" office:value-type="string">
            <text:p>Week17</text:p>
          </table:table-cell>
          <table:table-cell table:style-name="ce145" office:value-type="string">
            <text:p>chpe10</text:p>
          </table:table-cell>
          <table:table-cell table:style-name="ce145" office:value-type="string">
            <text:p>hehe10</text:p>
          </table:table-cell>
          <table:table-cell table:style-name="ce145" office:value-type="string">
            <text:p>jolo10</text:p>
          </table:table-cell>
          <table:table-cell table:style-name="ce145" office:value-type="string">
            <text:p>chjo10</text:p>
          </table:table-cell>
          <table:table-cell table:style-name="ce153" office:value-type="string">
            <text:p>vist10</text:p>
          </table:table-cell>
          <table:table-cell table:style-name="ce153" office:value-type="string">
            <text:p>Invested Time (h)</text:p>
          </table:table-cell>
          <table:table-cell table:style-name="ce153" office:value-type="string">
            <text:p>Effective Time</text:p>
          </table:table-cell>
          <table:table-cell/>
          <table:table-cell table:style-name="ce145" office:value-type="string">
            <text:p>Week18</text:p>
          </table:table-cell>
          <table:table-cell table:style-name="ce145" office:value-type="string">
            <text:p>chpe10</text:p>
          </table:table-cell>
          <table:table-cell table:style-name="ce145" office:value-type="string">
            <text:p>hehe10</text:p>
          </table:table-cell>
          <table:table-cell table:style-name="ce145" office:value-type="string">
            <text:p>jolo10</text:p>
          </table:table-cell>
          <table:table-cell table:style-name="ce145" office:value-type="string">
            <text:p>chjo10</text:p>
          </table:table-cell>
          <table:table-cell table:style-name="ce153" office:value-type="string">
            <text:p>vist10</text:p>
          </table:table-cell>
          <table:table-cell table:style-name="ce153" office:value-type="string">
            <text:p>Invested Time (h)</text:p>
          </table:table-cell>
          <table:table-cell table:style-name="ce153" office:value-type="string">
            <text:p>Effective Time</text:p>
          </table:table-cell>
          <table:table-cell table:style-name="ce159"/>
          <table:table-cell table:style-name="ce163" office:value-type="float" office:value="17">
            <text:p>17</text:p>
          </table:table-cell>
          <table:table-cell table:style-name="ce164" office:value-type="float" office:value="3">
            <text:p>3</text:p>
          </table:table-cell>
          <table:table-cell table:style-name="ce164" table:formula="of:=[.G21]" office:value-type="float" office:value="0">
            <text:p>0</text:p>
          </table:table-cell>
          <table:table-cell table:style-name="ce164" table:formula="of:=[.T17]/[.U17]" office:value-type="float" office:value="0">
            <text:p>#DIV/0!</text:p>
          </table:table-cell>
          <table:table-cell table:style-name="ce149" table:formula="of:=[.U17]*[.V17]" office:value-type="float" office:value="0">
            <text:p>#DIV/0!</text:p>
          </table:table-cell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18:.F18])" office:value-type="float" office:value="0">
            <text:p>0</text:p>
          </table:table-cell>
          <table:table-cell table:style-name="ce154" table:formula="of:=[.W6]" office:value-type="float" office:value="0">
            <text:p>0</text:p>
          </table:table-cell>
          <table:table-cell/>
          <table:table-cell table:style-name="ce144" office:value-type="string">
            <text:p>Meeting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18:.O18])" office:value-type="float" office:value="0">
            <text:p>0</text:p>
          </table:table-cell>
          <table:table-cell table:style-name="ce149" table:formula="of:=[.W7]" office:value-type="float" office:value="0">
            <text:p>0</text:p>
          </table:table-cell>
          <table:table-cell table:style-name="ce159"/>
          <table:table-cell table:style-name="ce163" office:value-type="float" office:value="18">
            <text:p>18</text:p>
          </table:table-cell>
          <table:table-cell table:style-name="ce164" office:value-type="float" office:value="3">
            <text:p>3</text:p>
          </table:table-cell>
          <table:table-cell table:style-name="ce164" table:formula="of:=[.P21]" office:value-type="float" office:value="0">
            <text:p>0</text:p>
          </table:table-cell>
          <table:table-cell table:style-name="ce164" table:formula="of:=[.T18]/[.U18]" office:value-type="float" office:value="0">
            <text:p>#DIV/0!</text:p>
          </table:table-cell>
          <table:table-cell table:style-name="ce149" table:formula="of:=[.U18]*[.V18]" office:value-type="float" office:value="0">
            <text:p>#DIV/0!</text:p>
          </table:table-cell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19:.F19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Code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19:.O19])" office:value-type="float" office:value="0">
            <text:p>0</text:p>
          </table:table-cell>
          <table:table-cell table:style-name="ce149"/>
          <table:table-cell table:style-name="ce159"/>
          <table:table-cell table:style-name="ce163" office:value-type="float" office:value="19">
            <text:p>19</text:p>
          </table:table-cell>
          <table:table-cell table:style-name="ce164" office:value-type="float" office:value="3">
            <text:p>3</text:p>
          </table:table-cell>
          <table:table-cell table:style-name="ce164" table:formula="of:=[.G29]" office:value-type="float" office:value="0">
            <text:p>0</text:p>
          </table:table-cell>
          <table:table-cell table:style-name="ce164" table:formula="of:=[.T19]/[.U19]" office:value-type="float" office:value="0">
            <text:p>#DIV/0!</text:p>
          </table:table-cell>
          <table:table-cell table:style-name="ce149" table:formula="of:=[.U19]*[.V19]" office:value-type="float" office:value="0">
            <text:p>#DIV/0!</text:p>
          </table:table-cell>
        </table:table-row>
        <table:table-row table:style-name="ro4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0:.F20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Studies/Misc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0:.O20])" office:value-type="float" office:value="0">
            <text:p>0</text:p>
          </table:table-cell>
          <table:table-cell table:style-name="ce149"/>
          <table:table-cell table:style-name="ce159"/>
          <table:table-cell table:style-name="ce163" office:value-type="float" office:value="20">
            <text:p>20</text:p>
          </table:table-cell>
          <table:table-cell table:style-name="ce164" office:value-type="float" office:value="3">
            <text:p>3</text:p>
          </table:table-cell>
          <table:table-cell table:style-name="ce164" table:formula="of:=[.P29]" office:value-type="float" office:value="0">
            <text:p>0</text:p>
          </table:table-cell>
          <table:table-cell table:style-name="ce164" table:formula="of:=[.T20]/[.U20]" office:value-type="float" office:value="0">
            <text:p>#DIV/0!</text:p>
          </table:table-cell>
          <table:table-cell table:style-name="ce149" table:formula="of:=[.U20]*[.V20]" office:value-type="float" office:value="0">
            <text:p>#DIV/0!</text:p>
          </table:table-cell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1:.F21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Report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1:.O21])" office:value-type="float" office:value="0">
            <text:p>0</text:p>
          </table:table-cell>
          <table:table-cell table:style-name="ce149"/>
          <table:table-cell table:style-name="ce159"/>
          <table:table-cell table:style-name="ce163" office:value-type="float" office:value="21">
            <text:p>21</text:p>
          </table:table-cell>
          <table:table-cell table:style-name="ce164" office:value-type="float" office:value="3">
            <text:p>3</text:p>
          </table:table-cell>
          <table:table-cell table:style-name="ce164" table:formula="of:=[.G37]" office:value-type="float" office:value="0">
            <text:p>0</text:p>
          </table:table-cell>
          <table:table-cell table:style-name="ce164" table:formula="of:=[.T21]/[.U21]" office:value-type="float" office:value="0">
            <text:p>#DIV/0!</text:p>
          </table:table-cell>
          <table:table-cell table:style-name="ce149" table:formula="of:=[.U21]*[.V21]" office:value-type="float" office:value="0">
            <text:p>#DIV/0!</text:p>
          </table:table-cell>
        </table:table-row>
        <table:table-row table:style-name="ro4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2:.F22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Deliverable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2:.O22])" office:value-type="float" office:value="0">
            <text:p>0</text:p>
          </table:table-cell>
          <table:table-cell table:style-name="ce149"/>
          <table:table-cell/>
          <table:table-cell table:style-name="ce149" table:number-columns-repeated="5"/>
        </table:table-row>
        <table:table-row table:style-name="ro4">
          <table:table-cell office:value-type="string">
            <text:p>Total</text:p>
          </table:table-cell>
          <table:table-cell table:style-name="ce148" table:formula="of:=SUM([.B18:.B22])" office:value-type="float" office:value="0">
            <text:p>0</text:p>
          </table:table-cell>
          <table:table-cell table:style-name="ce148" table:formula="of:=SUM([.C18:.C22])" office:value-type="float" office:value="0">
            <text:p>0</text:p>
          </table:table-cell>
          <table:table-cell table:style-name="ce148" table:formula="of:=SUM([.D18:.D22])" office:value-type="float" office:value="0">
            <text:p>0</text:p>
          </table:table-cell>
          <table:table-cell table:style-name="ce148" table:formula="of:=SUM([.E18:.E22])" office:value-type="float" office:value="0">
            <text:p>0</text:p>
          </table:table-cell>
          <table:table-cell table:style-name="ce148" table:formula="of:=SUM([.F18:.F22])" office:value-type="float" office:value="0">
            <text:p>0</text:p>
          </table:table-cell>
          <table:table-cell table:style-name="ce148" table:formula="of:=SUM([.G18:.G22])" office:value-type="float" office:value="0">
            <text:p>0</text:p>
          </table:table-cell>
          <table:table-cell table:style-name="ce155" table:formula="of:=SUM([.H18:.H22])" office:value-type="float" office:value="0">
            <text:p>0</text:p>
          </table:table-cell>
          <table:table-cell/>
          <table:table-cell table:style-name="ce144" office:value-type="string">
            <text:p>Total</text:p>
          </table:table-cell>
          <table:table-cell table:style-name="ce148" table:formula="of:=SUM([.K18:.K22])" office:value-type="float" office:value="0">
            <text:p>0</text:p>
          </table:table-cell>
          <table:table-cell table:style-name="ce148" table:formula="of:=SUM([.L18:.L22])" office:value-type="float" office:value="0">
            <text:p>0</text:p>
          </table:table-cell>
          <table:table-cell table:style-name="ce148" table:formula="of:=SUM([.M18:.M22])" office:value-type="float" office:value="0">
            <text:p>0</text:p>
          </table:table-cell>
          <table:table-cell table:style-name="ce148" table:formula="of:=SUM([.N18:.N22])" office:value-type="float" office:value="0">
            <text:p>0</text:p>
          </table:table-cell>
          <table:table-cell table:style-name="ce148" table:formula="of:=SUM([.O18:.O22])" office:value-type="float" office:value="0">
            <text:p>0</text:p>
          </table:table-cell>
          <table:table-cell table:style-name="ce148" table:formula="of:=SUM([.P18:.P22])" office:value-type="float" office:value="0">
            <text:p>0</text:p>
          </table:table-cell>
          <table:table-cell table:style-name="ce14" table:formula="of:=SUM([.Q18:.Q22])" office:value-type="float" office:value="0">
            <text:p>0</text:p>
          </table:table-cell>
          <table:table-cell/>
          <table:table-cell table:style-name="ce163" office:value-type="string">
            <text:p>Deliverables</text:p>
          </table:table-cell>
          <table:table-cell table:style-name="ce163" office:value-type="string">
            <text:p>Scheduled (h)</text:p>
          </table:table-cell>
          <table:table-cell table:style-name="ce163" office:value-type="string">
            <text:p>Worked Time (h)</text:p>
          </table:table-cell>
          <table:table-cell table:style-name="ce163" office:value-type="string">
            <text:p>Diff</text:p>
          </table:table-cell>
          <table:table-cell table:style-name="ce161" office:value-type="string">
            <text:p>Effective Time</text:p>
          </table:table-cell>
        </table:table-row>
        <table:table-row table:style-name="ro4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2"/>
          <table:table-cell table:style-name="ce163" office:value-type="float" office:value="13">
            <text:p>13</text:p>
          </table:table-cell>
          <table:table-cell table:style-name="ce164" office:value-type="float" office:value="10">
            <text:p>10</text:p>
          </table:table-cell>
          <table:table-cell table:style-name="ce164" office:value-type="float" office:value="9">
            <text:p>9</text:p>
          </table:table-cell>
          <table:table-cell table:style-name="ce164" table:formula="of:=[.T24]/[.U24]" office:value-type="float" office:value="1.11111111111111">
            <text:p>1,1111111111</text:p>
          </table:table-cell>
          <table:table-cell table:style-name="ce149" table:formula="of:=[.U24]*[.V24]" office:value-type="float" office:value="10">
            <text:p>10</text:p>
          </table:table-cell>
        </table:table-row>
        <table:table-row table:style-name="ro4">
          <table:table-cell table:style-name="ce145" office:value-type="string">
            <text:p>Week19</text:p>
          </table:table-cell>
          <table:table-cell table:style-name="ce145" office:value-type="string">
            <text:p>chpe10</text:p>
          </table:table-cell>
          <table:table-cell table:style-name="ce145" office:value-type="string">
            <text:p>hehe10</text:p>
          </table:table-cell>
          <table:table-cell table:style-name="ce145" office:value-type="string">
            <text:p>jolo10</text:p>
          </table:table-cell>
          <table:table-cell table:style-name="ce145" office:value-type="string">
            <text:p>chjo10</text:p>
          </table:table-cell>
          <table:table-cell table:style-name="ce153" office:value-type="string">
            <text:p>vist10</text:p>
          </table:table-cell>
          <table:table-cell table:style-name="ce153" office:value-type="string">
            <text:p>Invested Time (h)</text:p>
          </table:table-cell>
          <table:table-cell table:style-name="ce153" office:value-type="string">
            <text:p>Effective Time</text:p>
          </table:table-cell>
          <table:table-cell/>
          <table:table-cell table:style-name="ce145" office:value-type="string">
            <text:p>Week20</text:p>
          </table:table-cell>
          <table:table-cell table:style-name="ce145" office:value-type="string">
            <text:p>chpe10</text:p>
          </table:table-cell>
          <table:table-cell table:style-name="ce145" office:value-type="string">
            <text:p>hehe10</text:p>
          </table:table-cell>
          <table:table-cell table:style-name="ce145" office:value-type="string">
            <text:p>jolo10</text:p>
          </table:table-cell>
          <table:table-cell table:style-name="ce145" office:value-type="string">
            <text:p>chjo10</text:p>
          </table:table-cell>
          <table:table-cell table:style-name="ce153" office:value-type="string">
            <text:p>vist10</text:p>
          </table:table-cell>
          <table:table-cell table:style-name="ce153" office:value-type="string">
            <text:p>Invested Time (h)</text:p>
          </table:table-cell>
          <table:table-cell table:style-name="ce153" office:value-type="string">
            <text:p>Effective Time</text:p>
          </table:table-cell>
          <table:table-cell/>
          <table:table-cell table:style-name="ce163" office:value-type="float" office:value="16">
            <text:p>16</text:p>
          </table:table-cell>
          <table:table-cell table:style-name="ce164" office:value-type="float" office:value="15">
            <text:p>15</text:p>
          </table:table-cell>
          <table:table-cell table:style-name="ce164" table:formula="of:=[.P24]" office:value-type="float" office:value="0">
            <text:p>0</text:p>
          </table:table-cell>
          <table:table-cell table:style-name="ce164" table:formula="of:=[.T25]/[.U25]" office:value-type="float" office:value="0">
            <text:p>#DIV/0!</text:p>
          </table:table-cell>
          <table:table-cell table:style-name="ce149" table:formula="of:=[.U25]*[.V25]" office:value-type="float" office:value="0">
            <text:p>#DIV/0!</text:p>
          </table:table-cell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6:.F26])" office:value-type="float" office:value="0">
            <text:p>0</text:p>
          </table:table-cell>
          <table:table-cell table:style-name="ce154" table:formula="of:=[.W8]" office:value-type="float" office:value="0">
            <text:p>0</text:p>
          </table:table-cell>
          <table:table-cell/>
          <table:table-cell table:style-name="ce144" office:value-type="string">
            <text:p>Meeting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6:.O26])" office:value-type="float" office:value="0">
            <text:p>0</text:p>
          </table:table-cell>
          <table:table-cell table:style-name="ce149" table:formula="of:=[.W9]" office:value-type="float" office:value="0">
            <text:p>0</text:p>
          </table:table-cell>
          <table:table-cell/>
          <table:table-cell table:style-name="ce163" office:value-type="float" office:value="19">
            <text:p>19</text:p>
          </table:table-cell>
          <table:table-cell table:style-name="ce164" office:value-type="float" office:value="10">
            <text:p>10</text:p>
          </table:table-cell>
          <table:table-cell table:style-name="ce164" table:formula="of:=[.G40]" office:value-type="float" office:value="0">
            <text:p>0</text:p>
          </table:table-cell>
          <table:table-cell table:style-name="ce164" table:formula="of:=[.T26]/[.U26]" office:value-type="float" office:value="0">
            <text:p>#DIV/0!</text:p>
          </table:table-cell>
          <table:table-cell table:style-name="ce149" table:formula="of:=[.U26]*[.V26]" office:value-type="float" office:value="0">
            <text:p>#DIV/0!</text:p>
          </table:table-cell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7:.F27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Code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7:.O27])" office:value-type="float" office:value="0">
            <text:p>0</text:p>
          </table:table-cell>
          <table:table-cell table:style-name="ce149"/>
          <table:table-cell/>
          <table:table-cell table:style-name="ce163" office:value-type="float" office:value="21">
            <text:p>21</text:p>
          </table:table-cell>
          <table:table-cell table:style-name="ce164" office:value-type="float" office:value="15">
            <text:p>15</text:p>
          </table:table-cell>
          <table:table-cell table:style-name="ce164" office:value-type="float" office:value="0">
            <text:p>0</text:p>
          </table:table-cell>
          <table:table-cell table:style-name="ce164" table:formula="of:=[.T27]/[.U27]" office:value-type="float" office:value="0">
            <text:p>#DIV/0!</text:p>
          </table:table-cell>
          <table:table-cell table:style-name="ce149" table:formula="of:=[.U27]*[.V27]" office:value-type="float" office:value="0">
            <text:p>#DIV/0!</text:p>
          </table:table-cell>
        </table:table-row>
        <table:table-row table:style-name="ro4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8:.F28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Studies/Misc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8:.O28])" office:value-type="float" office:value="0">
            <text:p>0</text:p>
          </table:table-cell>
          <table:table-cell table:style-name="ce149"/>
          <table:table-cell table:number-columns-repeated="6"/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29:.F29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Report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29:.O29])" office:value-type="float" office:value="0">
            <text:p>0</text:p>
          </table:table-cell>
          <table:table-cell table:style-name="ce149"/>
          <table:table-cell table:number-columns-repeated="6"/>
        </table:table-row>
        <table:table-row table:style-name="ro4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0:.F30])" office:value-type="float" office:value="0">
            <text:p>0</text:p>
          </table:table-cell>
          <table:table-cell table:style-name="ce154"/>
          <table:table-cell/>
          <table:table-cell table:style-name="ce144" office:value-type="string">
            <text:p>Deliverables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4"/>
          <table:table-cell table:style-name="ce147" table:formula="of:=SUM([.K30:.O30])" office:value-type="float" office:value="0">
            <text:p>0</text:p>
          </table:table-cell>
          <table:table-cell table:style-name="ce149"/>
          <table:table-cell table:number-columns-repeated="6"/>
        </table:table-row>
        <table:table-row table:style-name="ro4">
          <table:table-cell office:value-type="string">
            <text:p>Total</text:p>
          </table:table-cell>
          <table:table-cell table:style-name="ce148" table:formula="of:=SUM([.B26:.B30])" office:value-type="float" office:value="0">
            <text:p>0</text:p>
          </table:table-cell>
          <table:table-cell table:style-name="ce148" table:formula="of:=SUM([.C26:.C30])" office:value-type="float" office:value="0">
            <text:p>0</text:p>
          </table:table-cell>
          <table:table-cell table:style-name="ce148" table:formula="of:=SUM([.D26:.D30])" office:value-type="float" office:value="0">
            <text:p>0</text:p>
          </table:table-cell>
          <table:table-cell table:style-name="ce148" table:formula="of:=SUM([.E26:.E30])" office:value-type="float" office:value="0">
            <text:p>0</text:p>
          </table:table-cell>
          <table:table-cell table:style-name="ce148" table:formula="of:=SUM([.F26:.F30])" office:value-type="float" office:value="0">
            <text:p>0</text:p>
          </table:table-cell>
          <table:table-cell table:style-name="ce148" table:formula="of:=SUM([.G26:.G30])" office:value-type="float" office:value="0">
            <text:p>0</text:p>
          </table:table-cell>
          <table:table-cell table:style-name="ce155" table:formula="of:=SUM([.H26:.H30])" office:value-type="float" office:value="0">
            <text:p>0</text:p>
          </table:table-cell>
          <table:table-cell/>
          <table:table-cell table:style-name="ce144" office:value-type="string">
            <text:p>Total</text:p>
          </table:table-cell>
          <table:table-cell table:style-name="ce148" table:formula="of:=SUM([.K26:.K30])" office:value-type="float" office:value="0">
            <text:p>0</text:p>
          </table:table-cell>
          <table:table-cell table:style-name="ce148" table:formula="of:=SUM([.L26:.L30])" office:value-type="float" office:value="0">
            <text:p>0</text:p>
          </table:table-cell>
          <table:table-cell table:style-name="ce148" table:formula="of:=SUM([.M26:.M30])" office:value-type="float" office:value="0">
            <text:p>0</text:p>
          </table:table-cell>
          <table:table-cell table:style-name="ce148" table:formula="of:=SUM([.N26:.N30])" office:value-type="float" office:value="0">
            <text:p>0</text:p>
          </table:table-cell>
          <table:table-cell table:style-name="ce148" table:formula="of:=SUM([.O26:.O30])" office:value-type="float" office:value="0">
            <text:p>0</text:p>
          </table:table-cell>
          <table:table-cell table:style-name="ce148" table:formula="of:=SUM([.P26:.P30])" office:value-type="float" office:value="0">
            <text:p>0</text:p>
          </table:table-cell>
          <table:table-cell table:style-name="ce14" table:formula="of:=SUM([.Q26:.Q30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 table:number-columns-repeated="2"/>
          <table:table-cell table:number-columns-repeated="14"/>
        </table:table-row>
        <table:table-row table:style-name="ro4">
          <table:table-cell table:style-name="ce145" office:value-type="string">
            <text:p>Week21</text:p>
          </table:table-cell>
          <table:table-cell table:style-name="ce145" office:value-type="string">
            <text:p>chpe10</text:p>
          </table:table-cell>
          <table:table-cell table:style-name="ce145" office:value-type="string">
            <text:p>hehe10</text:p>
          </table:table-cell>
          <table:table-cell table:style-name="ce145" office:value-type="string">
            <text:p>jolo10</text:p>
          </table:table-cell>
          <table:table-cell table:style-name="ce145" office:value-type="string">
            <text:p>chjo10</text:p>
          </table:table-cell>
          <table:table-cell table:style-name="ce153" office:value-type="string">
            <text:p>vist10</text:p>
          </table:table-cell>
          <table:table-cell table:style-name="ce153" office:value-type="string">
            <text:p>Invested Time (h)</text:p>
          </table:table-cell>
          <table:table-cell table:style-name="ce153" office:value-type="string">
            <text:p>Effective Time</text:p>
          </table:table-cell>
          <table:table-cell/>
          <table:table-cell table:style-name="Default"/>
          <table:table-cell table:number-columns-repeated="13"/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4:.F34])" office:value-type="float" office:value="0">
            <text:p>0</text:p>
          </table:table-cell>
          <table:table-cell table:style-name="ce154" table:formula="of:=[.W10]" office:value-type="float" office:value="0">
            <text:p>0</text:p>
          </table:table-cell>
          <table:table-cell table:style-name="Excel_20_Built-in_20_Normal"/>
          <table:table-cell table:number-columns-repeated="11"/>
          <table:table-cell/>
          <table:table-cell table:number-columns-repeated="2"/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5:.F35])" office:value-type="float" office:value="0">
            <text:p>0</text:p>
          </table:table-cell>
          <table:table-cell table:style-name="ce154"/>
          <table:table-cell table:style-name="Excel_20_Built-in_20_Normal"/>
          <table:table-cell table:number-columns-repeated="11"/>
          <table:table-cell/>
          <table:table-cell table:number-columns-repeated="2"/>
        </table:table-row>
        <table:table-row table:style-name="ro4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6:.F36])" office:value-type="float" office:value="0">
            <text:p>0</text:p>
          </table:table-cell>
          <table:table-cell table:style-name="ce154"/>
          <table:table-cell table:style-name="Excel_20_Built-in_20_Normal"/>
          <table:table-cell table:number-columns-repeated="11"/>
          <table:table-cell/>
          <table:table-cell table:number-columns-repeated="2"/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7:.F37])" office:value-type="float" office:value="0">
            <text:p>0</text:p>
          </table:table-cell>
          <table:table-cell table:style-name="ce154"/>
          <table:table-cell table:style-name="Excel_20_Built-in_20_Normal"/>
          <table:table-cell table:number-columns-repeated="11"/>
          <table:table-cell/>
          <table:table-cell table:number-columns-repeated="2"/>
        </table:table-row>
        <table:table-row table:style-name="ro4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47" table:number-columns-repeated="4"/>
          <table:table-cell table:formula="of:=SUM([.B38:.F38])" office:value-type="float" office:value="0">
            <text:p>0</text:p>
          </table:table-cell>
          <table:table-cell table:style-name="ce154"/>
          <table:table-cell table:style-name="Excel_20_Built-in_20_Normal"/>
          <table:table-cell table:number-columns-repeated="14"/>
        </table:table-row>
        <table:table-row table:style-name="ro4">
          <table:table-cell office:value-type="string">
            <text:p>Total</text:p>
          </table:table-cell>
          <table:table-cell table:style-name="ce148" table:formula="of:=SUM([.B34:.B38])" office:value-type="float" office:value="0">
            <text:p>0</text:p>
          </table:table-cell>
          <table:table-cell table:style-name="ce148" table:formula="of:=SUM([.C34:.C38])" office:value-type="float" office:value="0">
            <text:p>0</text:p>
          </table:table-cell>
          <table:table-cell table:style-name="ce148" table:formula="of:=SUM([.D34:.D38])" office:value-type="float" office:value="0">
            <text:p>0</text:p>
          </table:table-cell>
          <table:table-cell table:style-name="ce148" table:formula="of:=SUM([.E34:.E38])" office:value-type="float" office:value="0">
            <text:p>0</text:p>
          </table:table-cell>
          <table:table-cell table:style-name="ce148" table:formula="of:=SUM([.F34:.F38])" office:value-type="float" office:value="0">
            <text:p>0</text:p>
          </table:table-cell>
          <table:table-cell table:style-name="ce148" table:formula="of:=SUM([.G34:.G38])" office:value-type="float" office:value="0">
            <text:p>0</text:p>
          </table:table-cell>
          <table:table-cell table:style-name="ce155" table:formula="of:=SUM([.H34:.H38])" office:value-type="float" office:value="0">
            <text:p>0</text:p>
          </table:table-cell>
          <table:table-cell table:style-name="Excel_20_Built-in_20_Normal"/>
          <table:table-cell table:number-columns-repeated="14"/>
        </table:table-row>
        <table:table-row table:style-name="ro4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146" office:value-type="string">
            <text:p>Week</text:p>
          </table:table-cell>
          <table:table-cell table:style-name="ce146" office:value-type="string">
            <text:p>PV (h)</text:p>
          </table:table-cell>
          <table:table-cell table:style-name="ce146" office:value-type="string">
            <text:p>AC (h)</text:p>
          </table:table-cell>
          <table:table-cell table:style-name="ce146" office:value-type="string">
            <text:p>EV (h)</text:p>
          </table:table-cell>
          <table:table-cell table:style-name="ce146" office:value-type="string">
            <text:p>EV (%)</text:p>
          </table:table-cell>
          <table:table-cell/>
          <table:table-cell table:style-name="ce146" office:value-type="string">
            <text:p>Week</text:p>
          </table:table-cell>
          <table:table-cell table:style-name="ce146" office:value-type="string">
            <text:p>PV (h) stack</text:p>
          </table:table-cell>
          <table:table-cell table:style-name="ce146" office:value-type="string">
            <text:p>AC (h) stack</text:p>
          </table:table-cell>
          <table:table-cell table:style-name="ce146" office:value-type="string">
            <text:p>EV (h) stack</text:p>
          </table:table-cell>
          <table:table-cell table:style-name="ce146" office:value-type="string">
            <text:p>EV (%)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3" office:value-type="float" office:value="13">
            <text:p>13</text:p>
          </table:table-cell>
          <table:table-cell table:style-name="ce149" office:value-type="float" office:value="40">
            <text:p>40</text:p>
          </table:table-cell>
          <table:table-cell table:style-name="ce149" table:formula="of:=[.G7]" office:value-type="float" office:value="33">
            <text:p>33</text:p>
          </table:table-cell>
          <table:table-cell table:style-name="ce149" table:formula="of:=[.H7]" office:value-type="float" office:value="35">
            <text:p>35</text:p>
          </table:table-cell>
          <table:table-cell table:style-name="ce151" table:formula="of:=[.D44]/[.C44]" office:value-type="percentage" office:value="1.06060606060606">
            <text:p>106,06%</text:p>
          </table:table-cell>
          <table:table-cell/>
          <table:table-cell table:style-name="ce143" office:value-type="float" office:value="13">
            <text:p>13</text:p>
          </table:table-cell>
          <table:table-cell table:style-name="ce149" table:formula="of:=[.B44]" office:value-type="float" office:value="40">
            <text:p>40</text:p>
          </table:table-cell>
          <table:table-cell table:style-name="ce149" table:formula="of:=[.C44]" office:value-type="float" office:value="33">
            <text:p>33</text:p>
          </table:table-cell>
          <table:table-cell table:style-name="ce149" table:formula="of:=[.D44]" office:value-type="float" office:value="35">
            <text:p>35</text:p>
          </table:table-cell>
          <table:table-cell table:style-name="ce151" table:formula="of:=[.J44]/[.I44]" office:value-type="percentage" office:value="1.06060606060606">
            <text:p>106,06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3" office:value-type="float" office:value="14">
            <text:p>14</text:p>
          </table:table-cell>
          <table:table-cell table:style-name="ce149" office:value-type="float" office:value="50">
            <text:p>50</text:p>
          </table:table-cell>
          <table:table-cell table:style-name="ce149" table:formula="of:=[.P7]" office:value-type="float" office:value="13">
            <text:p>13</text:p>
          </table:table-cell>
          <table:table-cell table:style-name="ce149" table:formula="of:=[.Q7]" office:value-type="float" office:value="13">
            <text:p>13</text:p>
          </table:table-cell>
          <table:table-cell table:style-name="ce151" table:formula="of:=[.D45]/[.C45]" office:value-type="percentage" office:value="1">
            <text:p>100,00%</text:p>
          </table:table-cell>
          <table:table-cell/>
          <table:table-cell table:style-name="ce143" office:value-type="float" office:value="14">
            <text:p>14</text:p>
          </table:table-cell>
          <table:table-cell table:style-name="ce149" table:formula="of:=[.H44]+[.B45]" office:value-type="float" office:value="90">
            <text:p>90</text:p>
          </table:table-cell>
          <table:table-cell table:style-name="ce149" table:formula="of:=[.I44]+[.C45]" office:value-type="float" office:value="46">
            <text:p>46</text:p>
          </table:table-cell>
          <table:table-cell table:style-name="ce149" table:formula="of:=[.J44]+[.D45]" office:value-type="float" office:value="48">
            <text:p>48</text:p>
          </table:table-cell>
          <table:table-cell table:style-name="ce151" table:formula="of:=[.J45]/[.I45]" office:value-type="percentage" office:value="1.04347826086957">
            <text:p>104,35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3" office:value-type="float" office:value="15">
            <text:p>15</text:p>
          </table:table-cell>
          <table:table-cell table:style-name="ce149" office:value-type="float" office:value="50">
            <text:p>50</text:p>
          </table:table-cell>
          <table:table-cell table:style-name="ce149" table:formula="of:=[.G15]" office:value-type="float" office:value="41">
            <text:p>41</text:p>
          </table:table-cell>
          <table:table-cell table:style-name="ce149" table:formula="of:=[.H15]" office:value-type="float" office:value="43">
            <text:p>43</text:p>
          </table:table-cell>
          <table:table-cell table:style-name="ce151" table:formula="of:=[.D46]/[.C46]" office:value-type="percentage" office:value="1.04878048780488">
            <text:p>104,88%</text:p>
          </table:table-cell>
          <table:table-cell/>
          <table:table-cell table:style-name="ce143" office:value-type="float" office:value="15">
            <text:p>15</text:p>
          </table:table-cell>
          <table:table-cell table:style-name="ce149" table:formula="of:=[.H45]+[.B46]" office:value-type="float" office:value="140">
            <text:p>140</text:p>
          </table:table-cell>
          <table:table-cell table:style-name="ce149" table:formula="of:=[.I45]+[.C46]" office:value-type="float" office:value="87">
            <text:p>87</text:p>
          </table:table-cell>
          <table:table-cell table:style-name="ce149" table:formula="of:=[.J45]+[.D46]" office:value-type="float" office:value="91">
            <text:p>91</text:p>
          </table:table-cell>
          <table:table-cell table:style-name="ce151" table:formula="of:=[.J46]/[.I46]" office:value-type="percentage" office:value="1.04597701149425">
            <text:p>104,60%</text:p>
          </table:table-cell>
          <table:table-cell table:style-name="Default" table:number-columns-repeated="2"/>
          <table:table-cell table:number-columns-repeated="7"/>
          <table:table-cell/>
          <table:table-cell table:number-columns-repeated="2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149" office:value-type="float" office:value="60">
            <text:p>60</text:p>
          </table:table-cell>
          <table:table-cell table:style-name="ce149" table:formula="of:=[.P15]" office:value-type="float" office:value="54">
            <text:p>54</text:p>
          </table:table-cell>
          <table:table-cell table:style-name="ce149" table:formula="of:=[.Q15]" office:value-type="float" office:value="42.8">
            <text:p>42,8</text:p>
          </table:table-cell>
          <table:table-cell table:style-name="ce151" table:formula="of:=[.D47]/[.C47]" office:value-type="percentage" office:value="0.792592592592593">
            <text:p>79,26%</text:p>
          </table:table-cell>
          <table:table-cell/>
          <table:table-cell table:style-name="ce1" office:value-type="float" office:value="16">
            <text:p>16</text:p>
          </table:table-cell>
          <table:table-cell table:style-name="ce149" table:formula="of:=[.H46]+[.B47]" office:value-type="float" office:value="200">
            <text:p>200</text:p>
          </table:table-cell>
          <table:table-cell table:style-name="ce149" table:formula="of:=[.I46]+[.C47]" office:value-type="float" office:value="141">
            <text:p>141</text:p>
          </table:table-cell>
          <table:table-cell table:style-name="ce149" table:formula="of:=[.J46]+[.D47]" office:value-type="float" office:value="133.8">
            <text:p>133,8</text:p>
          </table:table-cell>
          <table:table-cell table:style-name="ce151" table:formula="of:=[.J47]/[.I47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7"/>
          <table:table-cell/>
          <table:table-cell table:number-columns-repeated="2"/>
        </table:table-row>
        <table:table-row table:style-name="ro4">
          <table:table-cell table:style-name="ce145" office:value-type="float" office:value="17">
            <text:p>17</text:p>
          </table:table-cell>
          <table:table-cell table:style-name="ce149" office:value-type="float" office:value="100">
            <text:p>100</text:p>
          </table:table-cell>
          <table:table-cell table:style-name="ce149"/>
          <table:table-cell table:style-name="ce149" table:formula="of:=[.H23]" office:value-type="float" office:value="0">
            <text:p>0</text:p>
          </table:table-cell>
          <table:table-cell table:style-name="ce151" table:formula="of:=[.D48]/[.C48]" office:value-type="percentage" office:value="0">
            <text:p>#DIV/0!</text:p>
          </table:table-cell>
          <table:table-cell/>
          <table:table-cell table:style-name="ce145" office:value-type="float" office:value="17">
            <text:p>17</text:p>
          </table:table-cell>
          <table:table-cell table:style-name="ce149" table:formula="of:=[.H47]+[.B48]" office:value-type="float" office:value="300">
            <text:p>300</text:p>
          </table:table-cell>
          <table:table-cell table:style-name="ce149" table:formula="of:=[.I47]+[.C48]" office:value-type="float" office:value="141">
            <text:p>141</text:p>
          </table:table-cell>
          <table:table-cell table:style-name="ce149" table:formula="of:=[.J47]+[.D48]" office:value-type="float" office:value="133.8">
            <text:p>133,8</text:p>
          </table:table-cell>
          <table:table-cell table:style-name="ce151" table:formula="of:=[.J48]/[.I48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7"/>
          <table:table-cell/>
          <table:table-cell table:number-columns-repeated="2"/>
        </table:table-row>
        <table:table-row table:style-name="ro4">
          <table:table-cell table:style-name="ce145" office:value-type="float" office:value="18">
            <text:p>18</text:p>
          </table:table-cell>
          <table:table-cell table:style-name="ce149" office:value-type="float" office:value="60">
            <text:p>60</text:p>
          </table:table-cell>
          <table:table-cell table:style-name="ce149"/>
          <table:table-cell table:style-name="ce149" table:formula="of:=[.Q23]" office:value-type="float" office:value="0">
            <text:p>0</text:p>
          </table:table-cell>
          <table:table-cell table:style-name="ce151" table:formula="of:=[.D49]/[.C49]" office:value-type="percentage" office:value="0">
            <text:p>#DIV/0!</text:p>
          </table:table-cell>
          <table:table-cell/>
          <table:table-cell table:style-name="ce145" office:value-type="float" office:value="18">
            <text:p>18</text:p>
          </table:table-cell>
          <table:table-cell table:style-name="ce149" table:formula="of:=[.H48]+[.B49]" office:value-type="float" office:value="360">
            <text:p>360</text:p>
          </table:table-cell>
          <table:table-cell table:style-name="ce149" table:formula="of:=[.I48]+[.C49]" office:value-type="float" office:value="141">
            <text:p>141</text:p>
          </table:table-cell>
          <table:table-cell table:style-name="ce149" table:formula="of:=[.J48]+[.D49]" office:value-type="float" office:value="133.8">
            <text:p>133,8</text:p>
          </table:table-cell>
          <table:table-cell table:style-name="ce151" table:formula="of:=[.J49]/[.I49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5" office:value-type="float" office:value="19">
            <text:p>19</text:p>
          </table:table-cell>
          <table:table-cell table:style-name="ce149" office:value-type="float" office:value="80">
            <text:p>80</text:p>
          </table:table-cell>
          <table:table-cell table:style-name="ce149"/>
          <table:table-cell table:style-name="ce149" table:formula="of:=[.H31]" office:value-type="float" office:value="0">
            <text:p>0</text:p>
          </table:table-cell>
          <table:table-cell table:style-name="ce151" table:formula="of:=[.D50]/[.C50]" office:value-type="percentage" office:value="0">
            <text:p>#DIV/0!</text:p>
          </table:table-cell>
          <table:table-cell/>
          <table:table-cell table:style-name="ce145" office:value-type="float" office:value="19">
            <text:p>19</text:p>
          </table:table-cell>
          <table:table-cell table:style-name="ce149" table:formula="of:=[.H49]+[.B50]" office:value-type="float" office:value="440">
            <text:p>440</text:p>
          </table:table-cell>
          <table:table-cell table:style-name="ce149" table:formula="of:=[.I49]+[.C50]" office:value-type="float" office:value="141">
            <text:p>141</text:p>
          </table:table-cell>
          <table:table-cell table:style-name="ce149" table:formula="of:=[.J49]+[.D50]" office:value-type="float" office:value="133.8">
            <text:p>133,8</text:p>
          </table:table-cell>
          <table:table-cell table:style-name="ce151" table:formula="of:=[.J50]/[.I50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5" office:value-type="float" office:value="20">
            <text:p>20</text:p>
          </table:table-cell>
          <table:table-cell table:style-name="ce149" office:value-type="float" office:value="45">
            <text:p>45</text:p>
          </table:table-cell>
          <table:table-cell table:style-name="ce149"/>
          <table:table-cell table:style-name="ce149" table:formula="of:=[.Q31]" office:value-type="float" office:value="0">
            <text:p>0</text:p>
          </table:table-cell>
          <table:table-cell table:style-name="ce151" table:formula="of:=[.D51]/[.C51]" office:value-type="percentage" office:value="0">
            <text:p>#DIV/0!</text:p>
          </table:table-cell>
          <table:table-cell/>
          <table:table-cell table:style-name="ce145" office:value-type="float" office:value="20">
            <text:p>20</text:p>
          </table:table-cell>
          <table:table-cell table:style-name="ce149" table:formula="of:=[.H50]+[.B51]" office:value-type="float" office:value="485">
            <text:p>485</text:p>
          </table:table-cell>
          <table:table-cell table:style-name="ce149" table:formula="of:=[.I50]+[.C51]" office:value-type="float" office:value="141">
            <text:p>141</text:p>
          </table:table-cell>
          <table:table-cell table:style-name="ce149" table:formula="of:=[.J50]+[.D51]" office:value-type="float" office:value="133.8">
            <text:p>133,8</text:p>
          </table:table-cell>
          <table:table-cell table:style-name="ce151" table:formula="of:=[.J51]/[.I51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45" office:value-type="float" office:value="21">
            <text:p>21</text:p>
          </table:table-cell>
          <table:table-cell table:style-name="ce149" office:value-type="float" office:value="20">
            <text:p>20</text:p>
          </table:table-cell>
          <table:table-cell table:style-name="ce149"/>
          <table:table-cell table:style-name="ce149" table:formula="of:=[.H39]" office:value-type="float" office:value="0">
            <text:p>0</text:p>
          </table:table-cell>
          <table:table-cell table:style-name="ce151" table:formula="of:=[.D52]/[.C52]" office:value-type="percentage" office:value="0">
            <text:p>#DIV/0!</text:p>
          </table:table-cell>
          <table:table-cell/>
          <table:table-cell table:style-name="ce145" office:value-type="float" office:value="21">
            <text:p>21</text:p>
          </table:table-cell>
          <table:table-cell table:style-name="ce149" table:formula="of:=[.H51]+[.B52]" office:value-type="float" office:value="505">
            <text:p>505</text:p>
          </table:table-cell>
          <table:table-cell table:style-name="ce149" table:formula="of:=[.I51]+[.C52]" office:value-type="float" office:value="141">
            <text:p>141</text:p>
          </table:table-cell>
          <table:table-cell table:style-name="ce149" table:formula="of:=[.J51]+[.D52]" office:value-type="float" office:value="133.8">
            <text:p>133,8</text:p>
          </table:table-cell>
          <table:table-cell table:style-name="ce151" table:formula="of:=[.J52]/[.I52]" office:value-type="percentage" office:value="0.948936170212766">
            <text:p>94,89%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11" office:value-type="string">
            <text:p>Total:</text:p>
          </table:table-cell>
          <table:table-cell table:style-name="ce14" table:formula="of:=SUM([.B44:.B52])" office:value-type="float" office:value="505">
            <text:p>505</text:p>
          </table:table-cell>
          <table:table-cell table:style-name="ce14" table:formula="of:=SUM([.C44:.C52])" office:value-type="float" office:value="141">
            <text:p>141</text:p>
          </table:table-cell>
          <table:table-cell table:style-name="ce14" table:formula="of:=SUM([.D45:.D52])" office:value-type="float" office:value="98.8">
            <text:p>98,8</text:p>
          </table:table-cell>
          <table:table-cell table:style-name="ce14" table:formula="of:=SUM([.E44:.E52])/9" office:value-type="percentage" office:value="0">
            <text:p>#DIV/0!</text:p>
          </table:table-cell>
          <table:table-cell/>
          <table:table-cell table:style-name="Default"/>
          <table:table-cell/>
          <table:table-cell table:style-name="Excel_20_Built-in_20_Normal"/>
          <table:table-cell table:number-columns-repeated="14"/>
        </table:table-row>
        <table:table-row table:style-name="ro4">
          <table:table-cell table:style-name="Default">
            <draw:frame table:end-cell-address="'Time Reports'.K85" table:end-x="0.058cm" table:end-y="0.293cm" draw:z-index="0" draw:name="EV Chart" draw:style-name="gr1" svg:width="24.937cm" svg:height="14.466cm" svg:x="0cm" svg:y="0.46cm">
              <draw:object draw:notify-on-update-of-ranges="'Time Reports'.A43:'Time Reports'.A43 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3" xlink:type="simple" xlink:show="embed" xlink:actuate="onLoad"/>
              <draw:image xlink:href="./ObjectReplacements/Object 3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Excel_20_Built-in_20_Normal"/>
          <table:table-cell/>
          <table:table-cell>
            <draw:frame table:end-cell-address="'Time Reports'.V85" table:end-x="0.153cm" table:end-y="0.228cm" draw:z-index="1" draw:style-name="gr1" svg:width="27.196cm" svg:height="14.413cm" svg:x="2.218cm" svg:y="0.448cm">
              <draw:object draw:notify-on-update-of-ranges="'Time Reports'.G43:'Time Reports'.G43 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4" table:number-rows-repeated="13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4"/>
        </table:table-row>
        <table:table-row table:style-name="ro4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  <number:text>: 1</number:text>
    </number:number-style>
    <number:number-style style:name="N109">
      <number:number number:decimal-places="0" number:min-integer-digits="3">
        <number:embedded-text number:position="2">.</number:embedded-text>
      </number:number>
      <number:text> :1</number:text>
    </number:number-style>
    <number:number-style style:name="N110">
      <number:number number:decimal-places="0" number:min-integer-digits="2">
        <number:embedded-text number:position="1">.</number:embedded-text>
      </number:number>
      <number:text> :1</number:text>
    </number:number-style>
    <number:number-style style:name="N111">
      <number:number number:decimal-places="0" number:min-integer-digits="3">
        <number:embedded-text number:position="2">.</number:embedded-text>
      </number:number>
      <number:text>:1</number:text>
    </number:number-style>
    <number:number-style style:name="N112">
      <number:number number:decimal-places="1" number:min-integer-digits="1"/>
      <number:text>:1</number:text>
    </number:number-style>
    <number:number-style style:name="N113">
      <number:number number:decimal-places="0" number:min-integer-digits="2">
        <number:embedded-text number:position="1">.</number:embedded-text>
      </number:number>
      <number:text>1:1</number:text>
    </number:number-style>
    <number:number-style style:name="N114">
      <number:number number:decimal-places="2" number:min-integer-digits="1"/>
      <number:text>:1</number:text>
    </number:number-style>
    <number:number-style style:name="N115">
      <number:number number:decimal-places="2" number:min-integer-digits="0"/>
    </number:number-style>
    <number:date-style style:name="N116">
      <number:year/>
      <number:text> </number:text>
      <number:month number:style="long"/>
      <number:text> </number:text>
      <number:day number:style="long"/>
    </number:date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number:number-style style:name="N5144" number:language="sv" number:country="SE">
      <number:number number:decimal-places="2" number:min-integer-digits="1"/>
      <number:text>:1</number:text>
    </number:number-style>
    <number:currency-style style:name="N5145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146P0"/>
    </number:currency-style>
    <number:number-style style:name="N5147" number:language="sv" number:country="SE" number:transliteration-format="1" number:transliteration-language="sv" number:transliteration-country="SE" number:transliteration-style="short">
      <number:number number:min-integer-digits="1"/>
      <number:text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18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8:21:18.69</dc:date>
    <dc:creator>Troll </dc:creator>
    <meta:generator>OpenOffice.org/3.3$Win32 OpenOffice.org_project/330m20$Build-9567</meta:generator>
    <meta:editing-duration>PT17H31M21S</meta:editing-duration>
    <meta:editing-cycles>102</meta:editing-cycles>
    <meta:document-statistic meta:table-count="3" meta:cell-count="16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draw:stroke-dash="Line_20_with_20_Fine_20_Dots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data-label-number="value" chart:data-label-text="true" chart:data-label-symbol="false">
        <chart:label-separator>
          <text:p>; </text:p>
        </chart:label-separator>
      </style:chart-properties>
      <style:graphic-properties draw:stroke-dash="Ultrafine_20_Dashed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9966cc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7e0021"/>
    </style:style>
    <style:style style:name="ch24" style:family="chart">
      <style:chart-properties chart:solid-type="cuboid"/>
      <style:graphic-properties draw:fill-color="#e6e6ff"/>
    </style:style>
    <style:style style:name="ch25" style:family="chart">
      <style:chart-properties chart:solid-type="cuboid"/>
      <style:graphic-properties draw:fill-color="#663300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299cm" svg:height="16.621cm" xlink:href=".." xlink:type="simple" chart:class="chart:circle" chart:style-name="ch1">
        <chart:title svg:x="12.105cm" svg:y="0.468cm" chart:style-name="ch2">
          <text:p>Entire Time Distribution</text:p>
        </chart:title>
        <chart:subtitle svg:x="11.246cm" svg:y="1.097cm" chart:style-name="ch3">
          <text:p>by relative size and estimated hours</text:p>
        </chart:subtitle>
        <chart:legend chart:legend-position="end" svg:x="21.346cm" svg:y="2.29cm" chart:style-name="ch4"/>
        <chart:plot-area chart:style-name="ch5" table:cell-range-address="Schedule.B2:Schedule.B50 Schedule.I2:Schedule.I50" chart:data-source-has-labels="column" svg:x="2.549cm" svg:y="3.717cm" svg:width="16.758cm" svg:height="11.823cm">
          <chartooo:coordinate-region svg:x="4.192cm" svg:y="4.146cm" svg:width="13.585cm" svg:height="10.867cm"/>
          <chart:axis chart:dimension="x" chart:name="primary-x" chart:style-name="ch6">
            <chart:categories table:cell-range-address="Schedule.B2:Schedule.B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hedule.I2:Schedule.I5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4"/>
            <chart:data-point chart:style-name="ch11"/>
            <chart:data-point chart:style-name="ch25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ScreenManager</text:p>
                <draw:g>
                  <svg:desc>Schedule.B2:Schedule.B50</svg:desc>
                </draw:g>
              </table:table-cell>
              <table:table-cell office:value-type="float" office:value="35">
                <text:p>35</text:p>
                <draw:g>
                  <svg:desc>Schedule.I2:Schedule.I50</svg:desc>
                </draw:g>
              </table:table-cell>
            </table:table-row>
            <table:table-row>
              <table:table-cell office:value-type="string">
                <text:p>Bas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nuScre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#CFGManag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ain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d/Ma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3DManager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yout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yout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InputManag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Cam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U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onCompon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-2D (background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Model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iri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ameEntity (GE)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t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Components (bas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vab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i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E_Handl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A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hfindig (Dijkstr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Loa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awImageRea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t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SoundManage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97cm" svg:height="14.414cm" xlink:href=".." xlink:type="simple" chart:class="chart:line" chart:style-name="ch1">
        <chart:title svg:x="11.676cm" svg:y="0.424cm" chart:style-name="ch2">
          <text:p>Stacked EV Track</text:p>
        </chart:title>
        <chart:legend chart:legend-position="end" svg:x="24.457cm" svg:y="6.423cm" chart:style-name="ch3"/>
        <chart:plot-area chart:style-name="ch4" table:cell-range-address="'Time Reports'.G43:'Time Reports'.J52" chart:data-source-has-labels="both" svg:x="1.629cm" svg:y="2.067cm" svg:width="21.742cm" svg:height="11.003cm">
          <chartooo:coordinate-region svg:x="2.436cm" svg:y="2.28cm" svg:width="20.748cm" svg:height="10.117cm"/>
          <chart:axis chart:dimension="x" chart:name="primary-x" chart:style-name="ch5">
            <chart:title svg:x="10.901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41">
                <text:p>141</text:p>
              </table:table-cell>
              <table:table-cell office:value-type="float" office:value="133.8">
                <text:p>13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38cm" svg:height="14.467cm" xlink:href=".." xlink:type="simple" chart:class="chart:line" chart:style-name="ch1">
        <chart:title svg:x="10.613cm" svg:y="0.425cm" chart:style-name="ch2">
          <text:p>Divided EV Track</text:p>
        </chart:title>
        <chart:legend chart:legend-position="end" svg:x="23.15cm" svg:y="6.449cm" chart:style-name="ch3"/>
        <chart:plot-area chart:style-name="ch4" table:cell-range-address="'Time Reports'.A43:'Time Reports'.D52" chart:data-source-has-labels="both" svg:x="1.706cm" svg:y="2.071cm" svg:width="20.448cm" svg:height="10.929cm">
          <chartooo:coordinate-region svg:x="2.513cm" svg:y="2.283cm" svg:width="19.454cm" svg:height="10.044cm"/>
          <chart:axis chart:dimension="x" chart:name="primary-x" chart:style-name="ch5">
            <chart:title svg:x="10.65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